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5.02708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Stát</text:p>
          </table:table-cell>
          <table:table-cell office:value-type="string" table:style-name="ce1">
            <text:p>1990</text:p>
          </table:table-cell>
          <table:table-cell office:value-type="string" table:style-name="ce1">
            <text:p>1995</text:p>
          </table:table-cell>
          <table:table-cell office:value-type="string" table:style-name="ce1">
            <text:p>2000</text:p>
          </table:table-cell>
          <table:table-cell office:value-type="string" table:style-name="ce1">
            <text:p>2005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fghánistán Afghánistá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6" table:style-name="ce2">
            <text:p>1 076</text:p>
          </table:table-cell>
          <table:table-cell office:value-type="float" office:value="1771" table:style-name="ce2">
            <text:p>1 771</text:p>
          </table:table-cell>
          <table:table-cell office:value-type="float" office:value="2128" table:style-name="ce2">
            <text:p>2 128</text:p>
          </table:table-cell>
          <table:table-cell office:value-type="float" office:value="2076" table:style-name="ce2">
            <text:p>2 076</text:p>
          </table:table-cell>
          <table:table-cell office:value-type="float" office:value="1666" table:style-name="ce2">
            <text:p>1 6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lbánie Albánie</text:p>
          </table:table-cell>
          <table:table-cell office:value-type="float" office:value="2550" table:style-name="ce2">
            <text:p>2 550</text:p>
          </table:table-cell>
          <table:table-cell office:value-type="float" office:value="2666" table:style-name="ce2">
            <text:p>2 666</text:p>
          </table:table-cell>
          <table:table-cell office:value-type="float" office:value="3861" table:style-name="ce2">
            <text:p>3 861</text:p>
          </table:table-cell>
          <table:table-cell office:value-type="float" office:value="5865" table:style-name="ce2">
            <text:p>5 865</text:p>
          </table:table-cell>
          <table:table-cell office:value-type="float" office:value="9629" table:style-name="ce2">
            <text:p>9 629</text:p>
          </table:table-cell>
          <table:table-cell office:value-type="float" office:value="11659" table:style-name="ce2">
            <text:p>11 659</text:p>
          </table:table-cell>
          <table:table-cell office:value-type="float" office:value="14034" table:style-name="ce2">
            <text:p>14 034</text:p>
          </table:table-cell>
          <table:table-cell office:value-type="float" office:value="15810" table:style-name="ce2">
            <text:p>15 8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lžírsko Alžírsko</text:p>
          </table:table-cell>
          <table:table-cell office:value-type="float" office:value="6974" table:style-name="ce2">
            <text:p>6 974</text:p>
          </table:table-cell>
          <table:table-cell office:value-type="float" office:value="7145" table:style-name="ce2">
            <text:p>7 145</text:p>
          </table:table-cell>
          <table:table-cell office:value-type="float" office:value="8510" table:style-name="ce2">
            <text:p>8 510</text:p>
          </table:table-cell>
          <table:table-cell office:value-type="float" office:value="11478" table:style-name="ce2">
            <text:p>11 478</text:p>
          </table:table-cell>
          <table:table-cell office:value-type="float" office:value="13141" table:style-name="ce2">
            <text:p>13 141</text:p>
          </table:table-cell>
          <table:table-cell office:value-type="float" office:value="12072" table:style-name="ce2">
            <text:p>12 072</text:p>
          </table:table-cell>
          <table:table-cell office:value-type="float" office:value="11439" table:style-name="ce2">
            <text:p>11 439</text:p>
          </table:table-cell>
          <table:table-cell office:value-type="float" office:value="12128" table:style-name="ce2">
            <text:p>12 12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gola Angola</text:p>
          </table:table-cell>
          <table:table-cell office:value-type="float" office:value="3269" table:style-name="ce2">
            <text:p>3 269</text:p>
          </table:table-cell>
          <table:table-cell office:value-type="float" office:value="2643" table:style-name="ce2">
            <text:p>2 643</text:p>
          </table:table-cell>
          <table:table-cell office:value-type="float" office:value="3272" table:style-name="ce2">
            <text:p>3 272</text:p>
          </table:table-cell>
          <table:table-cell office:value-type="float" office:value="4814" table:style-name="ce2">
            <text:p>4 814</text:p>
          </table:table-cell>
          <table:table-cell office:value-type="float" office:value="6587" table:style-name="ce2">
            <text:p>6 587</text:p>
          </table:table-cell>
          <table:table-cell office:value-type="float" office:value="7274" table:style-name="ce2">
            <text:p>7 274</text:p>
          </table:table-cell>
          <table:table-cell office:value-type="float" office:value="6363" table:style-name="ce2">
            <text:p>6 363</text:p>
          </table:table-cell>
          <table:table-cell office:value-type="float" office:value="6491" table:style-name="ce2">
            <text:p>6 4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tigua a Barbuda Antigua a Barbuda</text:p>
          </table:table-cell>
          <table:table-cell office:value-type="float" office:value="11436" table:style-name="ce2">
            <text:p>11 436</text:p>
          </table:table-cell>
          <table:table-cell office:value-type="float" office:value="13269" table:style-name="ce2">
            <text:p>13 269</text:p>
          </table:table-cell>
          <table:table-cell office:value-type="float" office:value="17037" table:style-name="ce2">
            <text:p>17 037</text:p>
          </table:table-cell>
          <table:table-cell office:value-type="float" office:value="20684" table:style-name="ce2">
            <text:p>20 684</text:p>
          </table:table-cell>
          <table:table-cell office:value-type="float" office:value="21175" table:style-name="ce2">
            <text:p>21 175</text:p>
          </table:table-cell>
          <table:table-cell office:value-type="float" office:value="19675" table:style-name="ce2">
            <text:p>19 675</text:p>
          </table:table-cell>
          <table:table-cell office:value-type="float" office:value="19277" table:style-name="ce2">
            <text:p>19 277</text:p>
          </table:table-cell>
          <table:table-cell office:value-type="float" office:value="21010" table:style-name="ce2">
            <text:p>21 0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gentina Argentina</text:p>
          </table:table-cell>
          <table:table-cell office:value-type="float" office:value="7184" table:style-name="ce2">
            <text:p>7 184</text:p>
          </table:table-cell>
          <table:table-cell office:value-type="float" office:value="9925" table:style-name="ce2">
            <text:p>9 925</text:p>
          </table:table-cell>
          <table:table-cell office:value-type="float" office:value="11543" table:style-name="ce2">
            <text:p>11 543</text:p>
          </table:table-cell>
          <table:table-cell office:value-type="float" office:value="13514" table:style-name="ce2">
            <text:p>13 514</text:p>
          </table:table-cell>
          <table:table-cell office:value-type="float" office:value="18064" table:style-name="ce2">
            <text:p>18 064</text:p>
          </table:table-cell>
          <table:table-cell office:value-type="float" office:value="20105" table:style-name="ce2">
            <text:p>20 105</text:p>
          </table:table-cell>
          <table:table-cell office:value-type="float" office:value="20763" table:style-name="ce2">
            <text:p>20 763</text:p>
          </table:table-cell>
          <table:table-cell office:value-type="float" office:value="23650" table:style-name="ce2">
            <text:p>23 6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ménie Arménie</text:p>
          </table:table-cell>
          <table:table-cell office:value-type="float" office:value="2757" table:style-name="ce2">
            <text:p>2 757</text:p>
          </table:table-cell>
          <table:table-cell office:value-type="float" office:value="1759" table:style-name="ce2">
            <text:p>1 759</text:p>
          </table:table-cell>
          <table:table-cell office:value-type="float" office:value="2572" table:style-name="ce2">
            <text:p>2 572</text:p>
          </table:table-cell>
          <table:table-cell office:value-type="float" office:value="5340" table:style-name="ce2">
            <text:p>5 340</text:p>
          </table:table-cell>
          <table:table-cell office:value-type="float" office:value="7331" table:style-name="ce2">
            <text:p>7 331</text:p>
          </table:table-cell>
          <table:table-cell office:value-type="float" office:value="10132" table:style-name="ce2">
            <text:p>10 132</text:p>
          </table:table-cell>
          <table:table-cell office:value-type="float" office:value="14089" table:style-name="ce2">
            <text:p>14 089</text:p>
          </table:table-cell>
          <table:table-cell office:value-type="float" office:value="15592" table:style-name="ce2">
            <text:p>15 5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uba Aruba</text:p>
          </table:table-cell>
          <table:table-cell office:value-type="float" office:value="20754" table:style-name="ce2">
            <text:p>20 754</text:p>
          </table:table-cell>
          <table:table-cell office:value-type="float" office:value="27193" table:style-name="ce2">
            <text:p>27 193</text:p>
          </table:table-cell>
          <table:table-cell office:value-type="float" office:value="30747" table:style-name="ce2">
            <text:p>30 747</text:p>
          </table:table-cell>
          <table:table-cell office:value-type="float" office:value="36264" table:style-name="ce2">
            <text:p>36 264</text:p>
          </table:table-cell>
          <table:table-cell office:value-type="float" office:value="34230" table:style-name="ce2">
            <text:p>34 230</text:p>
          </table:table-cell>
          <table:table-cell office:value-type="float" office:value="37344" table:style-name="ce2">
            <text:p>37 344</text:p>
          </table:table-cell>
          <table:table-cell office:value-type="float" office:value="34971" table:style-name="ce2">
            <text:p>34 971</text:p>
          </table:table-cell>
          <table:table-cell office:value-type="float" office:value="42698" table:style-name="ce2">
            <text:p>42 6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strálie Austrálie</text:p>
          </table:table-cell>
          <table:table-cell office:value-type="float" office:value="17381" table:style-name="ce2">
            <text:p>17 381</text:p>
          </table:table-cell>
          <table:table-cell office:value-type="float" office:value="21037" table:style-name="ce2">
            <text:p>21 037</text:p>
          </table:table-cell>
          <table:table-cell office:value-type="float" office:value="26521" table:style-name="ce2">
            <text:p>26 521</text:p>
          </table:table-cell>
          <table:table-cell office:value-type="float" office:value="33018" table:style-name="ce2">
            <text:p>33 018</text:p>
          </table:table-cell>
          <table:table-cell office:value-type="float" office:value="39364" table:style-name="ce2">
            <text:p>39 364</text:p>
          </table:table-cell>
          <table:table-cell office:value-type="float" office:value="46251" table:style-name="ce2">
            <text:p>46 251</text:p>
          </table:table-cell>
          <table:table-cell office:value-type="float" office:value="53067" table:style-name="ce2">
            <text:p>53 067</text:p>
          </table:table-cell>
          <table:table-cell office:value-type="float" office:value="55949" table:style-name="ce2">
            <text:p>55 9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kousko Rakousko</text:p>
          </table:table-cell>
          <table:table-cell office:value-type="float" office:value="19474" table:style-name="ce2">
            <text:p>19 474</text:p>
          </table:table-cell>
          <table:table-cell office:value-type="float" office:value="23699" table:style-name="ce2">
            <text:p>23 699</text:p>
          </table:table-cell>
          <table:table-cell office:value-type="float" office:value="29380" table:style-name="ce2">
            <text:p>29 380</text:p>
          </table:table-cell>
          <table:table-cell office:value-type="float" office:value="35014" table:style-name="ce2">
            <text:p>35 014</text:p>
          </table:table-cell>
          <table:table-cell office:value-type="float" office:value="42009" table:style-name="ce2">
            <text:p>42 009</text:p>
          </table:table-cell>
          <table:table-cell office:value-type="float" office:value="49866" table:style-name="ce2">
            <text:p>49 866</text:p>
          </table:table-cell>
          <table:table-cell office:value-type="float" office:value="56994" table:style-name="ce2">
            <text:p>56 994</text:p>
          </table:table-cell>
          <table:table-cell office:value-type="float" office:value="59538" table:style-name="ce2">
            <text:p>59 53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Ázerbájdžán Ázerbájdžán</text:p>
          </table:table-cell>
          <table:table-cell office:value-type="float" office:value="5253" table:style-name="ce2">
            <text:p>5 253</text:p>
          </table:table-cell>
          <table:table-cell office:value-type="float" office:value="2318" table:style-name="ce2">
            <text:p>2 318</text:p>
          </table:table-cell>
          <table:table-cell office:value-type="float" office:value="3382" table:style-name="ce2">
            <text:p>3 382</text:p>
          </table:table-cell>
          <table:table-cell office:value-type="float" office:value="6740" table:style-name="ce2">
            <text:p>6 740</text:p>
          </table:table-cell>
          <table:table-cell office:value-type="float" office:value="14679" table:style-name="ce2">
            <text:p>14 679</text:p>
          </table:table-cell>
          <table:table-cell office:value-type="float" office:value="14938" table:style-name="ce2">
            <text:p>14 938</text:p>
          </table:table-cell>
          <table:table-cell office:value-type="float" office:value="14479" table:style-name="ce2">
            <text:p>14 479</text:p>
          </table:table-cell>
          <table:table-cell office:value-type="float" office:value="15855" table:style-name="ce2">
            <text:p>15 8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hamy Bahamy</text:p>
          </table:table-cell>
          <table:table-cell office:value-type="float" office:value="20327" table:style-name="ce2">
            <text:p>20 327</text:p>
          </table:table-cell>
          <table:table-cell office:value-type="float" office:value="20633" table:style-name="ce2">
            <text:p>20 633</text:p>
          </table:table-cell>
          <table:table-cell office:value-type="float" office:value="25679" table:style-name="ce2">
            <text:p>25 679</text:p>
          </table:table-cell>
          <table:table-cell office:value-type="float" office:value="29213" table:style-name="ce2">
            <text:p>29 213</text:p>
          </table:table-cell>
          <table:table-cell office:value-type="float" office:value="29567" table:style-name="ce2">
            <text:p>29 567</text:p>
          </table:table-cell>
          <table:table-cell office:value-type="float" office:value="32261" table:style-name="ce2">
            <text:p>32 261</text:p>
          </table:table-cell>
          <table:table-cell office:value-type="float" office:value="28119" table:style-name="ce2">
            <text:p>28 119</text:p>
          </table:table-cell>
          <table:table-cell office:value-type="float" office:value="33189" table:style-name="ce2">
            <text:p>33 1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hrajn Bahrajn</text:p>
          </table:table-cell>
          <table:table-cell office:value-type="float" office:value="25731" table:style-name="ce2">
            <text:p>25 731</text:p>
          </table:table-cell>
          <table:table-cell office:value-type="float" office:value="34045" table:style-name="ce2">
            <text:p>34 045</text:p>
          </table:table-cell>
          <table:table-cell office:value-type="float" office:value="39360" table:style-name="ce2">
            <text:p>39 360</text:p>
          </table:table-cell>
          <table:table-cell office:value-type="float" office:value="44780" table:style-name="ce2">
            <text:p>44 780</text:p>
          </table:table-cell>
          <table:table-cell office:value-type="float" office:value="47929" table:style-name="ce2">
            <text:p>47 929</text:p>
          </table:table-cell>
          <table:table-cell office:value-type="float" office:value="45901" table:style-name="ce2">
            <text:p>45 901</text:p>
          </table:table-cell>
          <table:table-cell office:value-type="float" office:value="50468" table:style-name="ce2">
            <text:p>50 468</text:p>
          </table:table-cell>
          <table:table-cell office:value-type="float" office:value="54257" table:style-name="ce2">
            <text:p>54 2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ladéš Bangladéš</text:p>
          </table:table-cell>
          <table:table-cell office:value-type="float" office:value="980" table:style-name="ce1">
            <text:p>980</text:p>
          </table:table-cell>
          <table:table-cell office:value-type="float" office:value="1255" table:style-name="ce2">
            <text:p>1 255</text:p>
          </table:table-cell>
          <table:table-cell office:value-type="float" office:value="1574" table:style-name="ce2">
            <text:p>1 574</text:p>
          </table:table-cell>
          <table:table-cell office:value-type="float" office:value="2074" table:style-name="ce2">
            <text:p>2 074</text:p>
          </table:table-cell>
          <table:table-cell office:value-type="float" office:value="2906" table:style-name="ce2">
            <text:p>2 906</text:p>
          </table:table-cell>
          <table:table-cell office:value-type="float" office:value="4217" table:style-name="ce2">
            <text:p>4 217</text:p>
          </table:table-cell>
          <table:table-cell office:value-type="float" office:value="5898" table:style-name="ce2">
            <text:p>5 898</text:p>
          </table:table-cell>
          <table:table-cell office:value-type="float" office:value="6494" table:style-name="ce2">
            <text:p>6 4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rbados Barbados</text:p>
          </table:table-cell>
          <table:table-cell office:value-type="float" office:value="9648" table:style-name="ce2">
            <text:p>9 648</text:p>
          </table:table-cell>
          <table:table-cell office:value-type="float" office:value="10216" table:style-name="ce2">
            <text:p>10 216</text:p>
          </table:table-cell>
          <table:table-cell office:value-type="float" office:value="13022" table:style-name="ce2">
            <text:p>13 022</text:p>
          </table:table-cell>
          <table:table-cell office:value-type="float" office:value="15203" table:style-name="ce2">
            <text:p>15 203</text:p>
          </table:table-cell>
          <table:table-cell office:value-type="float" office:value="16568" table:style-name="ce2">
            <text:p>16 568</text:p>
          </table:table-cell>
          <table:table-cell office:value-type="float" office:value="15947" table:style-name="ce2">
            <text:p>15 947</text:p>
          </table:table-cell>
          <table:table-cell office:value-type="float" office:value="14562" table:style-name="ce2">
            <text:p>14 562</text:p>
          </table:table-cell>
          <table:table-cell office:value-type="float" office:value="15111" table:style-name="ce2">
            <text:p>15 1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ělorusko Bělorusko</text:p>
          </table:table-cell>
          <table:table-cell office:value-type="float" office:value="5226" table:style-name="ce2">
            <text:p>5 226</text:p>
          </table:table-cell>
          <table:table-cell office:value-type="float" office:value="3850" table:style-name="ce2">
            <text:p>3 850</text:p>
          </table:table-cell>
          <table:table-cell office:value-type="float" office:value="5802" table:style-name="ce2">
            <text:p>5 802</text:p>
          </table:table-cell>
          <table:table-cell office:value-type="float" office:value="9647" table:style-name="ce2">
            <text:p>9 647</text:p>
          </table:table-cell>
          <table:table-cell office:value-type="float" office:value="15362" table:style-name="ce2">
            <text:p>15 362</text:p>
          </table:table-cell>
          <table:table-cell office:value-type="float" office:value="18096" table:style-name="ce2">
            <text:p>18 096</text:p>
          </table:table-cell>
          <table:table-cell office:value-type="float" office:value="20278" table:style-name="ce2">
            <text:p>20 278</text:p>
          </table:table-cell>
          <table:table-cell office:value-type="float" office:value="21699" table:style-name="ce2">
            <text:p>21 6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lgie Belgie</text:p>
          </table:table-cell>
          <table:table-cell office:value-type="float" office:value="18689" table:style-name="ce2">
            <text:p>18 689</text:p>
          </table:table-cell>
          <table:table-cell office:value-type="float" office:value="22448" table:style-name="ce2">
            <text:p>22 448</text:p>
          </table:table-cell>
          <table:table-cell office:value-type="float" office:value="27788" table:style-name="ce2">
            <text:p>27 788</text:p>
          </table:table-cell>
          <table:table-cell office:value-type="float" office:value="33178" table:style-name="ce2">
            <text:p>33 178</text:p>
          </table:table-cell>
          <table:table-cell office:value-type="float" office:value="39840" table:style-name="ce2">
            <text:p>39 840</text:p>
          </table:table-cell>
          <table:table-cell office:value-type="float" office:value="46201" table:style-name="ce2">
            <text:p>46 201</text:p>
          </table:table-cell>
          <table:table-cell office:value-type="float" office:value="54197" table:style-name="ce2">
            <text:p>54 197</text:p>
          </table:table-cell>
          <table:table-cell office:value-type="float" office:value="59373" table:style-name="ce2">
            <text:p>59 37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lize Belize</text:p>
          </table:table-cell>
          <table:table-cell office:value-type="float" office:value="4531" table:style-name="ce2">
            <text:p>4 531</text:p>
          </table:table-cell>
          <table:table-cell office:value-type="float" office:value="6137" table:style-name="ce2">
            <text:p>6 137</text:p>
          </table:table-cell>
          <table:table-cell office:value-type="float" office:value="7559" table:style-name="ce2">
            <text:p>7 559</text:p>
          </table:table-cell>
          <table:table-cell office:value-type="float" office:value="9383" table:style-name="ce2">
            <text:p>9 383</text:p>
          </table:table-cell>
          <table:table-cell office:value-type="float" office:value="9624" table:style-name="ce2">
            <text:p>9 624</text:p>
          </table:table-cell>
          <table:table-cell office:value-type="float" office:value="9317" table:style-name="ce2">
            <text:p>9 317</text:p>
          </table:table-cell>
          <table:table-cell office:value-type="float" office:value="8125" table:style-name="ce2">
            <text:p>8 125</text:p>
          </table:table-cell>
          <table:table-cell office:value-type="float" office:value="9627" table:style-name="ce2">
            <text:p>9 6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nin Benin</text:p>
          </table:table-cell>
          <table:table-cell office:value-type="float" office:value="1220" table:style-name="ce2">
            <text:p>1 220</text:p>
          </table:table-cell>
          <table:table-cell office:value-type="float" office:value="1437" table:style-name="ce2">
            <text:p>1 437</text:p>
          </table:table-cell>
          <table:table-cell office:value-type="float" office:value="1725" table:style-name="ce2">
            <text:p>1 725</text:p>
          </table:table-cell>
          <table:table-cell office:value-type="float" office:value="2011" table:style-name="ce2">
            <text:p>2 011</text:p>
          </table:table-cell>
          <table:table-cell office:value-type="float" office:value="2303" table:style-name="ce2">
            <text:p>2 303</text:p>
          </table:table-cell>
          <table:table-cell office:value-type="float" office:value="2793" table:style-name="ce2">
            <text:p>2 793</text:p>
          </table:table-cell>
          <table:table-cell office:value-type="float" office:value="3361" table:style-name="ce2">
            <text:p>3 361</text:p>
          </table:table-cell>
          <table:table-cell office:value-type="float" office:value="3649" table:style-name="ce2">
            <text:p>3 6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rmudy Bermudy</text:p>
          </table:table-cell>
          <table:table-cell office:value-type="float" office:value="34871" table:style-name="ce2">
            <text:p>34 871</text:p>
          </table:table-cell>
          <table:table-cell office:value-type="float" office:value="40763" table:style-name="ce2">
            <text:p>40 763</text:p>
          </table:table-cell>
          <table:table-cell office:value-type="float" office:value="53922" table:style-name="ce2">
            <text:p>53 922</text:p>
          </table:table-cell>
          <table:table-cell office:value-type="float" office:value="66239" table:style-name="ce2">
            <text:p>66 239</text:p>
          </table:table-cell>
          <table:table-cell office:value-type="float" office:value="70628" table:style-name="ce2">
            <text:p>70 628</text:p>
          </table:table-cell>
          <table:table-cell office:value-type="float" office:value="71873" table:style-name="ce2">
            <text:p>71 873</text:p>
          </table:table-cell>
          <table:table-cell office:value-type="float" office:value="80286" table:style-name="ce2">
            <text:p>80 286</text:p>
          </table:table-cell>
          <table:table-cell office:value-type="float" office:value="88185" table:style-name="ce2">
            <text:p>88 1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hútán Bhútán</text:p>
          </table:table-cell>
          <table:table-cell office:value-type="float" office:value="1481" table:style-name="ce2">
            <text:p>1 481</text:p>
          </table:table-cell>
          <table:table-cell office:value-type="float" office:value="2112" table:style-name="ce2">
            <text:p>2 112</text:p>
          </table:table-cell>
          <table:table-cell office:value-type="float" office:value="2711" table:style-name="ce2">
            <text:p>2 711</text:p>
          </table:table-cell>
          <table:table-cell office:value-type="float" office:value="3969" table:style-name="ce2">
            <text:p>3 969</text:p>
          </table:table-cell>
          <table:table-cell office:value-type="float" office:value="6504" table:style-name="ce2">
            <text:p>6 504</text:p>
          </table:table-cell>
          <table:table-cell office:value-type="float" office:value="9304" table:style-name="ce2">
            <text:p>9 304</text:p>
          </table:table-cell>
          <table:table-cell office:value-type="float" office:value="11125" table:style-name="ce2">
            <text:p>11 125</text:p>
          </table:table-cell>
          <table:table-cell office:value-type="float" office:value="11983" table:style-name="ce2">
            <text:p>11 9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lívie Bolívie</text:p>
          </table:table-cell>
          <table:table-cell office:value-type="float" office:value="2295" table:style-name="ce2">
            <text:p>2 295</text:p>
          </table:table-cell>
          <table:table-cell office:value-type="float" office:value="2865" table:style-name="ce2">
            <text:p>2 865</text:p>
          </table:table-cell>
          <table:table-cell office:value-type="float" office:value="3364" table:style-name="ce2">
            <text:p>3 364</text:p>
          </table:table-cell>
          <table:table-cell office:value-type="float" office:value="4025" table:style-name="ce2">
            <text:p>4 025</text:p>
          </table:table-cell>
          <table:table-cell office:value-type="float" office:value="5079" table:style-name="ce2">
            <text:p>5 079</text:p>
          </table:table-cell>
          <table:table-cell office:value-type="float" office:value="6992" table:style-name="ce2">
            <text:p>6 992</text:p>
          </table:table-cell>
          <table:table-cell office:value-type="float" office:value="8101" table:style-name="ce2">
            <text:p>8 101</text:p>
          </table:table-cell>
          <table:table-cell office:value-type="float" office:value="8846" table:style-name="ce2">
            <text:p>8 8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sna a Hercegovina Bosna a Hercegovina</text:p>
          </table:table-cell>
          <table:table-cell office:value-type="string" table:style-name="ce1">
            <text:p>-</text:p>
          </table:table-cell>
          <table:table-cell office:value-type="float" office:value="1167" table:style-name="ce2">
            <text:p>1 167</text:p>
          </table:table-cell>
          <table:table-cell office:value-type="float" office:value="4128" table:style-name="ce2">
            <text:p>4 128</text:p>
          </table:table-cell>
          <table:table-cell office:value-type="float" office:value="5959" table:style-name="ce2">
            <text:p>5 959</text:p>
          </table:table-cell>
          <table:table-cell office:value-type="float" office:value="9089" table:style-name="ce2">
            <text:p>9 089</text:p>
          </table:table-cell>
          <table:table-cell office:value-type="float" office:value="11687" table:style-name="ce2">
            <text:p>11 687</text:p>
          </table:table-cell>
          <table:table-cell office:value-type="float" office:value="15643" table:style-name="ce2">
            <text:p>15 643</text:p>
          </table:table-cell>
          <table:table-cell office:value-type="float" office:value="17489" table:style-name="ce2">
            <text:p>17 4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tswana Botswana</text:p>
          </table:table-cell>
          <table:table-cell office:value-type="float" office:value="5818" table:style-name="ce2">
            <text:p>5 818</text:p>
          </table:table-cell>
          <table:table-cell office:value-type="float" office:value="7134" table:style-name="ce2">
            <text:p>7 134</text:p>
          </table:table-cell>
          <table:table-cell office:value-type="float" office:value="8922" table:style-name="ce2">
            <text:p>8 922</text:p>
          </table:table-cell>
          <table:table-cell office:value-type="float" office:value="10907" table:style-name="ce2">
            <text:p>10 907</text:p>
          </table:table-cell>
          <table:table-cell office:value-type="float" office:value="12139" table:style-name="ce2">
            <text:p>12 139</text:p>
          </table:table-cell>
          <table:table-cell office:value-type="float" office:value="13421" table:style-name="ce2">
            <text:p>13 421</text:p>
          </table:table-cell>
          <table:table-cell office:value-type="float" office:value="14288" table:style-name="ce2">
            <text:p>14 288</text:p>
          </table:table-cell>
          <table:table-cell office:value-type="float" office:value="16304" table:style-name="ce2">
            <text:p>16 3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razílie Brazílie</text:p>
          </table:table-cell>
          <table:table-cell office:value-type="float" office:value="6618" table:style-name="ce2">
            <text:p>6 618</text:p>
          </table:table-cell>
          <table:table-cell office:value-type="float" office:value="8008" table:style-name="ce2">
            <text:p>8 008</text:p>
          </table:table-cell>
          <table:table-cell office:value-type="float" office:value="8995" table:style-name="ce2">
            <text:p>8 995</text:p>
          </table:table-cell>
          <table:table-cell office:value-type="float" office:value="10955" table:style-name="ce2">
            <text:p>10 955</text:p>
          </table:table-cell>
          <table:table-cell office:value-type="float" office:value="14255" table:style-name="ce2">
            <text:p>14 255</text:p>
          </table:table-cell>
          <table:table-cell office:value-type="float" office:value="14693" table:style-name="ce2">
            <text:p>14 693</text:p>
          </table:table-cell>
          <table:table-cell office:value-type="float" office:value="14790" table:style-name="ce2">
            <text:p>14 790</text:p>
          </table:table-cell>
          <table:table-cell office:value-type="float" office:value="16031" table:style-name="ce2">
            <text:p>16 0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runej Brunej</text:p>
          </table:table-cell>
          <table:table-cell office:value-type="float" office:value="55168" table:style-name="ce2">
            <text:p>55 168</text:p>
          </table:table-cell>
          <table:table-cell office:value-type="float" office:value="63693" table:style-name="ce2">
            <text:p>63 693</text:p>
          </table:table-cell>
          <table:table-cell office:value-type="float" office:value="66213" table:style-name="ce2">
            <text:p>66 213</text:p>
          </table:table-cell>
          <table:table-cell office:value-type="float" office:value="74921" table:style-name="ce2">
            <text:p>74 921</text:p>
          </table:table-cell>
          <table:table-cell office:value-type="float" office:value="78785" table:style-name="ce2">
            <text:p>78 785</text:p>
          </table:table-cell>
          <table:table-cell office:value-type="float" office:value="61573" table:style-name="ce2">
            <text:p>61 573</text:p>
          </table:table-cell>
          <table:table-cell office:value-type="float" office:value="64977" table:style-name="ce2">
            <text:p>64 977</text:p>
          </table:table-cell>
          <table:table-cell office:value-type="float" office:value="66055" table:style-name="ce2">
            <text:p>66 0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ulharsko Bulharsko</text:p>
          </table:table-cell>
          <table:table-cell office:value-type="float" office:value="7551" table:style-name="ce2">
            <text:p>7 551</text:p>
          </table:table-cell>
          <table:table-cell office:value-type="float" office:value="7743" table:style-name="ce2">
            <text:p>7 743</text:p>
          </table:table-cell>
          <table:table-cell office:value-type="float" office:value="6423" table:style-name="ce2">
            <text:p>6 423</text:p>
          </table:table-cell>
          <table:table-cell office:value-type="float" office:value="10291" table:style-name="ce2">
            <text:p>10 291</text:p>
          </table:table-cell>
          <table:table-cell office:value-type="float" office:value="14956" table:style-name="ce2">
            <text:p>14 956</text:p>
          </table:table-cell>
          <table:table-cell office:value-type="float" office:value="18392" table:style-name="ce2">
            <text:p>18 392</text:p>
          </table:table-cell>
          <table:table-cell office:value-type="float" office:value="25294" table:style-name="ce2">
            <text:p>25 294</text:p>
          </table:table-cell>
          <table:table-cell office:value-type="float" office:value="28106" table:style-name="ce2">
            <text:p>28 1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urkina Faso Burkina Faso</text:p>
          </table:table-cell>
          <table:table-cell office:value-type="float" office:value="569" table:style-name="ce1">
            <text:p>569</text:p>
          </table:table-cell>
          <table:table-cell office:value-type="float" office:value="686" table:style-name="ce1">
            <text:p>686</text:p>
          </table:table-cell>
          <table:table-cell office:value-type="float" office:value="900" table:style-name="ce1">
            <text:p>900</text:p>
          </table:table-cell>
          <table:table-cell office:value-type="float" office:value="1176" table:style-name="ce2">
            <text:p>1 176</text:p>
          </table:table-cell>
          <table:table-cell office:value-type="float" office:value="1455" table:style-name="ce2">
            <text:p>1 455</text:p>
          </table:table-cell>
          <table:table-cell office:value-type="float" office:value="1658" table:style-name="ce2">
            <text:p>1 658</text:p>
          </table:table-cell>
          <table:table-cell office:value-type="float" office:value="2208" table:style-name="ce2">
            <text:p>2 208</text:p>
          </table:table-cell>
          <table:table-cell office:value-type="float" office:value="2395" table:style-name="ce2">
            <text:p>2 3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urundi Burundi</text:p>
          </table:table-cell>
          <table:table-cell office:value-type="float" office:value="609" table:style-name="ce1">
            <text:p>609</text:p>
          </table:table-cell>
          <table:table-cell office:value-type="float" office:value="560" table:style-name="ce1">
            <text:p>560</text:p>
          </table:table-cell>
          <table:table-cell office:value-type="float" office:value="532" table:style-name="ce1">
            <text:p>532</text:p>
          </table:table-cell>
          <table:table-cell office:value-type="float" office:value="568" table:style-name="ce1">
            <text:p>568</text:p>
          </table:table-cell>
          <table:table-cell office:value-type="float" office:value="630" table:style-name="ce1">
            <text:p>630</text:p>
          </table:table-cell>
          <table:table-cell office:value-type="float" office:value="797" table:style-name="ce1">
            <text:p>797</text:p>
          </table:table-cell>
          <table:table-cell office:value-type="float" office:value="750" table:style-name="ce1">
            <text:p>750</text:p>
          </table:table-cell>
          <table:table-cell office:value-type="float" office:value="775" table:style-name="ce1">
            <text:p>77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pverdy Kapverdy</text:p>
          </table:table-cell>
          <table:table-cell office:value-type="float" office:value="985" table:style-name="ce1">
            <text:p>985</text:p>
          </table:table-cell>
          <table:table-cell office:value-type="float" office:value="1640" table:style-name="ce2">
            <text:p>1 640</text:p>
          </table:table-cell>
          <table:table-cell office:value-type="float" office:value="2830" table:style-name="ce2">
            <text:p>2 830</text:p>
          </table:table-cell>
          <table:table-cell office:value-type="float" office:value="3897" table:style-name="ce2">
            <text:p>3 897</text:p>
          </table:table-cell>
          <table:table-cell office:value-type="float" office:value="5381" table:style-name="ce2">
            <text:p>5 381</text:p>
          </table:table-cell>
          <table:table-cell office:value-type="float" office:value="5697" table:style-name="ce2">
            <text:p>5 697</text:p>
          </table:table-cell>
          <table:table-cell office:value-type="float" office:value="6084" table:style-name="ce2">
            <text:p>6 084</text:p>
          </table:table-cell>
          <table:table-cell office:value-type="float" office:value="6717" table:style-name="ce2">
            <text:p>6 7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mbodža Kambodža</text:p>
          </table:table-cell>
          <table:table-cell office:value-type="string" table:style-name="ce1">
            <text:p>-</text:p>
          </table:table-cell>
          <table:table-cell office:value-type="float" office:value="770" table:style-name="ce1">
            <text:p>770</text:p>
          </table:table-cell>
          <table:table-cell office:value-type="float" office:value="1077" table:style-name="ce2">
            <text:p>1 077</text:p>
          </table:table-cell>
          <table:table-cell office:value-type="float" office:value="1728" table:style-name="ce2">
            <text:p>1 728</text:p>
          </table:table-cell>
          <table:table-cell office:value-type="float" office:value="2419" table:style-name="ce2">
            <text:p>2 419</text:p>
          </table:table-cell>
          <table:table-cell office:value-type="float" office:value="3412" table:style-name="ce2">
            <text:p>3 412</text:p>
          </table:table-cell>
          <table:table-cell office:value-type="float" office:value="4510" table:style-name="ce2">
            <text:p>4 510</text:p>
          </table:table-cell>
          <table:table-cell office:value-type="float" office:value="4784" table:style-name="ce2">
            <text:p>4 7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merun Kamerun</text:p>
          </table:table-cell>
          <table:table-cell office:value-type="float" office:value="2014" table:style-name="ce2">
            <text:p>2 014</text:p>
          </table:table-cell>
          <table:table-cell office:value-type="float" office:value="1769" table:style-name="ce2">
            <text:p>1 769</text:p>
          </table:table-cell>
          <table:table-cell office:value-type="float" office:value="2083" table:style-name="ce2">
            <text:p>2 083</text:p>
          </table:table-cell>
          <table:table-cell office:value-type="float" office:value="2567" table:style-name="ce2">
            <text:p>2 567</text:p>
          </table:table-cell>
          <table:table-cell office:value-type="float" office:value="2883" table:style-name="ce2">
            <text:p>2 883</text:p>
          </table:table-cell>
          <table:table-cell office:value-type="float" office:value="3438" table:style-name="ce2">
            <text:p>3 438</text:p>
          </table:table-cell>
          <table:table-cell office:value-type="float" office:value="3866" table:style-name="ce2">
            <text:p>3 866</text:p>
          </table:table-cell>
          <table:table-cell office:value-type="float" office:value="4065" table:style-name="ce2">
            <text:p>4 0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nada Kan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362" table:style-name="ce2">
            <text:p>29 362</text:p>
          </table:table-cell>
          <table:table-cell office:value-type="float" office:value="36327" table:style-name="ce2">
            <text:p>36 327</text:p>
          </table:table-cell>
          <table:table-cell office:value-type="float" office:value="40099" table:style-name="ce2">
            <text:p>40 099</text:p>
          </table:table-cell>
          <table:table-cell office:value-type="float" office:value="44670" table:style-name="ce2">
            <text:p>44 670</text:p>
          </table:table-cell>
          <table:table-cell office:value-type="float" office:value="47166" table:style-name="ce2">
            <text:p>47 166</text:p>
          </table:table-cell>
          <table:table-cell office:value-type="float" office:value="52790" table:style-name="ce2">
            <text:p>52 7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jmanské ostrovy Kajmanské ostrov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347" table:style-name="ce2">
            <text:p>66 347</text:p>
          </table:table-cell>
          <table:table-cell office:value-type="float" office:value="65088" table:style-name="ce2">
            <text:p>65 088</text:p>
          </table:table-cell>
          <table:table-cell office:value-type="float" office:value="70768" table:style-name="ce2">
            <text:p>70 768</text:p>
          </table:table-cell>
          <table:table-cell office:value-type="float" office:value="74155" table:style-name="ce2">
            <text:p>74 1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ředoafrická republika Středoafrická republika</text:p>
          </table:table-cell>
          <table:table-cell office:value-type="float" office:value="634" table:style-name="ce1">
            <text:p>634</text:p>
          </table:table-cell>
          <table:table-cell office:value-type="float" office:value="644" table:style-name="ce1">
            <text:p>644</text:p>
          </table:table-cell>
          <table:table-cell office:value-type="float" office:value="652" table:style-name="ce1">
            <text:p>652</text:p>
          </table:table-cell>
          <table:table-cell office:value-type="float" office:value="716" table:style-name="ce1">
            <text:p>716</text:p>
          </table:table-cell>
          <table:table-cell office:value-type="float" office:value="903" table:style-name="ce1">
            <text:p>903</text:p>
          </table:table-cell>
          <table:table-cell office:value-type="float" office:value="734" table:style-name="ce1">
            <text:p>734</text:p>
          </table:table-cell>
          <table:table-cell office:value-type="float" office:value="894" table:style-name="ce1">
            <text:p>894</text:p>
          </table:table-cell>
          <table:table-cell office:value-type="float" office:value="920" table:style-name="ce1">
            <text:p>9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olumbie Kolumbie</text:p>
          </table:table-cell>
          <table:table-cell office:value-type="float" office:value="5084" table:style-name="ce2">
            <text:p>5 084</text:p>
          </table:table-cell>
          <table:table-cell office:value-type="float" office:value="6475" table:style-name="ce2">
            <text:p>6 475</text:p>
          </table:table-cell>
          <table:table-cell office:value-type="float" office:value="6753" table:style-name="ce2">
            <text:p>6 753</text:p>
          </table:table-cell>
          <table:table-cell office:value-type="float" office:value="8413" table:style-name="ce2">
            <text:p>8 413</text:p>
          </table:table-cell>
          <table:table-cell office:value-type="float" office:value="10830" table:style-name="ce2">
            <text:p>10 830</text:p>
          </table:table-cell>
          <table:table-cell office:value-type="float" office:value="13379" table:style-name="ce2">
            <text:p>13 379</text:p>
          </table:table-cell>
          <table:table-cell office:value-type="float" office:value="15137" table:style-name="ce2">
            <text:p>15 137</text:p>
          </table:table-cell>
          <table:table-cell office:value-type="float" office:value="16904" table:style-name="ce2">
            <text:p>16 9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omory Komory</text:p>
          </table:table-cell>
          <table:table-cell office:value-type="float" office:value="1513" table:style-name="ce2">
            <text:p>1 513</text:p>
          </table:table-cell>
          <table:table-cell office:value-type="float" office:value="1580" table:style-name="ce2">
            <text:p>1 580</text:p>
          </table:table-cell>
          <table:table-cell office:value-type="float" office:value="1818" table:style-name="ce2">
            <text:p>1 818</text:p>
          </table:table-cell>
          <table:table-cell office:value-type="float" office:value="2069" table:style-name="ce2">
            <text:p>2 069</text:p>
          </table:table-cell>
          <table:table-cell office:value-type="float" office:value="2368" table:style-name="ce2">
            <text:p>2 368</text:p>
          </table:table-cell>
          <table:table-cell office:value-type="float" office:value="2885" table:style-name="ce2">
            <text:p>2 885</text:p>
          </table:table-cell>
          <table:table-cell office:value-type="float" office:value="3399" table:style-name="ce2">
            <text:p>3 399</text:p>
          </table:table-cell>
          <table:table-cell office:value-type="float" office:value="3547" table:style-name="ce2">
            <text:p>3 54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onžská demokratická republika Konžská demokratická republika</text:p>
          </table:table-cell>
          <table:table-cell office:value-type="float" office:value="848" table:style-name="ce1">
            <text:p>848</text:p>
          </table:table-cell>
          <table:table-cell office:value-type="float" office:value="546" table:style-name="ce1">
            <text:p>546</text:p>
          </table:table-cell>
          <table:table-cell office:value-type="float" office:value="433" table:style-name="ce1">
            <text:p>433</text:p>
          </table:table-cell>
          <table:table-cell office:value-type="float" office:value="503" table:style-name="ce1">
            <text:p>503</text:p>
          </table:table-cell>
          <table:table-cell office:value-type="float" office:value="617" table:style-name="ce1">
            <text:p>617</text:p>
          </table:table-cell>
          <table:table-cell office:value-type="float" office:value="878" table:style-name="ce1">
            <text:p>878</text:p>
          </table:table-cell>
          <table:table-cell office:value-type="float" office:value="1101" table:style-name="ce2">
            <text:p>1 101</text:p>
          </table:table-cell>
          <table:table-cell office:value-type="float" office:value="1179" table:style-name="ce2">
            <text:p>1 1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onžská republika Konžská republika</text:p>
          </table:table-cell>
          <table:table-cell office:value-type="float" office:value="3429" table:style-name="ce2">
            <text:p>3 429</text:p>
          </table:table-cell>
          <table:table-cell office:value-type="float" office:value="3443" table:style-name="ce2">
            <text:p>3 443</text:p>
          </table:table-cell>
          <table:table-cell office:value-type="float" office:value="3687" table:style-name="ce2">
            <text:p>3 687</text:p>
          </table:table-cell>
          <table:table-cell office:value-type="float" office:value="4306" table:style-name="ce2">
            <text:p>4 306</text:p>
          </table:table-cell>
          <table:table-cell office:value-type="float" office:value="5153" table:style-name="ce2">
            <text:p>5 153</text:p>
          </table:table-cell>
          <table:table-cell office:value-type="float" office:value="4449" table:style-name="ce2">
            <text:p>4 449</text:p>
          </table:table-cell>
          <table:table-cell office:value-type="float" office:value="3570" table:style-name="ce2">
            <text:p>3 570</text:p>
          </table:table-cell>
          <table:table-cell office:value-type="float" office:value="3553" table:style-name="ce2">
            <text:p>3 55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ostarika Kostarika</text:p>
          </table:table-cell>
          <table:table-cell office:value-type="float" office:value="4962" table:style-name="ce2">
            <text:p>4 962</text:p>
          </table:table-cell>
          <table:table-cell office:value-type="float" office:value="6446" table:style-name="ce2">
            <text:p>6 446</text:p>
          </table:table-cell>
          <table:table-cell office:value-type="float" office:value="7796" table:style-name="ce2">
            <text:p>7 796</text:p>
          </table:table-cell>
          <table:table-cell office:value-type="float" office:value="9772" table:style-name="ce2">
            <text:p>9 772</text:p>
          </table:table-cell>
          <table:table-cell office:value-type="float" office:value="12740" table:style-name="ce2">
            <text:p>12 740</text:p>
          </table:table-cell>
          <table:table-cell office:value-type="float" office:value="16925" table:style-name="ce2">
            <text:p>16 925</text:p>
          </table:table-cell>
          <table:table-cell office:value-type="float" office:value="21619" table:style-name="ce2">
            <text:p>21 619</text:p>
          </table:table-cell>
          <table:table-cell office:value-type="float" office:value="22614" table:style-name="ce2">
            <text:p>22 6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břeží slonoviny Pobřeží slonoviny</text:p>
          </table:table-cell>
          <table:table-cell office:value-type="float" office:value="2756" table:style-name="ce2">
            <text:p>2 756</text:p>
          </table:table-cell>
          <table:table-cell office:value-type="float" office:value="2787" table:style-name="ce2">
            <text:p>2 787</text:p>
          </table:table-cell>
          <table:table-cell office:value-type="float" office:value="3203" table:style-name="ce2">
            <text:p>3 203</text:p>
          </table:table-cell>
          <table:table-cell office:value-type="float" office:value="3006" table:style-name="ce2">
            <text:p>3 006</text:p>
          </table:table-cell>
          <table:table-cell office:value-type="float" office:value="3578" table:style-name="ce2">
            <text:p>3 578</text:p>
          </table:table-cell>
          <table:table-cell office:value-type="float" office:value="4580" table:style-name="ce2">
            <text:p>4 580</text:p>
          </table:table-cell>
          <table:table-cell office:value-type="float" office:value="5378" table:style-name="ce2">
            <text:p>5 378</text:p>
          </table:table-cell>
          <table:table-cell office:value-type="float" office:value="5850" table:style-name="ce2">
            <text:p>5 8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orvatsko Chorvatsko</text:p>
          </table:table-cell>
          <table:table-cell office:value-type="string" table:style-name="ce1">
            <text:p>-</text:p>
          </table:table-cell>
          <table:table-cell office:value-type="float" office:value="8054" table:style-name="ce2">
            <text:p>8 054</text:p>
          </table:table-cell>
          <table:table-cell office:value-type="float" office:value="10669" table:style-name="ce2">
            <text:p>10 669</text:p>
          </table:table-cell>
          <table:table-cell office:value-type="float" office:value="15455" table:style-name="ce2">
            <text:p>15 455</text:p>
          </table:table-cell>
          <table:table-cell office:value-type="float" office:value="20048" table:style-name="ce2">
            <text:p>20 048</text:p>
          </table:table-cell>
          <table:table-cell office:value-type="float" office:value="23338" table:style-name="ce2">
            <text:p>23 338</text:p>
          </table:table-cell>
          <table:table-cell office:value-type="float" office:value="29687" table:style-name="ce2">
            <text:p>29 687</text:p>
          </table:table-cell>
          <table:table-cell office:value-type="float" office:value="34535" table:style-name="ce2">
            <text:p>34 5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uraçao Curaça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888" table:style-name="ce2">
            <text:p>21 888</text:p>
          </table:table-cell>
          <table:table-cell office:value-type="float" office:value="24078" table:style-name="ce2">
            <text:p>24 078</text:p>
          </table:table-cell>
          <table:table-cell office:value-type="float" office:value="25953" table:style-name="ce2">
            <text:p>25 953</text:p>
          </table:table-cell>
          <table:table-cell office:value-type="float" office:value="24221" table:style-name="ce2">
            <text:p>24 221</text:p>
          </table:table-cell>
          <table:table-cell office:value-type="float" office:value="20681" table:style-name="ce2">
            <text:p>20 681</text:p>
          </table:table-cell>
          <table:table-cell office:value-type="float" office:value="22832" table:style-name="ce2">
            <text:p>22 8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ypr Kypr</text:p>
          </table:table-cell>
          <table:table-cell office:value-type="float" office:value="13349" table:style-name="ce2">
            <text:p>13 349</text:p>
          </table:table-cell>
          <table:table-cell office:value-type="float" office:value="17097" table:style-name="ce2">
            <text:p>17 097</text:p>
          </table:table-cell>
          <table:table-cell office:value-type="float" office:value="21291" table:style-name="ce2">
            <text:p>21 291</text:p>
          </table:table-cell>
          <table:table-cell office:value-type="float" office:value="27763" table:style-name="ce2">
            <text:p>27 763</text:p>
          </table:table-cell>
          <table:table-cell office:value-type="float" office:value="33511" table:style-name="ce2">
            <text:p>33 511</text:p>
          </table:table-cell>
          <table:table-cell office:value-type="float" office:value="31922" table:style-name="ce2">
            <text:p>31 922</text:p>
          </table:table-cell>
          <table:table-cell office:value-type="float" office:value="41422" table:style-name="ce2">
            <text:p>41 422</text:p>
          </table:table-cell>
          <table:table-cell office:value-type="float" office:value="44394" table:style-name="ce2">
            <text:p>44 3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Česko Česko</text:p>
          </table:table-cell>
          <table:table-cell office:value-type="float" office:value="12725" table:style-name="ce2">
            <text:p>12 725</text:p>
          </table:table-cell>
          <table:table-cell office:value-type="float" office:value="13860" table:style-name="ce2">
            <text:p>13 860</text:p>
          </table:table-cell>
          <table:table-cell office:value-type="float" office:value="16238" table:style-name="ce2">
            <text:p>16 238</text:p>
          </table:table-cell>
          <table:table-cell office:value-type="float" office:value="22095" table:style-name="ce2">
            <text:p>22 095</text:p>
          </table:table-cell>
          <table:table-cell office:value-type="float" office:value="27882" table:style-name="ce2">
            <text:p>27 882</text:p>
          </table:table-cell>
          <table:table-cell office:value-type="float" office:value="33899" table:style-name="ce2">
            <text:p>33 899</text:p>
          </table:table-cell>
          <table:table-cell office:value-type="float" office:value="42712" table:style-name="ce2">
            <text:p>42 712</text:p>
          </table:table-cell>
          <table:table-cell office:value-type="float" office:value="45707" table:style-name="ce2">
            <text:p>45 7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ánsko Dánsko</text:p>
          </table:table-cell>
          <table:table-cell office:value-type="float" office:value="18245" table:style-name="ce2">
            <text:p>18 245</text:p>
          </table:table-cell>
          <table:table-cell office:value-type="float" office:value="22698" table:style-name="ce2">
            <text:p>22 698</text:p>
          </table:table-cell>
          <table:table-cell office:value-type="float" office:value="28662" table:style-name="ce2">
            <text:p>28 662</text:p>
          </table:table-cell>
          <table:table-cell office:value-type="float" office:value="34150" table:style-name="ce2">
            <text:p>34 150</text:p>
          </table:table-cell>
          <table:table-cell office:value-type="float" office:value="43002" table:style-name="ce2">
            <text:p>43 002</text:p>
          </table:table-cell>
          <table:table-cell office:value-type="float" office:value="49045" table:style-name="ce2">
            <text:p>49 045</text:p>
          </table:table-cell>
          <table:table-cell office:value-type="float" office:value="60974" table:style-name="ce2">
            <text:p>60 974</text:p>
          </table:table-cell>
          <table:table-cell office:value-type="float" office:value="64672" table:style-name="ce2">
            <text:p>64 6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žibutsko Džibutsk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45" table:style-name="ce2">
            <text:p>4 145</text:p>
          </table:table-cell>
          <table:table-cell office:value-type="float" office:value="5014" table:style-name="ce2">
            <text:p>5 014</text:p>
          </table:table-cell>
          <table:table-cell office:value-type="float" office:value="5398" table:style-name="ce2">
            <text:p>5 3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ominika Dominika</text:p>
          </table:table-cell>
          <table:table-cell office:value-type="float" office:value="4352" table:style-name="ce2">
            <text:p>4 352</text:p>
          </table:table-cell>
          <table:table-cell office:value-type="float" office:value="5370" table:style-name="ce2">
            <text:p>5 370</text:p>
          </table:table-cell>
          <table:table-cell office:value-type="float" office:value="6633" table:style-name="ce2">
            <text:p>6 633</text:p>
          </table:table-cell>
          <table:table-cell office:value-type="float" office:value="7931" table:style-name="ce2">
            <text:p>7 931</text:p>
          </table:table-cell>
          <table:table-cell office:value-type="float" office:value="10328" table:style-name="ce2">
            <text:p>10 328</text:p>
          </table:table-cell>
          <table:table-cell office:value-type="float" office:value="11327" table:style-name="ce2">
            <text:p>11 327</text:p>
          </table:table-cell>
          <table:table-cell office:value-type="float" office:value="10817" table:style-name="ce2">
            <text:p>10 817</text:p>
          </table:table-cell>
          <table:table-cell office:value-type="float" office:value="11951" table:style-name="ce2">
            <text:p>11 9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ominikánská republika Dominikánská republika</text:p>
          </table:table-cell>
          <table:table-cell office:value-type="float" office:value="3667" table:style-name="ce2">
            <text:p>3 667</text:p>
          </table:table-cell>
          <table:table-cell office:value-type="float" office:value="4900" table:style-name="ce2">
            <text:p>4 900</text:p>
          </table:table-cell>
          <table:table-cell office:value-type="float" office:value="6698" table:style-name="ce2">
            <text:p>6 698</text:p>
          </table:table-cell>
          <table:table-cell office:value-type="float" office:value="8298" table:style-name="ce2">
            <text:p>8 298</text:p>
          </table:table-cell>
          <table:table-cell office:value-type="float" office:value="11317" table:style-name="ce2">
            <text:p>11 317</text:p>
          </table:table-cell>
          <table:table-cell office:value-type="float" office:value="14565" table:style-name="ce2">
            <text:p>14 565</text:p>
          </table:table-cell>
          <table:table-cell office:value-type="float" office:value="17687" table:style-name="ce2">
            <text:p>17 687</text:p>
          </table:table-cell>
          <table:table-cell office:value-type="float" office:value="20463" table:style-name="ce2">
            <text:p>20 46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kvádor Ekvádor</text:p>
          </table:table-cell>
          <table:table-cell office:value-type="float" office:value="4724" table:style-name="ce2">
            <text:p>4 724</text:p>
          </table:table-cell>
          <table:table-cell office:value-type="float" office:value="5579" table:style-name="ce2">
            <text:p>5 579</text:p>
          </table:table-cell>
          <table:table-cell office:value-type="float" office:value="5857" table:style-name="ce2">
            <text:p>5 857</text:p>
          </table:table-cell>
          <table:table-cell office:value-type="float" office:value="7633" table:style-name="ce2">
            <text:p>7 633</text:p>
          </table:table-cell>
          <table:table-cell office:value-type="float" office:value="9104" table:style-name="ce2">
            <text:p>9 104</text:p>
          </table:table-cell>
          <table:table-cell office:value-type="float" office:value="11071" table:style-name="ce2">
            <text:p>11 071</text:p>
          </table:table-cell>
          <table:table-cell office:value-type="float" office:value="10924" table:style-name="ce2">
            <text:p>10 924</text:p>
          </table:table-cell>
          <table:table-cell office:value-type="float" office:value="11721" table:style-name="ce2">
            <text:p>11 7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gypt Egypt</text:p>
          </table:table-cell>
          <table:table-cell office:value-type="float" office:value="3639" table:style-name="ce2">
            <text:p>3 639</text:p>
          </table:table-cell>
          <table:table-cell office:value-type="float" office:value="4332" table:style-name="ce2">
            <text:p>4 332</text:p>
          </table:table-cell>
          <table:table-cell office:value-type="float" office:value="5582" table:style-name="ce2">
            <text:p>5 582</text:p>
          </table:table-cell>
          <table:table-cell office:value-type="float" office:value="6721" table:style-name="ce2">
            <text:p>6 721</text:p>
          </table:table-cell>
          <table:table-cell office:value-type="float" office:value="9033" table:style-name="ce2">
            <text:p>9 033</text:p>
          </table:table-cell>
          <table:table-cell office:value-type="float" office:value="10890" table:style-name="ce2">
            <text:p>10 890</text:p>
          </table:table-cell>
          <table:table-cell office:value-type="float" office:value="12004" table:style-name="ce2">
            <text:p>12 004</text:p>
          </table:table-cell>
          <table:table-cell office:value-type="float" office:value="12706" table:style-name="ce2">
            <text:p>12 7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vador Salvador</text:p>
          </table:table-cell>
          <table:table-cell office:value-type="float" office:value="2872" table:style-name="ce2">
            <text:p>2 872</text:p>
          </table:table-cell>
          <table:table-cell office:value-type="float" office:value="3815" table:style-name="ce2">
            <text:p>3 815</text:p>
          </table:table-cell>
          <table:table-cell office:value-type="float" office:value="4409" table:style-name="ce2">
            <text:p>4 409</text:p>
          </table:table-cell>
          <table:table-cell office:value-type="float" office:value="5262" table:style-name="ce2">
            <text:p>5 262</text:p>
          </table:table-cell>
          <table:table-cell office:value-type="float" office:value="6198" table:style-name="ce2">
            <text:p>6 198</text:p>
          </table:table-cell>
          <table:table-cell office:value-type="float" office:value="7712" table:style-name="ce2">
            <text:p>7 712</text:p>
          </table:table-cell>
          <table:table-cell office:value-type="float" office:value="8720" table:style-name="ce2">
            <text:p>8 720</text:p>
          </table:table-cell>
          <table:table-cell office:value-type="float" office:value="9982" table:style-name="ce2">
            <text:p>9 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vníková Guinea Rovníková Guinea</text:p>
          </table:table-cell>
          <table:table-cell office:value-type="float" office:value="588" table:style-name="ce1">
            <text:p>588</text:p>
          </table:table-cell>
          <table:table-cell office:value-type="float" office:value="1119" table:style-name="ce2">
            <text:p>1 119</text:p>
          </table:table-cell>
          <table:table-cell office:value-type="float" office:value="7618" table:style-name="ce2">
            <text:p>7 618</text:p>
          </table:table-cell>
          <table:table-cell office:value-type="float" office:value="24250" table:style-name="ce2">
            <text:p>24 250</text:p>
          </table:table-cell>
          <table:table-cell office:value-type="float" office:value="28425" table:style-name="ce2">
            <text:p>28 425</text:p>
          </table:table-cell>
          <table:table-cell office:value-type="float" office:value="20858" table:style-name="ce2">
            <text:p>20 858</text:p>
          </table:table-cell>
          <table:table-cell office:value-type="float" office:value="15961" table:style-name="ce2">
            <text:p>15 961</text:p>
          </table:table-cell>
          <table:table-cell office:value-type="float" office:value="16080" table:style-name="ce2">
            <text:p>16 0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ritrea Eritrea</text:p>
          </table:table-cell>
          <table:table-cell office:value-type="string" table:style-name="ce1">
            <text:p>-</text:p>
          </table:table-cell>
          <table:table-cell office:value-type="float" office:value="1285" table:style-name="ce2">
            <text:p>1 285</text:p>
          </table:table-cell>
          <table:table-cell office:value-type="float" office:value="1463" table:style-name="ce2">
            <text:p>1 463</text:p>
          </table:table-cell>
          <table:table-cell office:value-type="float" office:value="1573" table:style-name="ce2">
            <text:p>1 573</text:p>
          </table:table-cell>
          <table:table-cell office:value-type="float" office:value="1496" table:style-name="ce2">
            <text:p>1 4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stonsko Estonsko</text:p>
          </table:table-cell>
          <table:table-cell office:value-type="string" table:style-name="ce1">
            <text:p>-</text:p>
          </table:table-cell>
          <table:table-cell office:value-type="float" office:value="6480" table:style-name="ce2">
            <text:p>6 480</text:p>
          </table:table-cell>
          <table:table-cell office:value-type="float" office:value="9423" table:style-name="ce2">
            <text:p>9 423</text:p>
          </table:table-cell>
          <table:table-cell office:value-type="float" office:value="16635" table:style-name="ce2">
            <text:p>16 635</text:p>
          </table:table-cell>
          <table:table-cell office:value-type="float" office:value="21619" table:style-name="ce2">
            <text:p>21 619</text:p>
          </table:table-cell>
          <table:table-cell office:value-type="float" office:value="29176" table:style-name="ce2">
            <text:p>29 176</text:p>
          </table:table-cell>
          <table:table-cell office:value-type="float" office:value="38533" table:style-name="ce2">
            <text:p>38 533</text:p>
          </table:table-cell>
          <table:table-cell office:value-type="float" office:value="42381" table:style-name="ce2">
            <text:p>42 3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vazijsko Svazijsko</text:p>
          </table:table-cell>
          <table:table-cell office:value-type="float" office:value="3385" table:style-name="ce2">
            <text:p>3 385</text:p>
          </table:table-cell>
          <table:table-cell office:value-type="float" office:value="3978" table:style-name="ce2">
            <text:p>3 978</text:p>
          </table:table-cell>
          <table:table-cell office:value-type="float" office:value="4602" table:style-name="ce2">
            <text:p>4 602</text:p>
          </table:table-cell>
          <table:table-cell office:value-type="float" office:value="5972" table:style-name="ce2">
            <text:p>5 972</text:p>
          </table:table-cell>
          <table:table-cell office:value-type="float" office:value="7524" table:style-name="ce2">
            <text:p>7 524</text:p>
          </table:table-cell>
          <table:table-cell office:value-type="float" office:value="8581" table:style-name="ce2">
            <text:p>8 581</text:p>
          </table:table-cell>
          <table:table-cell office:value-type="float" office:value="8744" table:style-name="ce2">
            <text:p>8 744</text:p>
          </table:table-cell>
          <table:table-cell office:value-type="float" office:value="9730" table:style-name="ce2">
            <text:p>9 7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tiopie Etiopie</text:p>
          </table:table-cell>
          <table:table-cell office:value-type="float" office:value="415" table:style-name="ce1">
            <text:p>415</text:p>
          </table:table-cell>
          <table:table-cell office:value-type="float" office:value="410" table:style-name="ce1">
            <text:p>410</text:p>
          </table:table-cell>
          <table:table-cell office:value-type="float" office:value="477" table:style-name="ce1">
            <text:p>477</text:p>
          </table:table-cell>
          <table:table-cell office:value-type="float" office:value="632" table:style-name="ce1">
            <text:p>632</text:p>
          </table:table-cell>
          <table:table-cell office:value-type="float" office:value="1010" table:style-name="ce2">
            <text:p>1 010</text:p>
          </table:table-cell>
          <table:table-cell office:value-type="float" office:value="1631" table:style-name="ce2">
            <text:p>1 631</text:p>
          </table:table-cell>
          <table:table-cell office:value-type="float" office:value="2377" table:style-name="ce2">
            <text:p>2 377</text:p>
          </table:table-cell>
          <table:table-cell office:value-type="float" office:value="2548" table:style-name="ce2">
            <text:p>2 5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urozóna</text:p>
          </table:table-cell>
          <table:table-cell office:value-type="float" office:value="17015" table:style-name="ce2">
            <text:p>17 015</text:p>
          </table:table-cell>
          <table:table-cell office:value-type="float" office:value="20449" table:style-name="ce2">
            <text:p>20 449</text:p>
          </table:table-cell>
          <table:table-cell office:value-type="float" office:value="25318" table:style-name="ce2">
            <text:p>25 318</text:p>
          </table:table-cell>
          <table:table-cell office:value-type="float" office:value="30077" table:style-name="ce2">
            <text:p>30 077</text:p>
          </table:table-cell>
          <table:table-cell office:value-type="float" office:value="35771" table:style-name="ce2">
            <text:p>35 771</text:p>
          </table:table-cell>
          <table:table-cell office:value-type="float" office:value="41035" table:style-name="ce2">
            <text:p>41 035</text:p>
          </table:table-cell>
          <table:table-cell office:value-type="float" office:value="48038" table:style-name="ce2">
            <text:p>48 038</text:p>
          </table:table-cell>
          <table:table-cell office:value-type="float" office:value="51064" table:style-name="ce2">
            <text:p>51 0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vropská unie Evropská unie</text:p>
          </table:table-cell>
          <table:table-cell office:value-type="float" office:value="14826" table:style-name="ce2">
            <text:p>14 826</text:p>
          </table:table-cell>
          <table:table-cell office:value-type="float" office:value="17759" table:style-name="ce2">
            <text:p>17 759</text:p>
          </table:table-cell>
          <table:table-cell office:value-type="float" office:value="22077" table:style-name="ce2">
            <text:p>22 077</text:p>
          </table:table-cell>
          <table:table-cell office:value-type="float" office:value="26814" table:style-name="ce2">
            <text:p>26 814</text:p>
          </table:table-cell>
          <table:table-cell office:value-type="float" office:value="32866" table:style-name="ce2">
            <text:p>32 866</text:p>
          </table:table-cell>
          <table:table-cell office:value-type="float" office:value="38219" table:style-name="ce2">
            <text:p>38 219</text:p>
          </table:table-cell>
          <table:table-cell office:value-type="float" office:value="45721" table:style-name="ce2">
            <text:p>45 721</text:p>
          </table:table-cell>
          <table:table-cell office:value-type="float" office:value="48767" table:style-name="ce2">
            <text:p>48 7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ži Fidži</text:p>
          </table:table-cell>
          <table:table-cell office:value-type="float" office:value="3917" table:style-name="ce2">
            <text:p>3 917</text:p>
          </table:table-cell>
          <table:table-cell office:value-type="float" office:value="4947" table:style-name="ce2">
            <text:p>4 947</text:p>
          </table:table-cell>
          <table:table-cell office:value-type="float" office:value="5680" table:style-name="ce2">
            <text:p>5 680</text:p>
          </table:table-cell>
          <table:table-cell office:value-type="float" office:value="6833" table:style-name="ce2">
            <text:p>6 833</text:p>
          </table:table-cell>
          <table:table-cell office:value-type="float" office:value="7518" table:style-name="ce2">
            <text:p>7 518</text:p>
          </table:table-cell>
          <table:table-cell office:value-type="float" office:value="11755" table:style-name="ce2">
            <text:p>11 755</text:p>
          </table:table-cell>
          <table:table-cell office:value-type="float" office:value="11568" table:style-name="ce2">
            <text:p>11 568</text:p>
          </table:table-cell>
          <table:table-cell office:value-type="float" office:value="11381" table:style-name="ce2">
            <text:p>11 3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nsko Finsko</text:p>
          </table:table-cell>
          <table:table-cell office:value-type="float" office:value="18147" table:style-name="ce2">
            <text:p>18 147</text:p>
          </table:table-cell>
          <table:table-cell office:value-type="float" office:value="19588" table:style-name="ce2">
            <text:p>19 588</text:p>
          </table:table-cell>
          <table:table-cell office:value-type="float" office:value="26788" table:style-name="ce2">
            <text:p>26 788</text:p>
          </table:table-cell>
          <table:table-cell office:value-type="float" office:value="32052" table:style-name="ce2">
            <text:p>32 052</text:p>
          </table:table-cell>
          <table:table-cell office:value-type="float" office:value="38956" table:style-name="ce2">
            <text:p>38 956</text:p>
          </table:table-cell>
          <table:table-cell office:value-type="float" office:value="42498" table:style-name="ce2">
            <text:p>42 498</text:p>
          </table:table-cell>
          <table:table-cell office:value-type="float" office:value="52291" table:style-name="ce2">
            <text:p>52 291</text:p>
          </table:table-cell>
          <table:table-cell office:value-type="float" office:value="55203" table:style-name="ce2">
            <text:p>55 2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ancie Francie</text:p>
          </table:table-cell>
          <table:table-cell office:value-type="float" office:value="17711" table:style-name="ce2">
            <text:p>17 711</text:p>
          </table:table-cell>
          <table:table-cell office:value-type="float" office:value="20778" table:style-name="ce2">
            <text:p>20 778</text:p>
          </table:table-cell>
          <table:table-cell office:value-type="float" office:value="26090" table:style-name="ce2">
            <text:p>26 090</text:p>
          </table:table-cell>
          <table:table-cell office:value-type="float" office:value="30494" table:style-name="ce2">
            <text:p>30 494</text:p>
          </table:table-cell>
          <table:table-cell office:value-type="float" office:value="35901" table:style-name="ce2">
            <text:p>35 901</text:p>
          </table:table-cell>
          <table:table-cell office:value-type="float" office:value="40850" table:style-name="ce2">
            <text:p>40 850</text:p>
          </table:table-cell>
          <table:table-cell office:value-type="float" office:value="47972" table:style-name="ce2">
            <text:p>47 972</text:p>
          </table:table-cell>
          <table:table-cell office:value-type="float" office:value="50996" table:style-name="ce2">
            <text:p>50 9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abon Gabon</text:p>
          </table:table-cell>
          <table:table-cell office:value-type="float" office:value="11960" table:style-name="ce2">
            <text:p>11 960</text:p>
          </table:table-cell>
          <table:table-cell office:value-type="float" office:value="13764" table:style-name="ce2">
            <text:p>13 764</text:p>
          </table:table-cell>
          <table:table-cell office:value-type="float" office:value="13352" table:style-name="ce2">
            <text:p>13 352</text:p>
          </table:table-cell>
          <table:table-cell office:value-type="float" office:value="14076" table:style-name="ce2">
            <text:p>14 076</text:p>
          </table:table-cell>
          <table:table-cell office:value-type="float" office:value="14085" table:style-name="ce2">
            <text:p>14 085</text:p>
          </table:table-cell>
          <table:table-cell office:value-type="float" office:value="14114" table:style-name="ce2">
            <text:p>14 114</text:p>
          </table:table-cell>
          <table:table-cell office:value-type="float" office:value="14665" table:style-name="ce2">
            <text:p>14 665</text:p>
          </table:table-cell>
          <table:table-cell office:value-type="float" office:value="15176" table:style-name="ce2">
            <text:p>15 1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ambie Gambie</text:p>
          </table:table-cell>
          <table:table-cell office:value-type="float" office:value="1428" table:style-name="ce2">
            <text:p>1 428</text:p>
          </table:table-cell>
          <table:table-cell office:value-type="float" office:value="1498" table:style-name="ce2">
            <text:p>1 498</text:p>
          </table:table-cell>
          <table:table-cell office:value-type="float" office:value="1752" table:style-name="ce2">
            <text:p>1 752</text:p>
          </table:table-cell>
          <table:table-cell office:value-type="float" office:value="1946" table:style-name="ce2">
            <text:p>1 946</text:p>
          </table:table-cell>
          <table:table-cell office:value-type="float" office:value="2254" table:style-name="ce2">
            <text:p>2 254</text:p>
          </table:table-cell>
          <table:table-cell office:value-type="float" office:value="1913" table:style-name="ce2">
            <text:p>1 913</text:p>
          </table:table-cell>
          <table:table-cell office:value-type="float" office:value="2154" table:style-name="ce2">
            <text:p>2 154</text:p>
          </table:table-cell>
          <table:table-cell office:value-type="float" office:value="2281" table:style-name="ce2">
            <text:p>2 2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uzie Gruzie</text:p>
          </table:table-cell>
          <table:table-cell office:value-type="float" office:value="5725" table:style-name="ce2">
            <text:p>5 725</text:p>
          </table:table-cell>
          <table:table-cell office:value-type="float" office:value="1882" table:style-name="ce2">
            <text:p>1 882</text:p>
          </table:table-cell>
          <table:table-cell office:value-type="float" office:value="3101" table:style-name="ce2">
            <text:p>3 101</text:p>
          </table:table-cell>
          <table:table-cell office:value-type="float" office:value="5172" table:style-name="ce2">
            <text:p>5 172</text:p>
          </table:table-cell>
          <table:table-cell office:value-type="float" office:value="7565" table:style-name="ce2">
            <text:p>7 565</text:p>
          </table:table-cell>
          <table:table-cell office:value-type="float" office:value="12089" table:style-name="ce2">
            <text:p>12 089</text:p>
          </table:table-cell>
          <table:table-cell office:value-type="float" office:value="14731" table:style-name="ce2">
            <text:p>14 731</text:p>
          </table:table-cell>
          <table:table-cell office:value-type="float" office:value="17014" table:style-name="ce2">
            <text:p>17 0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ěmecko Německo</text:p>
          </table:table-cell>
          <table:table-cell office:value-type="float" office:value="19464" table:style-name="ce2">
            <text:p>19 464</text:p>
          </table:table-cell>
          <table:table-cell office:value-type="float" office:value="23566" table:style-name="ce2">
            <text:p>23 566</text:p>
          </table:table-cell>
          <table:table-cell office:value-type="float" office:value="27203" table:style-name="ce2">
            <text:p>27 203</text:p>
          </table:table-cell>
          <table:table-cell office:value-type="float" office:value="31794" table:style-name="ce2">
            <text:p>31 794</text:p>
          </table:table-cell>
          <table:table-cell office:value-type="float" office:value="38952" table:style-name="ce2">
            <text:p>38 952</text:p>
          </table:table-cell>
          <table:table-cell office:value-type="float" office:value="47610" table:style-name="ce2">
            <text:p>47 610</text:p>
          </table:table-cell>
          <table:table-cell office:value-type="float" office:value="55849" table:style-name="ce2">
            <text:p>55 849</text:p>
          </table:table-cell>
          <table:table-cell office:value-type="float" office:value="58276" table:style-name="ce2">
            <text:p>58 2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hana Ghana</text:p>
          </table:table-cell>
          <table:table-cell office:value-type="float" office:value="1575" table:style-name="ce2">
            <text:p>1 575</text:p>
          </table:table-cell>
          <table:table-cell office:value-type="float" office:value="1942" table:style-name="ce2">
            <text:p>1 942</text:p>
          </table:table-cell>
          <table:table-cell office:value-type="float" office:value="2312" table:style-name="ce2">
            <text:p>2 312</text:p>
          </table:table-cell>
          <table:table-cell office:value-type="float" office:value="2897" table:style-name="ce2">
            <text:p>2 897</text:p>
          </table:table-cell>
          <table:table-cell office:value-type="float" office:value="3840" table:style-name="ce2">
            <text:p>3 840</text:p>
          </table:table-cell>
          <table:table-cell office:value-type="float" office:value="5022" table:style-name="ce2">
            <text:p>5 022</text:p>
          </table:table-cell>
          <table:table-cell office:value-type="float" office:value="5552" table:style-name="ce2">
            <text:p>5 552</text:p>
          </table:table-cell>
          <table:table-cell office:value-type="float" office:value="5971" table:style-name="ce2">
            <text:p>5 9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Řecko Řecko</text:p>
          </table:table-cell>
          <table:table-cell office:value-type="float" office:value="13312" table:style-name="ce2">
            <text:p>13 312</text:p>
          </table:table-cell>
          <table:table-cell office:value-type="float" office:value="15434" table:style-name="ce2">
            <text:p>15 434</text:p>
          </table:table-cell>
          <table:table-cell office:value-type="float" office:value="19519" table:style-name="ce2">
            <text:p>19 519</text:p>
          </table:table-cell>
          <table:table-cell office:value-type="float" office:value="25578" table:style-name="ce2">
            <text:p>25 578</text:p>
          </table:table-cell>
          <table:table-cell office:value-type="float" office:value="27913" table:style-name="ce2">
            <text:p>27 913</text:p>
          </table:table-cell>
          <table:table-cell office:value-type="float" office:value="26760" table:style-name="ce2">
            <text:p>26 760</text:p>
          </table:table-cell>
          <table:table-cell office:value-type="float" office:value="28400" table:style-name="ce2">
            <text:p>28 400</text:p>
          </table:table-cell>
          <table:table-cell office:value-type="float" office:value="31486" table:style-name="ce2">
            <text:p>31 4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enada Grenada</text:p>
          </table:table-cell>
          <table:table-cell office:value-type="float" office:value="4594" table:style-name="ce2">
            <text:p>4 594</text:p>
          </table:table-cell>
          <table:table-cell office:value-type="float" office:value="5052" table:style-name="ce2">
            <text:p>5 052</text:p>
          </table:table-cell>
          <table:table-cell office:value-type="float" office:value="7306" table:style-name="ce2">
            <text:p>7 306</text:p>
          </table:table-cell>
          <table:table-cell office:value-type="float" office:value="9968" table:style-name="ce2">
            <text:p>9 968</text:p>
          </table:table-cell>
          <table:table-cell office:value-type="float" office:value="10120" table:style-name="ce2">
            <text:p>10 120</text:p>
          </table:table-cell>
          <table:table-cell office:value-type="float" office:value="13037" table:style-name="ce2">
            <text:p>13 037</text:p>
          </table:table-cell>
          <table:table-cell office:value-type="float" office:value="13897" table:style-name="ce2">
            <text:p>13 897</text:p>
          </table:table-cell>
          <table:table-cell office:value-type="float" office:value="15038" table:style-name="ce2">
            <text:p>15 03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uatemala Guatemala</text:p>
          </table:table-cell>
          <table:table-cell office:value-type="float" office:value="3320" table:style-name="ce2">
            <text:p>3 320</text:p>
          </table:table-cell>
          <table:table-cell office:value-type="float" office:value="4065" table:style-name="ce2">
            <text:p>4 065</text:p>
          </table:table-cell>
          <table:table-cell office:value-type="float" office:value="4758" table:style-name="ce2">
            <text:p>4 758</text:p>
          </table:table-cell>
          <table:table-cell office:value-type="float" office:value="5545" table:style-name="ce2">
            <text:p>5 545</text:p>
          </table:table-cell>
          <table:table-cell office:value-type="float" office:value="6619" table:style-name="ce2">
            <text:p>6 619</text:p>
          </table:table-cell>
          <table:table-cell office:value-type="float" office:value="8194" table:style-name="ce2">
            <text:p>8 194</text:p>
          </table:table-cell>
          <table:table-cell office:value-type="float" office:value="8850" table:style-name="ce2">
            <text:p>8 850</text:p>
          </table:table-cell>
          <table:table-cell office:value-type="float" office:value="9807" table:style-name="ce2">
            <text:p>9 8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uinea Guinea</text:p>
          </table:table-cell>
          <table:table-cell office:value-type="float" office:value="882" table:style-name="ce1">
            <text:p>882</text:p>
          </table:table-cell>
          <table:table-cell office:value-type="float" office:value="1025" table:style-name="ce2">
            <text:p>1 025</text:p>
          </table:table-cell>
          <table:table-cell office:value-type="float" office:value="1209" table:style-name="ce2">
            <text:p>1 209</text:p>
          </table:table-cell>
          <table:table-cell office:value-type="float" office:value="1439" table:style-name="ce2">
            <text:p>1 439</text:p>
          </table:table-cell>
          <table:table-cell office:value-type="float" office:value="1641" table:style-name="ce2">
            <text:p>1 641</text:p>
          </table:table-cell>
          <table:table-cell office:value-type="float" office:value="1789" table:style-name="ce2">
            <text:p>1 789</text:p>
          </table:table-cell>
          <table:table-cell office:value-type="float" office:value="2747" table:style-name="ce2">
            <text:p>2 747</text:p>
          </table:table-cell>
          <table:table-cell office:value-type="float" office:value="2901" table:style-name="ce2">
            <text:p>2 9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uinea-Bissau Guinea-Bissau</text:p>
          </table:table-cell>
          <table:table-cell office:value-type="float" office:value="1013" table:style-name="ce2">
            <text:p>1 013</text:p>
          </table:table-cell>
          <table:table-cell office:value-type="float" office:value="1165" table:style-name="ce2">
            <text:p>1 165</text:p>
          </table:table-cell>
          <table:table-cell office:value-type="float" office:value="1046" table:style-name="ce2">
            <text:p>1 046</text:p>
          </table:table-cell>
          <table:table-cell office:value-type="float" office:value="1141" table:style-name="ce2">
            <text:p>1 141</text:p>
          </table:table-cell>
          <table:table-cell office:value-type="float" office:value="1301" table:style-name="ce2">
            <text:p>1 301</text:p>
          </table:table-cell>
          <table:table-cell office:value-type="float" office:value="1551" table:style-name="ce2">
            <text:p>1 551</text:p>
          </table:table-cell>
          <table:table-cell office:value-type="float" office:value="1902" table:style-name="ce2">
            <text:p>1 902</text:p>
          </table:table-cell>
          <table:table-cell office:value-type="float" office:value="2012" table:style-name="ce2">
            <text:p>2 0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uyana Guyana</text:p>
          </table:table-cell>
          <table:table-cell office:value-type="float" office:value="3033" table:style-name="ce2">
            <text:p>3 033</text:p>
          </table:table-cell>
          <table:table-cell office:value-type="float" office:value="4795" table:style-name="ce2">
            <text:p>4 795</text:p>
          </table:table-cell>
          <table:table-cell office:value-type="float" office:value="5904" table:style-name="ce2">
            <text:p>5 904</text:p>
          </table:table-cell>
          <table:table-cell office:value-type="float" office:value="6771" table:style-name="ce2">
            <text:p>6 771</text:p>
          </table:table-cell>
          <table:table-cell office:value-type="float" office:value="9352" table:style-name="ce2">
            <text:p>9 352</text:p>
          </table:table-cell>
          <table:table-cell office:value-type="float" office:value="11382" table:style-name="ce2">
            <text:p>11 382</text:p>
          </table:table-cell>
          <table:table-cell office:value-type="float" office:value="19440" table:style-name="ce2">
            <text:p>19 440</text:p>
          </table:table-cell>
          <table:table-cell office:value-type="float" office:value="24087" table:style-name="ce2">
            <text:p>24 0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iti Haiti</text:p>
          </table:table-cell>
          <table:table-cell office:value-type="float" office:value="2179" table:style-name="ce2">
            <text:p>2 179</text:p>
          </table:table-cell>
          <table:table-cell office:value-type="float" office:value="1972" table:style-name="ce2">
            <text:p>1 972</text:p>
          </table:table-cell>
          <table:table-cell office:value-type="float" office:value="2213" table:style-name="ce2">
            <text:p>2 213</text:p>
          </table:table-cell>
          <table:table-cell office:value-type="float" office:value="2414" table:style-name="ce2">
            <text:p>2 414</text:p>
          </table:table-cell>
          <table:table-cell office:value-type="float" office:value="2684" table:style-name="ce2">
            <text:p>2 684</text:p>
          </table:table-cell>
          <table:table-cell office:value-type="float" office:value="2935" table:style-name="ce2">
            <text:p>2 935</text:p>
          </table:table-cell>
          <table:table-cell office:value-type="float" office:value="3121" table:style-name="ce2">
            <text:p>3 121</text:p>
          </table:table-cell>
          <table:table-cell office:value-type="float" office:value="3153" table:style-name="ce2">
            <text:p>3 15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onduras Honduras</text:p>
          </table:table-cell>
          <table:table-cell office:value-type="float" office:value="2010" table:style-name="ce2">
            <text:p>2 010</text:p>
          </table:table-cell>
          <table:table-cell office:value-type="float" office:value="2292" table:style-name="ce2">
            <text:p>2 292</text:p>
          </table:table-cell>
          <table:table-cell office:value-type="float" office:value="2556" table:style-name="ce2">
            <text:p>2 556</text:p>
          </table:table-cell>
          <table:table-cell office:value-type="float" office:value="3167" table:style-name="ce2">
            <text:p>3 167</text:p>
          </table:table-cell>
          <table:table-cell office:value-type="float" office:value="3719" table:style-name="ce2">
            <text:p>3 719</text:p>
          </table:table-cell>
          <table:table-cell office:value-type="float" office:value="4729" table:style-name="ce2">
            <text:p>4 729</text:p>
          </table:table-cell>
          <table:table-cell office:value-type="float" office:value="5304" table:style-name="ce2">
            <text:p>5 304</text:p>
          </table:table-cell>
          <table:table-cell office:value-type="float" office:value="6122" table:style-name="ce2">
            <text:p>6 1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ongkong Hongkong</text:p>
          </table:table-cell>
          <table:table-cell office:value-type="float" office:value="18250" table:style-name="ce2">
            <text:p>18 250</text:p>
          </table:table-cell>
          <table:table-cell office:value-type="float" office:value="24711" table:style-name="ce2">
            <text:p>24 711</text:p>
          </table:table-cell>
          <table:table-cell office:value-type="float" office:value="28221" table:style-name="ce2">
            <text:p>28 221</text:p>
          </table:table-cell>
          <table:table-cell office:value-type="float" office:value="38075" table:style-name="ce2">
            <text:p>38 075</text:p>
          </table:table-cell>
          <table:table-cell office:value-type="float" office:value="49191" table:style-name="ce2">
            <text:p>49 191</text:p>
          </table:table-cell>
          <table:table-cell office:value-type="float" office:value="56409" table:style-name="ce2">
            <text:p>56 409</text:p>
          </table:table-cell>
          <table:table-cell office:value-type="float" office:value="58949" table:style-name="ce2">
            <text:p>58 949</text:p>
          </table:table-cell>
          <table:table-cell office:value-type="float" office:value="65892" table:style-name="ce2">
            <text:p>65 8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ďarsko Maďarsko</text:p>
          </table:table-cell>
          <table:table-cell office:value-type="string" table:style-name="ce1">
            <text:p>-</text:p>
          </table:table-cell>
          <table:table-cell office:value-type="float" office:value="9193" table:style-name="ce2">
            <text:p>9 193</text:p>
          </table:table-cell>
          <table:table-cell office:value-type="float" office:value="11855" table:style-name="ce2">
            <text:p>11 855</text:p>
          </table:table-cell>
          <table:table-cell office:value-type="float" office:value="17112" table:style-name="ce2">
            <text:p>17 112</text:p>
          </table:table-cell>
          <table:table-cell office:value-type="float" office:value="21752" table:style-name="ce2">
            <text:p>21 752</text:p>
          </table:table-cell>
          <table:table-cell office:value-type="float" office:value="26807" table:style-name="ce2">
            <text:p>26 807</text:p>
          </table:table-cell>
          <table:table-cell office:value-type="float" office:value="34061" table:style-name="ce2">
            <text:p>34 061</text:p>
          </table:table-cell>
          <table:table-cell office:value-type="float" office:value="36765" table:style-name="ce2">
            <text:p>36 7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Čad Čad</text:p>
          </table:table-cell>
          <table:table-cell office:value-type="float" office:value="714" table:style-name="ce1">
            <text:p>714</text:p>
          </table:table-cell>
          <table:table-cell office:value-type="float" office:value="751" table:style-name="ce1">
            <text:p>751</text:p>
          </table:table-cell>
          <table:table-cell office:value-type="float" office:value="774" table:style-name="ce1">
            <text:p>774</text:p>
          </table:table-cell>
          <table:table-cell office:value-type="float" office:value="1561" table:style-name="ce2">
            <text:p>1 561</text:p>
          </table:table-cell>
          <table:table-cell office:value-type="float" office:value="1829" table:style-name="ce2">
            <text:p>1 829</text:p>
          </table:table-cell>
          <table:table-cell office:value-type="float" office:value="1816" table:style-name="ce2">
            <text:p>1 816</text:p>
          </table:table-cell>
          <table:table-cell office:value-type="float" office:value="1571" table:style-name="ce2">
            <text:p>1 571</text:p>
          </table:table-cell>
          <table:table-cell office:value-type="float" office:value="1566" table:style-name="ce2">
            <text:p>1 5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ile Chile</text:p>
          </table:table-cell>
          <table:table-cell office:value-type="float" office:value="4437" table:style-name="ce2">
            <text:p>4 437</text:p>
          </table:table-cell>
          <table:table-cell office:value-type="float" office:value="7250" table:style-name="ce2">
            <text:p>7 250</text:p>
          </table:table-cell>
          <table:table-cell office:value-type="float" office:value="9468" table:style-name="ce2">
            <text:p>9 468</text:p>
          </table:table-cell>
          <table:table-cell office:value-type="float" office:value="12685" table:style-name="ce2">
            <text:p>12 685</text:p>
          </table:table-cell>
          <table:table-cell office:value-type="float" office:value="18105" table:style-name="ce2">
            <text:p>18 105</text:p>
          </table:table-cell>
          <table:table-cell office:value-type="float" office:value="22691" table:style-name="ce2">
            <text:p>22 691</text:p>
          </table:table-cell>
          <table:table-cell office:value-type="float" office:value="24808" table:style-name="ce2">
            <text:p>24 808</text:p>
          </table:table-cell>
          <table:table-cell office:value-type="float" office:value="28372" table:style-name="ce2">
            <text:p>28 3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Čína Čína</text:p>
          </table:table-cell>
          <table:table-cell office:value-type="float" office:value="981" table:style-name="ce1">
            <text:p>981</text:p>
          </table:table-cell>
          <table:table-cell office:value-type="float" office:value="1861" table:style-name="ce2">
            <text:p>1 861</text:p>
          </table:table-cell>
          <table:table-cell office:value-type="float" office:value="2917" table:style-name="ce2">
            <text:p>2 917</text:p>
          </table:table-cell>
          <table:table-cell office:value-type="float" office:value="5056" table:style-name="ce2">
            <text:p>5 056</text:p>
          </table:table-cell>
          <table:table-cell office:value-type="float" office:value="9255" table:style-name="ce2">
            <text:p>9 255</text:p>
          </table:table-cell>
          <table:table-cell office:value-type="float" office:value="12898" table:style-name="ce2">
            <text:p>12 898</text:p>
          </table:table-cell>
          <table:table-cell office:value-type="float" office:value="17189" table:style-name="ce2">
            <text:p>17 189</text:p>
          </table:table-cell>
          <table:table-cell office:value-type="float" office:value="19338" table:style-name="ce2">
            <text:p>19 33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sland Island</text:p>
          </table:table-cell>
          <table:table-cell office:value-type="string" table:style-name="ce1">
            <text:p>-</text:p>
          </table:table-cell>
          <table:table-cell office:value-type="float" office:value="23956" table:style-name="ce2">
            <text:p>23 956</text:p>
          </table:table-cell>
          <table:table-cell office:value-type="float" office:value="29783" table:style-name="ce2">
            <text:p>29 783</text:p>
          </table:table-cell>
          <table:table-cell office:value-type="float" office:value="37323" table:style-name="ce2">
            <text:p>37 323</text:p>
          </table:table-cell>
          <table:table-cell office:value-type="float" office:value="39775" table:style-name="ce2">
            <text:p>39 775</text:p>
          </table:table-cell>
          <table:table-cell office:value-type="float" office:value="49201" table:style-name="ce2">
            <text:p>49 201</text:p>
          </table:table-cell>
          <table:table-cell office:value-type="float" office:value="54714" table:style-name="ce2">
            <text:p>54 714</text:p>
          </table:table-cell>
          <table:table-cell office:value-type="float" office:value="57967" table:style-name="ce2">
            <text:p>57 9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ie Indie</text:p>
          </table:table-cell>
          <table:table-cell office:value-type="float" office:value="1204" table:style-name="ce2">
            <text:p>1 204</text:p>
          </table:table-cell>
          <table:table-cell office:value-type="float" office:value="1572" table:style-name="ce2">
            <text:p>1 572</text:p>
          </table:table-cell>
          <table:table-cell office:value-type="float" office:value="2087" table:style-name="ce2">
            <text:p>2 087</text:p>
          </table:table-cell>
          <table:table-cell office:value-type="float" office:value="2937" table:style-name="ce2">
            <text:p>2 937</text:p>
          </table:table-cell>
          <table:table-cell office:value-type="float" office:value="4216" table:style-name="ce2">
            <text:p>4 216</text:p>
          </table:table-cell>
          <table:table-cell office:value-type="float" office:value="5412" table:style-name="ce2">
            <text:p>5 412</text:p>
          </table:table-cell>
          <table:table-cell office:value-type="float" office:value="6449" table:style-name="ce2">
            <text:p>6 449</text:p>
          </table:table-cell>
          <table:table-cell office:value-type="float" office:value="7242" table:style-name="ce2">
            <text:p>7 24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onésie Indonésie</text:p>
          </table:table-cell>
          <table:table-cell office:value-type="float" office:value="3070" table:style-name="ce2">
            <text:p>3 070</text:p>
          </table:table-cell>
          <table:table-cell office:value-type="float" office:value="4490" table:style-name="ce2">
            <text:p>4 490</text:p>
          </table:table-cell>
          <table:table-cell office:value-type="float" office:value="4682" table:style-name="ce2">
            <text:p>4 682</text:p>
          </table:table-cell>
          <table:table-cell office:value-type="float" office:value="6189" table:style-name="ce2">
            <text:p>6 189</text:p>
          </table:table-cell>
          <table:table-cell office:value-type="float" office:value="8431" table:style-name="ce2">
            <text:p>8 431</text:p>
          </table:table-cell>
          <table:table-cell office:value-type="float" office:value="10219" table:style-name="ce2">
            <text:p>10 219</text:p>
          </table:table-cell>
          <table:table-cell office:value-type="float" office:value="12146" table:style-name="ce2">
            <text:p>12 146</text:p>
          </table:table-cell>
          <table:table-cell office:value-type="float" office:value="13027" table:style-name="ce2">
            <text:p>13 0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Írán Írán</text:p>
          </table:table-cell>
          <table:table-cell office:value-type="float" office:value="7592" table:style-name="ce2">
            <text:p>7 592</text:p>
          </table:table-cell>
          <table:table-cell office:value-type="float" office:value="9082" table:style-name="ce2">
            <text:p>9 082</text:p>
          </table:table-cell>
          <table:table-cell office:value-type="float" office:value="10871" table:style-name="ce2">
            <text:p>10 871</text:p>
          </table:table-cell>
          <table:table-cell office:value-type="float" office:value="14738" table:style-name="ce2">
            <text:p>14 738</text:p>
          </table:table-cell>
          <table:table-cell office:value-type="float" office:value="18349" table:style-name="ce2">
            <text:p>18 349</text:p>
          </table:table-cell>
          <table:table-cell office:value-type="float" office:value="13828" table:style-name="ce2">
            <text:p>13 828</text:p>
          </table:table-cell>
          <table:table-cell office:value-type="float" office:value="15223" table:style-name="ce2">
            <text:p>15 223</text:p>
          </table:table-cell>
          <table:table-cell office:value-type="float" office:value="16484" table:style-name="ce2">
            <text:p>16 4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rák Irák</text:p>
          </table:table-cell>
          <table:table-cell office:value-type="string" table:style-name="ce1">
            <text:p>-</text:p>
          </table:table-cell>
          <table:table-cell office:value-type="float" office:value="4570" table:style-name="ce2">
            <text:p>4 570</text:p>
          </table:table-cell>
          <table:table-cell office:value-type="float" office:value="10539" table:style-name="ce2">
            <text:p>10 539</text:p>
          </table:table-cell>
          <table:table-cell office:value-type="float" office:value="9360" table:style-name="ce2">
            <text:p>9 360</text:p>
          </table:table-cell>
          <table:table-cell office:value-type="float" office:value="12099" table:style-name="ce2">
            <text:p>12 099</text:p>
          </table:table-cell>
          <table:table-cell office:value-type="float" office:value="9199" table:style-name="ce2">
            <text:p>9 199</text:p>
          </table:table-cell>
          <table:table-cell office:value-type="float" office:value="9408" table:style-name="ce2">
            <text:p>9 408</text:p>
          </table:table-cell>
          <table:table-cell office:value-type="float" office:value="9846" table:style-name="ce2">
            <text:p>9 8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rsko Irsko</text:p>
          </table:table-cell>
          <table:table-cell office:value-type="float" office:value="13744" table:style-name="ce2">
            <text:p>13 744</text:p>
          </table:table-cell>
          <table:table-cell office:value-type="float" office:value="18945" table:style-name="ce2">
            <text:p>18 945</text:p>
          </table:table-cell>
          <table:table-cell office:value-type="float" office:value="30210" table:style-name="ce2">
            <text:p>30 210</text:p>
          </table:table-cell>
          <table:table-cell office:value-type="float" office:value="40466" table:style-name="ce2">
            <text:p>40 466</text:p>
          </table:table-cell>
          <table:table-cell office:value-type="float" office:value="43203" table:style-name="ce2">
            <text:p>43 203</text:p>
          </table:table-cell>
          <table:table-cell office:value-type="float" office:value="69029" table:style-name="ce2">
            <text:p>69 029</text:p>
          </table:table-cell>
          <table:table-cell office:value-type="float" office:value="93942" table:style-name="ce2">
            <text:p>93 942</text:p>
          </table:table-cell>
          <table:table-cell office:value-type="float" office:value="105355" table:style-name="ce2">
            <text:p>105 3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zrael Izrael</text:p>
          </table:table-cell>
          <table:table-cell office:value-type="string" table:style-name="ce1">
            <text:p>-</text:p>
          </table:table-cell>
          <table:table-cell office:value-type="float" office:value="19663" table:style-name="ce2">
            <text:p>19 663</text:p>
          </table:table-cell>
          <table:table-cell office:value-type="float" office:value="25012" table:style-name="ce2">
            <text:p>25 012</text:p>
          </table:table-cell>
          <table:table-cell office:value-type="float" office:value="24854" table:style-name="ce2">
            <text:p>24 854</text:p>
          </table:table-cell>
          <table:table-cell office:value-type="float" office:value="28843" table:style-name="ce2">
            <text:p>28 843</text:p>
          </table:table-cell>
          <table:table-cell office:value-type="float" office:value="35470" table:style-name="ce2">
            <text:p>35 470</text:p>
          </table:table-cell>
          <table:table-cell office:value-type="float" office:value="39620" table:style-name="ce2">
            <text:p>39 620</text:p>
          </table:table-cell>
          <table:table-cell office:value-type="float" office:value="43451" table:style-name="ce2">
            <text:p>43 4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tálie Itálie</text:p>
          </table:table-cell>
          <table:table-cell office:value-type="float" office:value="18639" table:style-name="ce2">
            <text:p>18 639</text:p>
          </table:table-cell>
          <table:table-cell office:value-type="float" office:value="22396" table:style-name="ce2">
            <text:p>22 396</text:p>
          </table:table-cell>
          <table:table-cell office:value-type="float" office:value="27076" table:style-name="ce2">
            <text:p>27 076</text:p>
          </table:table-cell>
          <table:table-cell office:value-type="float" office:value="30131" table:style-name="ce2">
            <text:p>30 131</text:p>
          </table:table-cell>
          <table:table-cell office:value-type="float" office:value="35158" table:style-name="ce2">
            <text:p>35 158</text:p>
          </table:table-cell>
          <table:table-cell office:value-type="float" office:value="36899" table:style-name="ce2">
            <text:p>36 899</text:p>
          </table:table-cell>
          <table:table-cell office:value-type="float" office:value="43035" table:style-name="ce2">
            <text:p>43 035</text:p>
          </table:table-cell>
          <table:table-cell office:value-type="float" office:value="46374" table:style-name="ce2">
            <text:p>46 3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amajka Jamajka</text:p>
          </table:table-cell>
          <table:table-cell office:value-type="float" office:value="4816" table:style-name="ce2">
            <text:p>4 816</text:p>
          </table:table-cell>
          <table:table-cell office:value-type="float" office:value="6289" table:style-name="ce2">
            <text:p>6 289</text:p>
          </table:table-cell>
          <table:table-cell office:value-type="float" office:value="6452" table:style-name="ce2">
            <text:p>6 452</text:p>
          </table:table-cell>
          <table:table-cell office:value-type="float" office:value="7735" table:style-name="ce2">
            <text:p>7 735</text:p>
          </table:table-cell>
          <table:table-cell office:value-type="float" office:value="8122" table:style-name="ce2">
            <text:p>8 122</text:p>
          </table:table-cell>
          <table:table-cell office:value-type="float" office:value="9096" table:style-name="ce2">
            <text:p>9 096</text:p>
          </table:table-cell>
          <table:table-cell office:value-type="float" office:value="9702" table:style-name="ce2">
            <text:p>9 702</text:p>
          </table:table-cell>
          <table:table-cell office:value-type="float" office:value="10543" table:style-name="ce2">
            <text:p>10 54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aponsko Japonsko</text:p>
          </table:table-cell>
          <table:table-cell office:value-type="float" office:value="19581" table:style-name="ce2">
            <text:p>19 581</text:p>
          </table:table-cell>
          <table:table-cell office:value-type="float" office:value="23859" table:style-name="ce2">
            <text:p>23 859</text:p>
          </table:table-cell>
          <table:table-cell office:value-type="float" office:value="27287" table:style-name="ce2">
            <text:p>27 287</text:p>
          </table:table-cell>
          <table:table-cell office:value-type="float" office:value="32170" table:style-name="ce2">
            <text:p>32 170</text:p>
          </table:table-cell>
          <table:table-cell office:value-type="float" office:value="35335" table:style-name="ce2">
            <text:p>35 335</text:p>
          </table:table-cell>
          <table:table-cell office:value-type="float" office:value="40899" table:style-name="ce2">
            <text:p>40 899</text:p>
          </table:table-cell>
          <table:table-cell office:value-type="float" office:value="41517" table:style-name="ce2">
            <text:p>41 517</text:p>
          </table:table-cell>
          <table:table-cell office:value-type="float" office:value="42140" table:style-name="ce2">
            <text:p>42 1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ordánsko Jordánsko</text:p>
          </table:table-cell>
          <table:table-cell office:value-type="float" office:value="4492" table:style-name="ce2">
            <text:p>4 492</text:p>
          </table:table-cell>
          <table:table-cell office:value-type="float" office:value="5357" table:style-name="ce2">
            <text:p>5 357</text:p>
          </table:table-cell>
          <table:table-cell office:value-type="float" office:value="6009" table:style-name="ce2">
            <text:p>6 009</text:p>
          </table:table-cell>
          <table:table-cell office:value-type="float" office:value="8172" table:style-name="ce2">
            <text:p>8 172</text:p>
          </table:table-cell>
          <table:table-cell office:value-type="float" office:value="9912" table:style-name="ce2">
            <text:p>9 912</text:p>
          </table:table-cell>
          <table:table-cell office:value-type="float" office:value="9238" table:style-name="ce2">
            <text:p>9 238</text:p>
          </table:table-cell>
          <table:table-cell office:value-type="float" office:value="9707" table:style-name="ce2">
            <text:p>9 707</text:p>
          </table:table-cell>
          <table:table-cell office:value-type="float" office:value="10133" table:style-name="ce2">
            <text:p>10 13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zachstán Kazachstán</text:p>
          </table:table-cell>
          <table:table-cell office:value-type="float" office:value="8262" table:style-name="ce2">
            <text:p>8 262</text:p>
          </table:table-cell>
          <table:table-cell office:value-type="float" office:value="5918" table:style-name="ce2">
            <text:p>5 918</text:p>
          </table:table-cell>
          <table:table-cell office:value-type="float" office:value="7725" table:style-name="ce2">
            <text:p>7 725</text:p>
          </table:table-cell>
          <table:table-cell office:value-type="float" office:value="13942" table:style-name="ce2">
            <text:p>13 942</text:p>
          </table:table-cell>
          <table:table-cell office:value-type="float" office:value="19227" table:style-name="ce2">
            <text:p>19 227</text:p>
          </table:table-cell>
          <table:table-cell office:value-type="float" office:value="23224" table:style-name="ce2">
            <text:p>23 224</text:p>
          </table:table-cell>
          <table:table-cell office:value-type="float" office:value="26750" table:style-name="ce2">
            <text:p>26 750</text:p>
          </table:table-cell>
          <table:table-cell office:value-type="float" office:value="28685" table:style-name="ce2">
            <text:p>28 6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eňa Keňa</text:p>
          </table:table-cell>
          <table:table-cell office:value-type="float" office:value="1709" table:style-name="ce2">
            <text:p>1 709</text:p>
          </table:table-cell>
          <table:table-cell office:value-type="float" office:value="1799" table:style-name="ce2">
            <text:p>1 799</text:p>
          </table:table-cell>
          <table:table-cell office:value-type="float" office:value="1894" table:style-name="ce2">
            <text:p>1 894</text:p>
          </table:table-cell>
          <table:table-cell office:value-type="float" office:value="2186" table:style-name="ce2">
            <text:p>2 186</text:p>
          </table:table-cell>
          <table:table-cell office:value-type="float" office:value="2640" table:style-name="ce2">
            <text:p>2 640</text:p>
          </table:table-cell>
          <table:table-cell office:value-type="float" office:value="3764" table:style-name="ce2">
            <text:p>3 764</text:p>
          </table:table-cell>
          <table:table-cell office:value-type="float" office:value="4745" table:style-name="ce2">
            <text:p>4 745</text:p>
          </table:table-cell>
          <table:table-cell office:value-type="float" office:value="5211" table:style-name="ce2">
            <text:p>5 2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iribati Kiribati</text:p>
          </table:table-cell>
          <table:table-cell office:value-type="float" office:value="1208" table:style-name="ce2">
            <text:p>1 208</text:p>
          </table:table-cell>
          <table:table-cell office:value-type="float" office:value="1301" table:style-name="ce2">
            <text:p>1 301</text:p>
          </table:table-cell>
          <table:table-cell office:value-type="float" office:value="1494" table:style-name="ce2">
            <text:p>1 494</text:p>
          </table:table-cell>
          <table:table-cell office:value-type="float" office:value="1633" table:style-name="ce2">
            <text:p>1 633</text:p>
          </table:table-cell>
          <table:table-cell office:value-type="float" office:value="1624" table:style-name="ce2">
            <text:p>1 624</text:p>
          </table:table-cell>
          <table:table-cell office:value-type="float" office:value="1981" table:style-name="ce2">
            <text:p>1 981</text:p>
          </table:table-cell>
          <table:table-cell office:value-type="float" office:value="2051" table:style-name="ce2">
            <text:p>2 051</text:p>
          </table:table-cell>
          <table:table-cell office:value-type="float" office:value="2128" table:style-name="ce2">
            <text:p>2 12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ižní Korea Jižní Korea</text:p>
          </table:table-cell>
          <table:table-cell office:value-type="float" office:value="8355" table:style-name="ce2">
            <text:p>8 355</text:p>
          </table:table-cell>
          <table:table-cell office:value-type="float" office:value="13503" table:style-name="ce2">
            <text:p>13 503</text:p>
          </table:table-cell>
          <table:table-cell office:value-type="float" office:value="18539" table:style-name="ce2">
            <text:p>18 539</text:p>
          </table:table-cell>
          <table:table-cell office:value-type="float" office:value="25187" table:style-name="ce2">
            <text:p>25 187</text:p>
          </table:table-cell>
          <table:table-cell office:value-type="float" office:value="31737" table:style-name="ce2">
            <text:p>31 737</text:p>
          </table:table-cell>
          <table:table-cell office:value-type="float" office:value="37902" table:style-name="ce2">
            <text:p>37 902</text:p>
          </table:table-cell>
          <table:table-cell office:value-type="float" office:value="44698" table:style-name="ce2">
            <text:p>44 698</text:p>
          </table:table-cell>
          <table:table-cell office:value-type="float" office:value="46889" table:style-name="ce2">
            <text:p>46 8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osovo Kosov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31" table:style-name="ce2">
            <text:p>7 231</text:p>
          </table:table-cell>
          <table:table-cell office:value-type="float" office:value="9357" table:style-name="ce2">
            <text:p>9 357</text:p>
          </table:table-cell>
          <table:table-cell office:value-type="float" office:value="11293" table:style-name="ce2">
            <text:p>11 293</text:p>
          </table:table-cell>
          <table:table-cell office:value-type="float" office:value="13056" table:style-name="ce2">
            <text:p>13 05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uvajt Kuvajt</text:p>
          </table:table-cell>
          <table:table-cell office:value-type="string" table:style-name="ce1">
            <text:p>-</text:p>
          </table:table-cell>
          <table:table-cell office:value-type="float" office:value="58082" table:style-name="ce2">
            <text:p>58 082</text:p>
          </table:table-cell>
          <table:table-cell office:value-type="float" office:value="59312" table:style-name="ce2">
            <text:p>59 312</text:p>
          </table:table-cell>
          <table:table-cell office:value-type="float" office:value="85033" table:style-name="ce2">
            <text:p>85 033</text:p>
          </table:table-cell>
          <table:table-cell office:value-type="float" office:value="75194" table:style-name="ce2">
            <text:p>75 194</text:p>
          </table:table-cell>
          <table:table-cell office:value-type="float" office:value="46347" table:style-name="ce2">
            <text:p>46 347</text:p>
          </table:table-cell>
          <table:table-cell office:value-type="float" office:value="46328" table:style-name="ce2">
            <text:p>46 328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yrgyzstán Kyrgyzstán</text:p>
          </table:table-cell>
          <table:table-cell office:value-type="float" office:value="2544" table:style-name="ce2">
            <text:p>2 544</text:p>
          </table:table-cell>
          <table:table-cell office:value-type="float" office:value="1401" table:style-name="ce2">
            <text:p>1 401</text:p>
          </table:table-cell>
          <table:table-cell office:value-type="float" office:value="1862" table:style-name="ce2">
            <text:p>1 862</text:p>
          </table:table-cell>
          <table:table-cell office:value-type="float" office:value="2385" table:style-name="ce2">
            <text:p>2 385</text:p>
          </table:table-cell>
          <table:table-cell office:value-type="float" office:value="3086" table:style-name="ce2">
            <text:p>3 086</text:p>
          </table:table-cell>
          <table:table-cell office:value-type="float" office:value="4215" table:style-name="ce2">
            <text:p>4 215</text:p>
          </table:table-cell>
          <table:table-cell office:value-type="float" office:value="4985" table:style-name="ce2">
            <text:p>4 985</text:p>
          </table:table-cell>
          <table:table-cell office:value-type="float" office:value="5290" table:style-name="ce2">
            <text:p>5 2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os Laos</text:p>
          </table:table-cell>
          <table:table-cell office:value-type="float" office:value="1011" table:style-name="ce2">
            <text:p>1 011</text:p>
          </table:table-cell>
          <table:table-cell office:value-type="float" office:value="1349" table:style-name="ce2">
            <text:p>1 349</text:p>
          </table:table-cell>
          <table:table-cell office:value-type="float" office:value="1794" table:style-name="ce2">
            <text:p>1 794</text:p>
          </table:table-cell>
          <table:table-cell office:value-type="float" office:value="2526" table:style-name="ce2">
            <text:p>2 526</text:p>
          </table:table-cell>
          <table:table-cell office:value-type="float" office:value="3778" table:style-name="ce2">
            <text:p>3 778</text:p>
          </table:table-cell>
          <table:table-cell office:value-type="float" office:value="6126" table:style-name="ce2">
            <text:p>6 126</text:p>
          </table:table-cell>
          <table:table-cell office:value-type="float" office:value="8189" table:style-name="ce2">
            <text:p>8 189</text:p>
          </table:table-cell>
          <table:table-cell office:value-type="float" office:value="8621" table:style-name="ce2">
            <text:p>8 6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otyšsko Lotyšsko</text:p>
          </table:table-cell>
          <table:table-cell office:value-type="string" table:style-name="ce1">
            <text:p>-</text:p>
          </table:table-cell>
          <table:table-cell office:value-type="float" office:value="5518" table:style-name="ce2">
            <text:p>5 518</text:p>
          </table:table-cell>
          <table:table-cell office:value-type="float" office:value="8041" table:style-name="ce2">
            <text:p>8 041</text:p>
          </table:table-cell>
          <table:table-cell office:value-type="float" office:value="13914" table:style-name="ce2">
            <text:p>13 914</text:p>
          </table:table-cell>
          <table:table-cell office:value-type="float" office:value="17707" table:style-name="ce2">
            <text:p>17 707</text:p>
          </table:table-cell>
          <table:table-cell office:value-type="float" office:value="24973" table:style-name="ce2">
            <text:p>24 973</text:p>
          </table:table-cell>
          <table:table-cell office:value-type="float" office:value="32103" table:style-name="ce2">
            <text:p>32 103</text:p>
          </table:table-cell>
          <table:table-cell office:value-type="float" office:value="34258" table:style-name="ce2">
            <text:p>34 2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banon Libanon</text:p>
          </table:table-cell>
          <table:table-cell office:value-type="float" office:value="2991" table:style-name="ce2">
            <text:p>2 991</text:p>
          </table:table-cell>
          <table:table-cell office:value-type="float" office:value="6797" table:style-name="ce2">
            <text:p>6 797</text:p>
          </table:table-cell>
          <table:table-cell office:value-type="float" office:value="7953" table:style-name="ce2">
            <text:p>7 953</text:p>
          </table:table-cell>
          <table:table-cell office:value-type="float" office:value="10079" table:style-name="ce2">
            <text:p>10 079</text:p>
          </table:table-cell>
          <table:table-cell office:value-type="float" office:value="14835" table:style-name="ce2">
            <text:p>14 835</text:p>
          </table:table-cell>
          <table:table-cell office:value-type="float" office:value="15380" table:style-name="ce2">
            <text:p>15 380</text:p>
          </table:table-cell>
          <table:table-cell office:value-type="float" office:value="14536" table:style-name="ce2">
            <text:p>14 536</text:p>
          </table:table-cell>
          <table:table-cell office:value-type="float" office:value="14257" table:style-name="ce2">
            <text:p>14 2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sotho Lesotho</text:p>
          </table:table-cell>
          <table:table-cell office:value-type="float" office:value="769" table:style-name="ce1">
            <text:p>769</text:p>
          </table:table-cell>
          <table:table-cell office:value-type="float" office:value="1046" table:style-name="ce2">
            <text:p>1 046</text:p>
          </table:table-cell>
          <table:table-cell office:value-type="float" office:value="1276" table:style-name="ce2">
            <text:p>1 276</text:p>
          </table:table-cell>
          <table:table-cell office:value-type="float" office:value="1660" table:style-name="ce2">
            <text:p>1 660</text:p>
          </table:table-cell>
          <table:table-cell office:value-type="float" office:value="2124" table:style-name="ce2">
            <text:p>2 124</text:p>
          </table:table-cell>
          <table:table-cell office:value-type="float" office:value="2991" table:style-name="ce2">
            <text:p>2 991</text:p>
          </table:table-cell>
          <table:table-cell office:value-type="float" office:value="2418" table:style-name="ce2">
            <text:p>2 418</text:p>
          </table:table-cell>
          <table:table-cell office:value-type="float" office:value="2522" table:style-name="ce2">
            <text:p>2 5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bérie Libéri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6" table:style-name="ce1">
            <text:p>976</text:p>
          </table:table-cell>
          <table:table-cell office:value-type="float" office:value="782" table:style-name="ce1">
            <text:p>782</text:p>
          </table:table-cell>
          <table:table-cell office:value-type="float" office:value="989" table:style-name="ce1">
            <text:p>989</text:p>
          </table:table-cell>
          <table:table-cell office:value-type="float" office:value="1273" table:style-name="ce2">
            <text:p>1 273</text:p>
          </table:table-cell>
          <table:table-cell office:value-type="float" office:value="1460" table:style-name="ce2">
            <text:p>1 460</text:p>
          </table:table-cell>
          <table:table-cell office:value-type="float" office:value="1564" table:style-name="ce2">
            <text:p>1 5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bye Liby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215" table:style-name="ce2">
            <text:p>21 215</text:p>
          </table:table-cell>
          <table:table-cell office:value-type="float" office:value="26996" table:style-name="ce2">
            <text:p>26 996</text:p>
          </table:table-cell>
          <table:table-cell office:value-type="float" office:value="30257" table:style-name="ce2">
            <text:p>30 257</text:p>
          </table:table-cell>
          <table:table-cell office:value-type="float" office:value="22163" table:style-name="ce2">
            <text:p>22 163</text:p>
          </table:table-cell>
          <table:table-cell office:value-type="float" office:value="17851" table:style-name="ce2">
            <text:p>17 851</text:p>
          </table:table-cell>
          <table:table-cell office:value-type="float" office:value="24131" table:style-name="ce2">
            <text:p>24 1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tva Litva</text:p>
          </table:table-cell>
          <table:table-cell office:value-type="string" table:style-name="ce1">
            <text:p>-</text:p>
          </table:table-cell>
          <table:table-cell office:value-type="float" office:value="5931" table:style-name="ce2">
            <text:p>5 931</text:p>
          </table:table-cell>
          <table:table-cell office:value-type="float" office:value="8447" table:style-name="ce2">
            <text:p>8 447</text:p>
          </table:table-cell>
          <table:table-cell office:value-type="float" office:value="14511" table:style-name="ce2">
            <text:p>14 511</text:p>
          </table:table-cell>
          <table:table-cell office:value-type="float" office:value="20097" table:style-name="ce2">
            <text:p>20 097</text:p>
          </table:table-cell>
          <table:table-cell office:value-type="float" office:value="28834" table:style-name="ce2">
            <text:p>28 834</text:p>
          </table:table-cell>
          <table:table-cell office:value-type="float" office:value="39913" table:style-name="ce2">
            <text:p>39 913</text:p>
          </table:table-cell>
          <table:table-cell office:value-type="float" office:value="43185" table:style-name="ce2">
            <text:p>43 1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ucembursko Lucembursko</text:p>
          </table:table-cell>
          <table:table-cell office:value-type="float" office:value="29951" table:style-name="ce2">
            <text:p>29 951</text:p>
          </table:table-cell>
          <table:table-cell office:value-type="float" office:value="38348" table:style-name="ce2">
            <text:p>38 348</text:p>
          </table:table-cell>
          <table:table-cell office:value-type="float" office:value="55125" table:style-name="ce2">
            <text:p>55 125</text:p>
          </table:table-cell>
          <table:table-cell office:value-type="float" office:value="68788" table:style-name="ce2">
            <text:p>68 788</text:p>
          </table:table-cell>
          <table:table-cell office:value-type="float" office:value="90360" table:style-name="ce2">
            <text:p>90 360</text:p>
          </table:table-cell>
          <table:table-cell office:value-type="float" office:value="107860" table:style-name="ce2">
            <text:p>107 860</text:p>
          </table:table-cell>
          <table:table-cell office:value-type="float" office:value="118962" table:style-name="ce2">
            <text:p>118 962</text:p>
          </table:table-cell>
          <table:table-cell office:value-type="float" office:value="133330" table:style-name="ce2">
            <text:p>133 3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cao Macao</text:p>
          </table:table-cell>
          <table:table-cell office:value-type="float" office:value="26720" table:style-name="ce2">
            <text:p>26 720</text:p>
          </table:table-cell>
          <table:table-cell office:value-type="float" office:value="35428" table:style-name="ce2">
            <text:p>35 428</text:p>
          </table:table-cell>
          <table:table-cell office:value-type="float" office:value="34584" table:style-name="ce2">
            <text:p>34 584</text:p>
          </table:table-cell>
          <table:table-cell office:value-type="float" office:value="58695" table:style-name="ce2">
            <text:p>58 695</text:p>
          </table:table-cell>
          <table:table-cell office:value-type="float" office:value="96182" table:style-name="ce2">
            <text:p>96 182</text:p>
          </table:table-cell>
          <table:table-cell office:value-type="float" office:value="113814" table:style-name="ce2">
            <text:p>113 814</text:p>
          </table:table-cell>
          <table:table-cell office:value-type="float" office:value="58180" table:style-name="ce2">
            <text:p>58 180</text:p>
          </table:table-cell>
          <table:table-cell office:value-type="float" office:value="71186" table:style-name="ce2">
            <text:p>71 1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dagaskar Madagaskar</text:p>
          </table:table-cell>
          <table:table-cell office:value-type="float" office:value="1183" table:style-name="ce2">
            <text:p>1 183</text:p>
          </table:table-cell>
          <table:table-cell office:value-type="float" office:value="1125" table:style-name="ce2">
            <text:p>1 125</text:p>
          </table:table-cell>
          <table:table-cell office:value-type="float" office:value="1258" table:style-name="ce2">
            <text:p>1 258</text:p>
          </table:table-cell>
          <table:table-cell office:value-type="float" office:value="1369" table:style-name="ce2">
            <text:p>1 369</text:p>
          </table:table-cell>
          <table:table-cell office:value-type="float" office:value="1494" table:style-name="ce2">
            <text:p>1 494</text:p>
          </table:table-cell>
          <table:table-cell office:value-type="float" office:value="1508" table:style-name="ce2">
            <text:p>1 508</text:p>
          </table:table-cell>
          <table:table-cell office:value-type="float" office:value="1515" table:style-name="ce2">
            <text:p>1 515</text:p>
          </table:table-cell>
          <table:table-cell office:value-type="float" office:value="1608" table:style-name="ce2">
            <text:p>1 6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lawi Malawi</text:p>
          </table:table-cell>
          <table:table-cell office:value-type="float" office:value="656" table:style-name="ce1">
            <text:p>656</text:p>
          </table:table-cell>
          <table:table-cell office:value-type="float" office:value="808" table:style-name="ce1">
            <text:p>808</text:p>
          </table:table-cell>
          <table:table-cell office:value-type="float" office:value="958" table:style-name="ce1">
            <text:p>958</text:p>
          </table:table-cell>
          <table:table-cell office:value-type="float" office:value="1052" table:style-name="ce2">
            <text:p>1 052</text:p>
          </table:table-cell>
          <table:table-cell office:value-type="float" office:value="1432" table:style-name="ce2">
            <text:p>1 432</text:p>
          </table:table-cell>
          <table:table-cell office:value-type="float" office:value="1429" table:style-name="ce2">
            <text:p>1 429</text:p>
          </table:table-cell>
          <table:table-cell office:value-type="float" office:value="1571" table:style-name="ce2">
            <text:p>1 571</text:p>
          </table:table-cell>
          <table:table-cell office:value-type="float" office:value="1638" table:style-name="ce2">
            <text:p>1 63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lajsie Malajsie</text:p>
          </table:table-cell>
          <table:table-cell office:value-type="float" office:value="7010" table:style-name="ce2">
            <text:p>7 010</text:p>
          </table:table-cell>
          <table:table-cell office:value-type="float" office:value="10822" table:style-name="ce2">
            <text:p>10 822</text:p>
          </table:table-cell>
          <table:table-cell office:value-type="float" office:value="13039" table:style-name="ce2">
            <text:p>13 039</text:p>
          </table:table-cell>
          <table:table-cell office:value-type="float" office:value="16314" table:style-name="ce2">
            <text:p>16 314</text:p>
          </table:table-cell>
          <table:table-cell office:value-type="float" office:value="20147" table:style-name="ce2">
            <text:p>20 147</text:p>
          </table:table-cell>
          <table:table-cell office:value-type="float" office:value="24165" table:style-name="ce2">
            <text:p>24 165</text:p>
          </table:table-cell>
          <table:table-cell office:value-type="float" office:value="27246" table:style-name="ce2">
            <text:p>27 246</text:p>
          </table:table-cell>
          <table:table-cell office:value-type="float" office:value="28929" table:style-name="ce2">
            <text:p>28 9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ledivy Maledivy</text:p>
          </table:table-cell>
          <table:table-cell office:value-type="string" table:style-name="ce1">
            <text:p>-</text:p>
          </table:table-cell>
          <table:table-cell office:value-type="float" office:value="6074" table:style-name="ce2">
            <text:p>6 074</text:p>
          </table:table-cell>
          <table:table-cell office:value-type="float" office:value="8358" table:style-name="ce2">
            <text:p>8 358</text:p>
          </table:table-cell>
          <table:table-cell office:value-type="float" office:value="9312" table:style-name="ce2">
            <text:p>9 312</text:p>
          </table:table-cell>
          <table:table-cell office:value-type="float" office:value="12860" table:style-name="ce2">
            <text:p>12 860</text:p>
          </table:table-cell>
          <table:table-cell office:value-type="float" office:value="17513" table:style-name="ce2">
            <text:p>17 513</text:p>
          </table:table-cell>
          <table:table-cell office:value-type="float" office:value="14154" table:style-name="ce2">
            <text:p>14 154</text:p>
          </table:table-cell>
          <table:table-cell office:value-type="float" office:value="20615" table:style-name="ce2">
            <text:p>20 6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li Mali</text:p>
          </table:table-cell>
          <table:table-cell office:value-type="float" office:value="759" table:style-name="ce1">
            <text:p>759</text:p>
          </table:table-cell>
          <table:table-cell office:value-type="float" office:value="903" table:style-name="ce1">
            <text:p>903</text:p>
          </table:table-cell>
          <table:table-cell office:value-type="float" office:value="1104" table:style-name="ce2">
            <text:p>1 104</text:p>
          </table:table-cell>
          <table:table-cell office:value-type="float" office:value="1482" table:style-name="ce2">
            <text:p>1 482</text:p>
          </table:table-cell>
          <table:table-cell office:value-type="float" office:value="1732" table:style-name="ce2">
            <text:p>1 732</text:p>
          </table:table-cell>
          <table:table-cell office:value-type="float" office:value="1957" table:style-name="ce2">
            <text:p>1 957</text:p>
          </table:table-cell>
          <table:table-cell office:value-type="float" office:value="2240" table:style-name="ce2">
            <text:p>2 240</text:p>
          </table:table-cell>
          <table:table-cell office:value-type="float" office:value="2330" table:style-name="ce2">
            <text:p>2 3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lta Malta</text:p>
          </table:table-cell>
          <table:table-cell office:value-type="float" office:value="8847" table:style-name="ce2">
            <text:p>8 847</text:p>
          </table:table-cell>
          <table:table-cell office:value-type="float" office:value="12237" table:style-name="ce2">
            <text:p>12 237</text:p>
          </table:table-cell>
          <table:table-cell office:value-type="float" office:value="19503" table:style-name="ce2">
            <text:p>19 503</text:p>
          </table:table-cell>
          <table:table-cell office:value-type="float" office:value="22276" table:style-name="ce2">
            <text:p>22 276</text:p>
          </table:table-cell>
          <table:table-cell office:value-type="float" office:value="28722" table:style-name="ce2">
            <text:p>28 722</text:p>
          </table:table-cell>
          <table:table-cell office:value-type="float" office:value="37455" table:style-name="ce2">
            <text:p>37 455</text:p>
          </table:table-cell>
          <table:table-cell office:value-type="float" office:value="44583" table:style-name="ce2">
            <text:p>44 583</text:p>
          </table:table-cell>
          <table:table-cell office:value-type="float" office:value="48894" table:style-name="ce2">
            <text:p>48 8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shallovy ostrovy Marshallovy ostrovy</text:p>
          </table:table-cell>
          <table:table-cell office:value-type="float" office:value="2023" table:style-name="ce2">
            <text:p>2 023</text:p>
          </table:table-cell>
          <table:table-cell office:value-type="float" office:value="2702" table:style-name="ce2">
            <text:p>2 702</text:p>
          </table:table-cell>
          <table:table-cell office:value-type="float" office:value="2286" table:style-name="ce2">
            <text:p>2 286</text:p>
          </table:table-cell>
          <table:table-cell office:value-type="float" office:value="2876" table:style-name="ce2">
            <text:p>2 876</text:p>
          </table:table-cell>
          <table:table-cell office:value-type="float" office:value="3363" table:style-name="ce2">
            <text:p>3 363</text:p>
          </table:table-cell>
          <table:table-cell office:value-type="float" office:value="4077" table:style-name="ce2">
            <text:p>4 077</text:p>
          </table:table-cell>
          <table:table-cell office:value-type="float" office:value="6024" table:style-name="ce2">
            <text:p>6 024</text:p>
          </table:table-cell>
          <table:table-cell office:value-type="float" office:value="6550" table:style-name="ce2">
            <text:p>6 5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uritánie Mauritánie</text:p>
          </table:table-cell>
          <table:table-cell office:value-type="float" office:value="2673" table:style-name="ce2">
            <text:p>2 673</text:p>
          </table:table-cell>
          <table:table-cell office:value-type="float" office:value="2972" table:style-name="ce2">
            <text:p>2 972</text:p>
          </table:table-cell>
          <table:table-cell office:value-type="float" office:value="2965" table:style-name="ce2">
            <text:p>2 965</text:p>
          </table:table-cell>
          <table:table-cell office:value-type="float" office:value="3637" table:style-name="ce2">
            <text:p>3 637</text:p>
          </table:table-cell>
          <table:table-cell office:value-type="float" office:value="4182" table:style-name="ce2">
            <text:p>4 182</text:p>
          </table:table-cell>
          <table:table-cell office:value-type="float" office:value="4307" table:style-name="ce2">
            <text:p>4 307</text:p>
          </table:table-cell>
          <table:table-cell office:value-type="float" office:value="5606" table:style-name="ce2">
            <text:p>5 606</text:p>
          </table:table-cell>
          <table:table-cell office:value-type="float" office:value="5831" table:style-name="ce2">
            <text:p>5 8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uricius Mauricius</text:p>
          </table:table-cell>
          <table:table-cell office:value-type="float" office:value="5008" table:style-name="ce2">
            <text:p>5 008</text:p>
          </table:table-cell>
          <table:table-cell office:value-type="float" office:value="6768" table:style-name="ce2">
            <text:p>6 768</text:p>
          </table:table-cell>
          <table:table-cell office:value-type="float" office:value="9139" table:style-name="ce2">
            <text:p>9 139</text:p>
          </table:table-cell>
          <table:table-cell office:value-type="float" office:value="11698" table:style-name="ce2">
            <text:p>11 698</text:p>
          </table:table-cell>
          <table:table-cell office:value-type="float" office:value="15912" table:style-name="ce2">
            <text:p>15 912</text:p>
          </table:table-cell>
          <table:table-cell office:value-type="float" office:value="19748" table:style-name="ce2">
            <text:p>19 748</text:p>
          </table:table-cell>
          <table:table-cell office:value-type="float" office:value="21332" table:style-name="ce2">
            <text:p>21 332</text:p>
          </table:table-cell>
          <table:table-cell office:value-type="float" office:value="23035" table:style-name="ce2">
            <text:p>23 0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xiko Mexiko</text:p>
          </table:table-cell>
          <table:table-cell office:value-type="float" office:value="8304" table:style-name="ce2">
            <text:p>8 304</text:p>
          </table:table-cell>
          <table:table-cell office:value-type="float" office:value="8645" table:style-name="ce2">
            <text:p>8 645</text:p>
          </table:table-cell>
          <table:table-cell office:value-type="float" office:value="11206" table:style-name="ce2">
            <text:p>11 206</text:p>
          </table:table-cell>
          <table:table-cell office:value-type="float" office:value="12725" table:style-name="ce2">
            <text:p>12 725</text:p>
          </table:table-cell>
          <table:table-cell office:value-type="float" office:value="15467" table:style-name="ce2">
            <text:p>15 467</text:p>
          </table:table-cell>
          <table:table-cell office:value-type="float" office:value="18562" table:style-name="ce2">
            <text:p>18 562</text:p>
          </table:table-cell>
          <table:table-cell office:value-type="float" office:value="18523" table:style-name="ce2">
            <text:p>18 523</text:p>
          </table:table-cell>
          <table:table-cell office:value-type="float" office:value="19585" table:style-name="ce2">
            <text:p>19 5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ikronésie Mikronésie</text:p>
          </table:table-cell>
          <table:table-cell office:value-type="float" office:value="1728" table:style-name="ce2">
            <text:p>1 728</text:p>
          </table:table-cell>
          <table:table-cell office:value-type="float" office:value="2241" table:style-name="ce2">
            <text:p>2 241</text:p>
          </table:table-cell>
          <table:table-cell office:value-type="float" office:value="2391" table:style-name="ce2">
            <text:p>2 391</text:p>
          </table:table-cell>
          <table:table-cell office:value-type="float" office:value="2786" table:style-name="ce2">
            <text:p>2 786</text:p>
          </table:table-cell>
          <table:table-cell office:value-type="float" office:value="3124" table:style-name="ce2">
            <text:p>3 124</text:p>
          </table:table-cell>
          <table:table-cell office:value-type="float" office:value="3332" table:style-name="ce2">
            <text:p>3 332</text:p>
          </table:table-cell>
          <table:table-cell office:value-type="float" office:value="3645" table:style-name="ce2">
            <text:p>3 645</text:p>
          </table:table-cell>
          <table:table-cell office:value-type="float" office:value="3642" table:style-name="ce2">
            <text:p>3 64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ldavsko Moldavsko</text:p>
          </table:table-cell>
          <table:table-cell office:value-type="string" table:style-name="ce1">
            <text:p>-</text:p>
          </table:table-cell>
          <table:table-cell office:value-type="float" office:value="3182" table:style-name="ce2">
            <text:p>3 182</text:p>
          </table:table-cell>
          <table:table-cell office:value-type="float" office:value="3079" table:style-name="ce2">
            <text:p>3 079</text:p>
          </table:table-cell>
          <table:table-cell office:value-type="float" office:value="4921" table:style-name="ce2">
            <text:p>4 921</text:p>
          </table:table-cell>
          <table:table-cell office:value-type="float" office:value="6395" table:style-name="ce2">
            <text:p>6 395</text:p>
          </table:table-cell>
          <table:table-cell office:value-type="float" office:value="9250" table:style-name="ce2">
            <text:p>9 250</text:p>
          </table:table-cell>
          <table:table-cell office:value-type="float" office:value="12870" table:style-name="ce2">
            <text:p>12 870</text:p>
          </table:table-cell>
          <table:table-cell office:value-type="float" office:value="15390" table:style-name="ce2">
            <text:p>15 3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ngolsko Mongolsko</text:p>
          </table:table-cell>
          <table:table-cell office:value-type="float" office:value="3378" table:style-name="ce2">
            <text:p>3 378</text:p>
          </table:table-cell>
          <table:table-cell office:value-type="float" office:value="3083" table:style-name="ce2">
            <text:p>3 083</text:p>
          </table:table-cell>
          <table:table-cell office:value-type="float" office:value="3644" table:style-name="ce2">
            <text:p>3 644</text:p>
          </table:table-cell>
          <table:table-cell office:value-type="float" office:value="5357" table:style-name="ce2">
            <text:p>5 357</text:p>
          </table:table-cell>
          <table:table-cell office:value-type="float" office:value="7631" table:style-name="ce2">
            <text:p>7 631</text:p>
          </table:table-cell>
          <table:table-cell office:value-type="float" office:value="10769" table:style-name="ce2">
            <text:p>10 769</text:p>
          </table:table-cell>
          <table:table-cell office:value-type="float" office:value="12306" table:style-name="ce2">
            <text:p>12 306</text:p>
          </table:table-cell>
          <table:table-cell office:value-type="float" office:value="12819" table:style-name="ce2">
            <text:p>12 8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Černá Hora Černá Hor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03" table:style-name="ce2">
            <text:p>6 003</text:p>
          </table:table-cell>
          <table:table-cell office:value-type="float" office:value="8314" table:style-name="ce2">
            <text:p>8 314</text:p>
          </table:table-cell>
          <table:table-cell office:value-type="float" office:value="13636" table:style-name="ce2">
            <text:p>13 636</text:p>
          </table:table-cell>
          <table:table-cell office:value-type="float" office:value="16333" table:style-name="ce2">
            <text:p>16 333</text:p>
          </table:table-cell>
          <table:table-cell office:value-type="float" office:value="20509" table:style-name="ce2">
            <text:p>20 509</text:p>
          </table:table-cell>
          <table:table-cell office:value-type="float" office:value="23435" table:style-name="ce2">
            <text:p>23 4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oko Maroko</text:p>
          </table:table-cell>
          <table:table-cell office:value-type="float" office:value="2575" table:style-name="ce2">
            <text:p>2 575</text:p>
          </table:table-cell>
          <table:table-cell office:value-type="float" office:value="2924" table:style-name="ce2">
            <text:p>2 924</text:p>
          </table:table-cell>
          <table:table-cell office:value-type="float" office:value="3610" table:style-name="ce2">
            <text:p>3 610</text:p>
          </table:table-cell>
          <table:table-cell office:value-type="float" office:value="4815" table:style-name="ce2">
            <text:p>4 815</text:p>
          </table:table-cell>
          <table:table-cell office:value-type="float" office:value="6322" table:style-name="ce2">
            <text:p>6 322</text:p>
          </table:table-cell>
          <table:table-cell office:value-type="float" office:value="7670" table:style-name="ce2">
            <text:p>7 670</text:p>
          </table:table-cell>
          <table:table-cell office:value-type="float" office:value="7959" table:style-name="ce2">
            <text:p>7 959</text:p>
          </table:table-cell>
          <table:table-cell office:value-type="float" office:value="8853" table:style-name="ce2">
            <text:p>8 85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sambik Mosambik</text:p>
          </table:table-cell>
          <table:table-cell office:value-type="float" office:value="284" table:style-name="ce1">
            <text:p>284</text:p>
          </table:table-cell>
          <table:table-cell office:value-type="float" office:value="325" table:style-name="ce1">
            <text:p>325</text:p>
          </table:table-cell>
          <table:table-cell office:value-type="float" office:value="476" table:style-name="ce1">
            <text:p>476</text:p>
          </table:table-cell>
          <table:table-cell office:value-type="float" office:value="708" table:style-name="ce1">
            <text:p>708</text:p>
          </table:table-cell>
          <table:table-cell office:value-type="float" office:value="978" table:style-name="ce1">
            <text:p>978</text:p>
          </table:table-cell>
          <table:table-cell office:value-type="float" office:value="1301" table:style-name="ce2">
            <text:p>1 301</text:p>
          </table:table-cell>
          <table:table-cell office:value-type="float" office:value="1301" table:style-name="ce2">
            <text:p>1 301</text:p>
          </table:table-cell>
          <table:table-cell office:value-type="float" office:value="1348" table:style-name="ce2">
            <text:p>1 3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yanmar (Barma) Myanmar (Barma)</text:p>
          </table:table-cell>
          <table:table-cell office:value-type="float" office:value="412" table:style-name="ce1">
            <text:p>412</text:p>
          </table:table-cell>
          <table:table-cell office:value-type="float" office:value="567" table:style-name="ce1">
            <text:p>567</text:p>
          </table:table-cell>
          <table:table-cell office:value-type="float" office:value="846" table:style-name="ce1">
            <text:p>846</text:p>
          </table:table-cell>
          <table:table-cell office:value-type="float" office:value="1660" table:style-name="ce2">
            <text:p>1 660</text:p>
          </table:table-cell>
          <table:table-cell office:value-type="float" office:value="3033" table:style-name="ce2">
            <text:p>3 033</text:p>
          </table:table-cell>
          <table:table-cell office:value-type="float" office:value="4201" table:style-name="ce2">
            <text:p>4 201</text:p>
          </table:table-cell>
          <table:table-cell office:value-type="float" office:value="5218" table:style-name="ce2">
            <text:p>5 218</text:p>
          </table:table-cell>
          <table:table-cell office:value-type="float" office:value="4430" table:style-name="ce2">
            <text:p>4 4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mibie Namibie</text:p>
          </table:table-cell>
          <table:table-cell office:value-type="float" office:value="3876" table:style-name="ce2">
            <text:p>3 876</text:p>
          </table:table-cell>
          <table:table-cell office:value-type="float" office:value="4500" table:style-name="ce2">
            <text:p>4 500</text:p>
          </table:table-cell>
          <table:table-cell office:value-type="float" office:value="5127" table:style-name="ce2">
            <text:p>5 127</text:p>
          </table:table-cell>
          <table:table-cell office:value-type="float" office:value="6779" table:style-name="ce2">
            <text:p>6 779</text:p>
          </table:table-cell>
          <table:table-cell office:value-type="float" office:value="8580" table:style-name="ce2">
            <text:p>8 580</text:p>
          </table:table-cell>
          <table:table-cell office:value-type="float" office:value="10783" table:style-name="ce2">
            <text:p>10 783</text:p>
          </table:table-cell>
          <table:table-cell office:value-type="float" office:value="9544" table:style-name="ce2">
            <text:p>9 544</text:p>
          </table:table-cell>
          <table:table-cell office:value-type="float" office:value="10039" table:style-name="ce2">
            <text:p>10 03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uru Nauru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15" table:style-name="ce2">
            <text:p>4 215</text:p>
          </table:table-cell>
          <table:table-cell office:value-type="float" office:value="5834" table:style-name="ce2">
            <text:p>5 834</text:p>
          </table:table-cell>
          <table:table-cell office:value-type="float" office:value="12211" table:style-name="ce2">
            <text:p>12 211</text:p>
          </table:table-cell>
          <table:table-cell office:value-type="float" office:value="12613" table:style-name="ce2">
            <text:p>12 613</text:p>
          </table:table-cell>
          <table:table-cell office:value-type="float" office:value="13125" table:style-name="ce2">
            <text:p>13 1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pál Nepál</text:p>
          </table:table-cell>
          <table:table-cell office:value-type="float" office:value="826" table:style-name="ce1">
            <text:p>826</text:p>
          </table:table-cell>
          <table:table-cell office:value-type="float" office:value="1055" table:style-name="ce2">
            <text:p>1 055</text:p>
          </table:table-cell>
          <table:table-cell office:value-type="float" office:value="1316" table:style-name="ce2">
            <text:p>1 316</text:p>
          </table:table-cell>
          <table:table-cell office:value-type="float" office:value="1629" table:style-name="ce2">
            <text:p>1 629</text:p>
          </table:table-cell>
          <table:table-cell office:value-type="float" office:value="2153" table:style-name="ce2">
            <text:p>2 153</text:p>
          </table:table-cell>
          <table:table-cell office:value-type="float" office:value="2932" table:style-name="ce2">
            <text:p>2 932</text:p>
          </table:table-cell>
          <table:table-cell office:value-type="float" office:value="3968" table:style-name="ce2">
            <text:p>3 968</text:p>
          </table:table-cell>
          <table:table-cell office:value-type="float" office:value="4210" table:style-name="ce2">
            <text:p>4 2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izozemsko Nizozemsko</text:p>
          </table:table-cell>
          <table:table-cell office:value-type="float" office:value="19176" table:style-name="ce2">
            <text:p>19 176</text:p>
          </table:table-cell>
          <table:table-cell office:value-type="float" office:value="23447" table:style-name="ce2">
            <text:p>23 447</text:p>
          </table:table-cell>
          <table:table-cell office:value-type="float" office:value="31875" table:style-name="ce2">
            <text:p>31 875</text:p>
          </table:table-cell>
          <table:table-cell office:value-type="float" office:value="37626" table:style-name="ce2">
            <text:p>37 626</text:p>
          </table:table-cell>
          <table:table-cell office:value-type="float" office:value="45043" table:style-name="ce2">
            <text:p>45 043</text:p>
          </table:table-cell>
          <table:table-cell office:value-type="float" office:value="50289" table:style-name="ce2">
            <text:p>50 289</text:p>
          </table:table-cell>
          <table:table-cell office:value-type="float" office:value="60085" table:style-name="ce2">
            <text:p>60 085</text:p>
          </table:table-cell>
          <table:table-cell office:value-type="float" office:value="63742" table:style-name="ce2">
            <text:p>63 74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vý Zéland Nový Zéland</text:p>
          </table:table-cell>
          <table:table-cell office:value-type="float" office:value="14871" table:style-name="ce2">
            <text:p>14 871</text:p>
          </table:table-cell>
          <table:table-cell office:value-type="float" office:value="17885" table:style-name="ce2">
            <text:p>17 885</text:p>
          </table:table-cell>
          <table:table-cell office:value-type="float" office:value="21501" table:style-name="ce2">
            <text:p>21 501</text:p>
          </table:table-cell>
          <table:table-cell office:value-type="float" office:value="25677" table:style-name="ce2">
            <text:p>25 677</text:p>
          </table:table-cell>
          <table:table-cell office:value-type="float" office:value="31214" table:style-name="ce2">
            <text:p>31 214</text:p>
          </table:table-cell>
          <table:table-cell office:value-type="float" office:value="37480" table:style-name="ce2">
            <text:p>37 480</text:p>
          </table:table-cell>
          <table:table-cell office:value-type="float" office:value="45374" table:style-name="ce2">
            <text:p>45 374</text:p>
          </table:table-cell>
          <table:table-cell office:value-type="float" office:value="46990" table:style-name="ce2">
            <text:p>46 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ikaragua Nikaragua</text:p>
          </table:table-cell>
          <table:table-cell office:value-type="float" office:value="1948" table:style-name="ce2">
            <text:p>1 948</text:p>
          </table:table-cell>
          <table:table-cell office:value-type="float" office:value="2150" table:style-name="ce2">
            <text:p>2 150</text:p>
          </table:table-cell>
          <table:table-cell office:value-type="float" office:value="2751" table:style-name="ce2">
            <text:p>2 751</text:p>
          </table:table-cell>
          <table:table-cell office:value-type="float" office:value="3384" table:style-name="ce2">
            <text:p>3 384</text:p>
          </table:table-cell>
          <table:table-cell office:value-type="float" office:value="3960" table:style-name="ce2">
            <text:p>3 960</text:p>
          </table:table-cell>
          <table:table-cell office:value-type="float" office:value="5231" table:style-name="ce2">
            <text:p>5 231</text:p>
          </table:table-cell>
          <table:table-cell office:value-type="float" office:value="5466" table:style-name="ce2">
            <text:p>5 466</text:p>
          </table:table-cell>
          <table:table-cell office:value-type="float" office:value="6195" table:style-name="ce2">
            <text:p>6 1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iger Niger</text:p>
          </table:table-cell>
          <table:table-cell office:value-type="float" office:value="732" table:style-name="ce1">
            <text:p>732</text:p>
          </table:table-cell>
          <table:table-cell office:value-type="float" office:value="749" table:style-name="ce1">
            <text:p>749</text:p>
          </table:table-cell>
          <table:table-cell office:value-type="float" office:value="757" table:style-name="ce1">
            <text:p>757</text:p>
          </table:table-cell>
          <table:table-cell office:value-type="float" office:value="882" table:style-name="ce1">
            <text:p>882</text:p>
          </table:table-cell>
          <table:table-cell office:value-type="float" office:value="1051" table:style-name="ce2">
            <text:p>1 051</text:p>
          </table:table-cell>
          <table:table-cell office:value-type="float" office:value="1138" table:style-name="ce2">
            <text:p>1 138</text:p>
          </table:table-cell>
          <table:table-cell office:value-type="float" office:value="1281" table:style-name="ce2">
            <text:p>1 281</text:p>
          </table:table-cell>
          <table:table-cell office:value-type="float" office:value="1304" table:style-name="ce2">
            <text:p>1 3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igérie Nigérie</text:p>
          </table:table-cell>
          <table:table-cell office:value-type="float" office:value="2057" table:style-name="ce2">
            <text:p>2 057</text:p>
          </table:table-cell>
          <table:table-cell office:value-type="float" office:value="2062" table:style-name="ce2">
            <text:p>2 062</text:p>
          </table:table-cell>
          <table:table-cell office:value-type="float" office:value="2293" table:style-name="ce2">
            <text:p>2 293</text:p>
          </table:table-cell>
          <table:table-cell office:value-type="float" office:value="3429" table:style-name="ce2">
            <text:p>3 429</text:p>
          </table:table-cell>
          <table:table-cell office:value-type="float" office:value="4632" table:style-name="ce2">
            <text:p>4 632</text:p>
          </table:table-cell>
          <table:table-cell office:value-type="float" office:value="5342" table:style-name="ce2">
            <text:p>5 342</text:p>
          </table:table-cell>
          <table:table-cell office:value-type="float" office:value="5132" table:style-name="ce2">
            <text:p>5 132</text:p>
          </table:table-cell>
          <table:table-cell office:value-type="float" office:value="5408" table:style-name="ce2">
            <text:p>5 4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verní Makedonie Severní Makedonie</text:p>
          </table:table-cell>
          <table:table-cell office:value-type="float" office:value="5399" table:style-name="ce2">
            <text:p>5 399</text:p>
          </table:table-cell>
          <table:table-cell office:value-type="float" office:value="4948" table:style-name="ce2">
            <text:p>4 948</text:p>
          </table:table-cell>
          <table:table-cell office:value-type="float" office:value="6153" table:style-name="ce2">
            <text:p>6 153</text:p>
          </table:table-cell>
          <table:table-cell office:value-type="float" office:value="7849" table:style-name="ce2">
            <text:p>7 849</text:p>
          </table:table-cell>
          <table:table-cell office:value-type="float" office:value="11361" table:style-name="ce2">
            <text:p>11 361</text:p>
          </table:table-cell>
          <table:table-cell office:value-type="float" office:value="13888" table:style-name="ce2">
            <text:p>13 888</text:p>
          </table:table-cell>
          <table:table-cell office:value-type="float" office:value="17323" table:style-name="ce2">
            <text:p>17 323</text:p>
          </table:table-cell>
          <table:table-cell office:value-type="float" office:value="18340" table:style-name="ce2">
            <text:p>18 3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rsko Norsko</text:p>
          </table:table-cell>
          <table:table-cell office:value-type="float" office:value="18462" table:style-name="ce2">
            <text:p>18 462</text:p>
          </table:table-cell>
          <table:table-cell office:value-type="float" office:value="24362" table:style-name="ce2">
            <text:p>24 362</text:p>
          </table:table-cell>
          <table:table-cell office:value-type="float" office:value="36942" table:style-name="ce2">
            <text:p>36 942</text:p>
          </table:table-cell>
          <table:table-cell office:value-type="float" office:value="47798" table:style-name="ce2">
            <text:p>47 798</text:p>
          </table:table-cell>
          <table:table-cell office:value-type="float" office:value="57919" table:style-name="ce2">
            <text:p>57 919</text:p>
          </table:table-cell>
          <table:table-cell office:value-type="float" office:value="60369" table:style-name="ce2">
            <text:p>60 369</text:p>
          </table:table-cell>
          <table:table-cell office:value-type="float" office:value="64161" table:style-name="ce2">
            <text:p>64 161</text:p>
          </table:table-cell>
          <table:table-cell office:value-type="float" office:value="80535" table:style-name="ce2">
            <text:p>80 5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mán Omán</text:p>
          </table:table-cell>
          <table:table-cell office:value-type="float" office:value="26297" table:style-name="ce2">
            <text:p>26 297</text:p>
          </table:table-cell>
          <table:table-cell office:value-type="float" office:value="32789" table:style-name="ce2">
            <text:p>32 789</text:p>
          </table:table-cell>
          <table:table-cell office:value-type="float" office:value="39581" table:style-name="ce2">
            <text:p>39 581</text:p>
          </table:table-cell>
          <table:table-cell office:value-type="float" office:value="43198" table:style-name="ce2">
            <text:p>43 198</text:p>
          </table:table-cell>
          <table:table-cell office:value-type="float" office:value="53256" table:style-name="ce2">
            <text:p>53 256</text:p>
          </table:table-cell>
          <table:table-cell office:value-type="float" office:value="36449" table:style-name="ce2">
            <text:p>36 449</text:p>
          </table:table-cell>
          <table:table-cell office:value-type="float" office:value="34911" table:style-name="ce2">
            <text:p>34 911</text:p>
          </table:table-cell>
          <table:table-cell office:value-type="float" office:value="37676" table:style-name="ce2">
            <text:p>37 6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ákistán Pákistán</text:p>
          </table:table-cell>
          <table:table-cell office:value-type="float" office:value="2017" table:style-name="ce2">
            <text:p>2 017</text:p>
          </table:table-cell>
          <table:table-cell office:value-type="float" office:value="2475" table:style-name="ce2">
            <text:p>2 475</text:p>
          </table:table-cell>
          <table:table-cell office:value-type="float" office:value="2721" table:style-name="ce2">
            <text:p>2 721</text:p>
          </table:table-cell>
          <table:table-cell office:value-type="float" office:value="3476" table:style-name="ce2">
            <text:p>3 476</text:p>
          </table:table-cell>
          <table:table-cell office:value-type="float" office:value="4041" table:style-name="ce2">
            <text:p>4 041</text:p>
          </table:table-cell>
          <table:table-cell office:value-type="float" office:value="4653" table:style-name="ce2">
            <text:p>4 653</text:p>
          </table:table-cell>
          <table:table-cell office:value-type="float" office:value="5278" table:style-name="ce2">
            <text:p>5 278</text:p>
          </table:table-cell>
          <table:table-cell office:value-type="float" office:value="5748" table:style-name="ce2">
            <text:p>5 7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lau Palau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32" table:style-name="ce2">
            <text:p>9 632</text:p>
          </table:table-cell>
          <table:table-cell office:value-type="float" office:value="12492" table:style-name="ce2">
            <text:p>12 492</text:p>
          </table:table-cell>
          <table:table-cell office:value-type="float" office:value="13160" table:style-name="ce2">
            <text:p>13 160</text:p>
          </table:table-cell>
          <table:table-cell office:value-type="float" office:value="17881" table:style-name="ce2">
            <text:p>17 881</text:p>
          </table:table-cell>
          <table:table-cell office:value-type="float" office:value="16826" table:style-name="ce2">
            <text:p>16 826</text:p>
          </table:table-cell>
          <table:table-cell office:value-type="float" office:value="15145" table:style-name="ce2">
            <text:p>15 14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nama Panama</text:p>
          </table:table-cell>
          <table:table-cell office:value-type="float" office:value="5083" table:style-name="ce2">
            <text:p>5 083</text:p>
          </table:table-cell>
          <table:table-cell office:value-type="float" office:value="6762" table:style-name="ce2">
            <text:p>6 762</text:p>
          </table:table-cell>
          <table:table-cell office:value-type="float" office:value="8438" table:style-name="ce2">
            <text:p>8 438</text:p>
          </table:table-cell>
          <table:table-cell office:value-type="float" office:value="10610" table:style-name="ce2">
            <text:p>10 610</text:p>
          </table:table-cell>
          <table:table-cell office:value-type="float" office:value="15235" table:style-name="ce2">
            <text:p>15 235</text:p>
          </table:table-cell>
          <table:table-cell office:value-type="float" office:value="25392" table:style-name="ce2">
            <text:p>25 392</text:p>
          </table:table-cell>
          <table:table-cell office:value-type="float" office:value="26907" table:style-name="ce2">
            <text:p>26 907</text:p>
          </table:table-cell>
          <table:table-cell office:value-type="float" office:value="31901" table:style-name="ce2">
            <text:p>31 9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ua Nová Guinea Papua Nová Guinea</text:p>
          </table:table-cell>
          <table:table-cell office:value-type="float" office:value="1717" table:style-name="ce2">
            <text:p>1 717</text:p>
          </table:table-cell>
          <table:table-cell office:value-type="float" office:value="2450" table:style-name="ce2">
            <text:p>2 450</text:p>
          </table:table-cell>
          <table:table-cell office:value-type="float" office:value="2207" table:style-name="ce2">
            <text:p>2 207</text:p>
          </table:table-cell>
          <table:table-cell office:value-type="float" office:value="2335" table:style-name="ce2">
            <text:p>2 335</text:p>
          </table:table-cell>
          <table:table-cell office:value-type="float" office:value="2931" table:style-name="ce2">
            <text:p>2 931</text:p>
          </table:table-cell>
          <table:table-cell office:value-type="float" office:value="3705" table:style-name="ce2">
            <text:p>3 705</text:p>
          </table:table-cell>
          <table:table-cell office:value-type="float" office:value="3947" table:style-name="ce2">
            <text:p>3 947</text:p>
          </table:table-cell>
          <table:table-cell office:value-type="float" office:value="4040" table:style-name="ce2">
            <text:p>4 0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raguay Paraguay</text:p>
          </table:table-cell>
          <table:table-cell office:value-type="float" office:value="5604" table:style-name="ce2">
            <text:p>5 604</text:p>
          </table:table-cell>
          <table:table-cell office:value-type="float" office:value="6929" table:style-name="ce2">
            <text:p>6 929</text:p>
          </table:table-cell>
          <table:table-cell office:value-type="float" office:value="6905" table:style-name="ce2">
            <text:p>6 905</text:p>
          </table:table-cell>
          <table:table-cell office:value-type="float" office:value="7964" table:style-name="ce2">
            <text:p>7 964</text:p>
          </table:table-cell>
          <table:table-cell office:value-type="float" office:value="10834" table:style-name="ce2">
            <text:p>10 834</text:p>
          </table:table-cell>
          <table:table-cell office:value-type="float" office:value="12436" table:style-name="ce2">
            <text:p>12 436</text:p>
          </table:table-cell>
          <table:table-cell office:value-type="float" office:value="14047" table:style-name="ce2">
            <text:p>14 047</text:p>
          </table:table-cell>
          <table:table-cell office:value-type="float" office:value="15037" table:style-name="ce2">
            <text:p>15 03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ru Peru</text:p>
          </table:table-cell>
          <table:table-cell office:value-type="float" office:value="3352" table:style-name="ce2">
            <text:p>3 352</text:p>
          </table:table-cell>
          <table:table-cell office:value-type="float" office:value="4416" table:style-name="ce2">
            <text:p>4 416</text:p>
          </table:table-cell>
          <table:table-cell office:value-type="float" office:value="5001" table:style-name="ce2">
            <text:p>5 001</text:p>
          </table:table-cell>
          <table:table-cell office:value-type="float" office:value="6548" table:style-name="ce2">
            <text:p>6 548</text:p>
          </table:table-cell>
          <table:table-cell office:value-type="float" office:value="9664" table:style-name="ce2">
            <text:p>9 664</text:p>
          </table:table-cell>
          <table:table-cell office:value-type="float" office:value="11481" table:style-name="ce2">
            <text:p>11 481</text:p>
          </table:table-cell>
          <table:table-cell office:value-type="float" office:value="11789" table:style-name="ce2">
            <text:p>11 789</text:p>
          </table:table-cell>
          <table:table-cell office:value-type="float" office:value="13749" table:style-name="ce2">
            <text:p>13 7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lipíny Filipíny</text:p>
          </table:table-cell>
          <table:table-cell office:value-type="float" office:value="2663" table:style-name="ce2">
            <text:p>2 663</text:p>
          </table:table-cell>
          <table:table-cell office:value-type="float" office:value="2980" table:style-name="ce2">
            <text:p>2 980</text:p>
          </table:table-cell>
          <table:table-cell office:value-type="float" office:value="3437" table:style-name="ce2">
            <text:p>3 437</text:p>
          </table:table-cell>
          <table:table-cell office:value-type="float" office:value="4376" table:style-name="ce2">
            <text:p>4 376</text:p>
          </table:table-cell>
          <table:table-cell office:value-type="float" office:value="5587" table:style-name="ce2">
            <text:p>5 587</text:p>
          </table:table-cell>
          <table:table-cell office:value-type="float" office:value="7123" table:style-name="ce2">
            <text:p>7 123</text:p>
          </table:table-cell>
          <table:table-cell office:value-type="float" office:value="8199" table:style-name="ce2">
            <text:p>8 199</text:p>
          </table:table-cell>
          <table:table-cell office:value-type="float" office:value="8893" table:style-name="ce2">
            <text:p>8 8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lsko Polsko</text:p>
          </table:table-cell>
          <table:table-cell office:value-type="float" office:value="6186" table:style-name="ce2">
            <text:p>6 186</text:p>
          </table:table-cell>
          <table:table-cell office:value-type="float" office:value="7686" table:style-name="ce2">
            <text:p>7 686</text:p>
          </table:table-cell>
          <table:table-cell office:value-type="float" office:value="10674" table:style-name="ce2">
            <text:p>10 674</text:p>
          </table:table-cell>
          <table:table-cell office:value-type="float" office:value="13897" table:style-name="ce2">
            <text:p>13 897</text:p>
          </table:table-cell>
          <table:table-cell office:value-type="float" office:value="20891" table:style-name="ce2">
            <text:p>20 891</text:p>
          </table:table-cell>
          <table:table-cell office:value-type="float" office:value="26823" table:style-name="ce2">
            <text:p>26 823</text:p>
          </table:table-cell>
          <table:table-cell office:value-type="float" office:value="35312" table:style-name="ce2">
            <text:p>35 312</text:p>
          </table:table-cell>
          <table:table-cell office:value-type="float" office:value="38125" table:style-name="ce2">
            <text:p>38 1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rtugalsko Portugalsko</text:p>
          </table:table-cell>
          <table:table-cell office:value-type="float" office:value="11781" table:style-name="ce2">
            <text:p>11 781</text:p>
          </table:table-cell>
          <table:table-cell office:value-type="float" office:value="14407" table:style-name="ce2">
            <text:p>14 407</text:p>
          </table:table-cell>
          <table:table-cell office:value-type="float" office:value="18879" table:style-name="ce2">
            <text:p>18 879</text:p>
          </table:table-cell>
          <table:table-cell office:value-type="float" office:value="22725" table:style-name="ce2">
            <text:p>22 725</text:p>
          </table:table-cell>
          <table:table-cell office:value-type="float" office:value="27262" table:style-name="ce2">
            <text:p>27 262</text:p>
          </table:table-cell>
          <table:table-cell office:value-type="float" office:value="29661" table:style-name="ce2">
            <text:p>29 661</text:p>
          </table:table-cell>
          <table:table-cell office:value-type="float" office:value="34877" table:style-name="ce2">
            <text:p>34 877</text:p>
          </table:table-cell>
          <table:table-cell office:value-type="float" office:value="36038" table:style-name="ce2">
            <text:p>36 03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rtoriko Portoriko</text:p>
          </table:table-cell>
          <table:table-cell office:value-type="float" office:value="13409" table:style-name="ce2">
            <text:p>13 409</text:p>
          </table:table-cell>
          <table:table-cell office:value-type="float" office:value="17722" table:style-name="ce2">
            <text:p>17 722</text:p>
          </table:table-cell>
          <table:table-cell office:value-type="float" office:value="22935" table:style-name="ce2">
            <text:p>22 935</text:p>
          </table:table-cell>
          <table:table-cell office:value-type="float" office:value="29347" table:style-name="ce2">
            <text:p>29 347</text:p>
          </table:table-cell>
          <table:table-cell office:value-type="float" office:value="30929" table:style-name="ce2">
            <text:p>30 929</text:p>
          </table:table-cell>
          <table:table-cell office:value-type="float" office:value="34016" table:style-name="ce2">
            <text:p>34 016</text:p>
          </table:table-cell>
          <table:table-cell office:value-type="float" office:value="34161" table:style-name="ce2">
            <text:p>34 161</text:p>
          </table:table-cell>
          <table:table-cell office:value-type="float" office:value="35850" table:style-name="ce2">
            <text:p>35 8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tar Kata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707" table:style-name="ce2">
            <text:p>88 707</text:p>
          </table:table-cell>
          <table:table-cell office:value-type="float" office:value="112073" table:style-name="ce2">
            <text:p>112 073</text:p>
          </table:table-cell>
          <table:table-cell office:value-type="float" office:value="143070" table:style-name="ce2">
            <text:p>143 070</text:p>
          </table:table-cell>
          <table:table-cell office:value-type="float" office:value="98787" table:style-name="ce2">
            <text:p>98 787</text:p>
          </table:table-cell>
          <table:table-cell office:value-type="float" office:value="93894" table:style-name="ce2">
            <text:p>93 894</text:p>
          </table:table-cell>
          <table:table-cell office:value-type="float" office:value="102018" table:style-name="ce2">
            <text:p>102 0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umunsko Rumunsko</text:p>
          </table:table-cell>
          <table:table-cell office:value-type="float" office:value="5281" table:style-name="ce2">
            <text:p>5 281</text:p>
          </table:table-cell>
          <table:table-cell office:value-type="float" office:value="5429" table:style-name="ce2">
            <text:p>5 429</text:p>
          </table:table-cell>
          <table:table-cell office:value-type="float" office:value="5849" table:style-name="ce2">
            <text:p>5 849</text:p>
          </table:table-cell>
          <table:table-cell office:value-type="float" office:value="9602" table:style-name="ce2">
            <text:p>9 602</text:p>
          </table:table-cell>
          <table:table-cell office:value-type="float" office:value="17356" table:style-name="ce2">
            <text:p>17 356</text:p>
          </table:table-cell>
          <table:table-cell office:value-type="float" office:value="21625" table:style-name="ce2">
            <text:p>21 625</text:p>
          </table:table-cell>
          <table:table-cell office:value-type="float" office:value="33333" table:style-name="ce2">
            <text:p>33 333</text:p>
          </table:table-cell>
          <table:table-cell office:value-type="float" office:value="36101" table:style-name="ce2">
            <text:p>36 1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usko Rusko</text:p>
          </table:table-cell>
          <table:table-cell office:value-type="float" office:value="8028" table:style-name="ce2">
            <text:p>8 028</text:p>
          </table:table-cell>
          <table:table-cell office:value-type="float" office:value="5613" table:style-name="ce2">
            <text:p>5 613</text:p>
          </table:table-cell>
          <table:table-cell office:value-type="float" office:value="6825" table:style-name="ce2">
            <text:p>6 825</text:p>
          </table:table-cell>
          <table:table-cell office:value-type="float" office:value="11822" table:style-name="ce2">
            <text:p>11 822</text:p>
          </table:table-cell>
          <table:table-cell office:value-type="float" office:value="20490" table:style-name="ce2">
            <text:p>20 490</text:p>
          </table:table-cell>
          <table:table-cell office:value-type="float" office:value="24085" table:style-name="ce2">
            <text:p>24 085</text:p>
          </table:table-cell>
          <table:table-cell office:value-type="float" office:value="29937" table:style-name="ce2">
            <text:p>29 937</text:p>
          </table:table-cell>
          <table:table-cell office:value-type="float" office:value="32966" table:style-name="ce2">
            <text:p>32 9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wanda Rwanda</text:p>
          </table:table-cell>
          <table:table-cell office:value-type="float" office:value="553" table:style-name="ce1">
            <text:p>553</text:p>
          </table:table-cell>
          <table:table-cell office:value-type="float" office:value="512" table:style-name="ce1">
            <text:p>512</text:p>
          </table:table-cell>
          <table:table-cell office:value-type="float" office:value="617" table:style-name="ce1">
            <text:p>617</text:p>
          </table:table-cell>
          <table:table-cell office:value-type="float" office:value="917" table:style-name="ce1">
            <text:p>917</text:p>
          </table:table-cell>
          <table:table-cell office:value-type="float" office:value="1314" table:style-name="ce2">
            <text:p>1 314</text:p>
          </table:table-cell>
          <table:table-cell office:value-type="float" office:value="1762" table:style-name="ce2">
            <text:p>1 762</text:p>
          </table:table-cell>
          <table:table-cell office:value-type="float" office:value="2181" table:style-name="ce2">
            <text:p>2 181</text:p>
          </table:table-cell>
          <table:table-cell office:value-type="float" office:value="2460" table:style-name="ce2">
            <text:p>2 4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moa Samoa</text:p>
          </table:table-cell>
          <table:table-cell office:value-type="float" office:value="2159" table:style-name="ce2">
            <text:p>2 159</text:p>
          </table:table-cell>
          <table:table-cell office:value-type="float" office:value="2473" table:style-name="ce2">
            <text:p>2 473</text:p>
          </table:table-cell>
          <table:table-cell office:value-type="float" office:value="3023" table:style-name="ce2">
            <text:p>3 023</text:p>
          </table:table-cell>
          <table:table-cell office:value-type="float" office:value="4340" table:style-name="ce2">
            <text:p>4 340</text:p>
          </table:table-cell>
          <table:table-cell office:value-type="float" office:value="5184" table:style-name="ce2">
            <text:p>5 184</text:p>
          </table:table-cell>
          <table:table-cell office:value-type="float" office:value="5646" table:style-name="ce2">
            <text:p>5 646</text:p>
          </table:table-cell>
          <table:table-cell office:value-type="float" office:value="6394" table:style-name="ce2">
            <text:p>6 394</text:p>
          </table:table-cell>
          <table:table-cell office:value-type="float" office:value="6080" table:style-name="ce2">
            <text:p>6 0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n Marino San Mar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659" table:style-name="ce2">
            <text:p>53 659</text:p>
          </table:table-cell>
          <table:table-cell office:value-type="float" office:value="64440" table:style-name="ce2">
            <text:p>64 440</text:p>
          </table:table-cell>
          <table:table-cell office:value-type="float" office:value="62016" table:style-name="ce2">
            <text:p>62 016</text:p>
          </table:table-cell>
          <table:table-cell office:value-type="float" office:value="55118" table:style-name="ce2">
            <text:p>55 118</text:p>
          </table:table-cell>
          <table:table-cell office:value-type="float" office:value="59451" table:style-name="ce2">
            <text:p>59 451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údská Arábie Saúdská Arábie</text:p>
          </table:table-cell>
          <table:table-cell office:value-type="float" office:value="32511" table:style-name="ce2">
            <text:p>32 511</text:p>
          </table:table-cell>
          <table:table-cell office:value-type="float" office:value="36962" table:style-name="ce2">
            <text:p>36 962</text:p>
          </table:table-cell>
          <table:table-cell office:value-type="float" office:value="38204" table:style-name="ce2">
            <text:p>38 204</text:p>
          </table:table-cell>
          <table:table-cell office:value-type="float" office:value="46060" table:style-name="ce2">
            <text:p>46 060</text:p>
          </table:table-cell>
          <table:table-cell office:value-type="float" office:value="48048" table:style-name="ce2">
            <text:p>48 048</text:p>
          </table:table-cell>
          <table:table-cell office:value-type="float" office:value="47079" table:style-name="ce2">
            <text:p>47 079</text:p>
          </table:table-cell>
          <table:table-cell office:value-type="float" office:value="45241" table:style-name="ce2">
            <text:p>45 241</text:p>
          </table:table-cell>
          <table:table-cell office:value-type="float" office:value="48711" table:style-name="ce2">
            <text:p>48 7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negal Senegal</text:p>
          </table:table-cell>
          <table:table-cell office:value-type="float" office:value="1550" table:style-name="ce2">
            <text:p>1 550</text:p>
          </table:table-cell>
          <table:table-cell office:value-type="float" office:value="1697" table:style-name="ce2">
            <text:p>1 697</text:p>
          </table:table-cell>
          <table:table-cell office:value-type="float" office:value="2016" table:style-name="ce2">
            <text:p>2 016</text:p>
          </table:table-cell>
          <table:table-cell office:value-type="float" office:value="2406" table:style-name="ce2">
            <text:p>2 406</text:p>
          </table:table-cell>
          <table:table-cell office:value-type="float" office:value="2684" table:style-name="ce2">
            <text:p>2 684</text:p>
          </table:table-cell>
          <table:table-cell office:value-type="float" office:value="3017" table:style-name="ce2">
            <text:p>3 017</text:p>
          </table:table-cell>
          <table:table-cell office:value-type="float" office:value="3569" table:style-name="ce2">
            <text:p>3 569</text:p>
          </table:table-cell>
          <table:table-cell office:value-type="float" office:value="3840" table:style-name="ce2">
            <text:p>3 8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bsko Srbsko</text:p>
          </table:table-cell>
          <table:table-cell office:value-type="string" table:style-name="ce1">
            <text:p>-</text:p>
          </table:table-cell>
          <table:table-cell office:value-type="float" office:value="4826" table:style-name="ce2">
            <text:p>4 826</text:p>
          </table:table-cell>
          <table:table-cell office:value-type="float" office:value="6020" table:style-name="ce2">
            <text:p>6 020</text:p>
          </table:table-cell>
          <table:table-cell office:value-type="float" office:value="9182" table:style-name="ce2">
            <text:p>9 182</text:p>
          </table:table-cell>
          <table:table-cell office:value-type="float" office:value="12798" table:style-name="ce2">
            <text:p>12 798</text:p>
          </table:table-cell>
          <table:table-cell office:value-type="float" office:value="14928" table:style-name="ce2">
            <text:p>14 928</text:p>
          </table:table-cell>
          <table:table-cell office:value-type="float" office:value="19556" table:style-name="ce2">
            <text:p>19 556</text:p>
          </table:table-cell>
          <table:table-cell office:value-type="float" office:value="21642" table:style-name="ce2">
            <text:p>21 64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ychely Seychely</text:p>
          </table:table-cell>
          <table:table-cell office:value-type="float" office:value="8956" table:style-name="ce2">
            <text:p>8 956</text:p>
          </table:table-cell>
          <table:table-cell office:value-type="float" office:value="10736" table:style-name="ce2">
            <text:p>10 736</text:p>
          </table:table-cell>
          <table:table-cell office:value-type="float" office:value="14255" table:style-name="ce2">
            <text:p>14 255</text:p>
          </table:table-cell>
          <table:table-cell office:value-type="float" office:value="15432" table:style-name="ce2">
            <text:p>15 432</text:p>
          </table:table-cell>
          <table:table-cell office:value-type="float" office:value="19390" table:style-name="ce2">
            <text:p>19 390</text:p>
          </table:table-cell>
          <table:table-cell office:value-type="float" office:value="24740" table:style-name="ce2">
            <text:p>24 740</text:p>
          </table:table-cell>
          <table:table-cell office:value-type="float" office:value="28352" table:style-name="ce2">
            <text:p>28 352</text:p>
          </table:table-cell>
          <table:table-cell office:value-type="float" office:value="31596" table:style-name="ce2">
            <text:p>31 5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ierra Leone Sierra Leone</text:p>
          </table:table-cell>
          <table:table-cell office:value-type="float" office:value="775" table:style-name="ce1">
            <text:p>775</text:p>
          </table:table-cell>
          <table:table-cell office:value-type="float" office:value="663" table:style-name="ce1">
            <text:p>663</text:p>
          </table:table-cell>
          <table:table-cell office:value-type="float" office:value="692" table:style-name="ce1">
            <text:p>692</text:p>
          </table:table-cell>
          <table:table-cell office:value-type="float" office:value="903" table:style-name="ce1">
            <text:p>903</text:p>
          </table:table-cell>
          <table:table-cell office:value-type="float" office:value="1131" table:style-name="ce2">
            <text:p>1 131</text:p>
          </table:table-cell>
          <table:table-cell office:value-type="float" office:value="1556" table:style-name="ce2">
            <text:p>1 556</text:p>
          </table:table-cell>
          <table:table-cell office:value-type="float" office:value="1673" table:style-name="ce2">
            <text:p>1 673</text:p>
          </table:table-cell>
          <table:table-cell office:value-type="float" office:value="1774" table:style-name="ce2">
            <text:p>1 7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ingapur Singapur</text:p>
          </table:table-cell>
          <table:table-cell office:value-type="float" office:value="23813" table:style-name="ce2">
            <text:p>23 813</text:p>
          </table:table-cell>
          <table:table-cell office:value-type="float" office:value="35087" table:style-name="ce2">
            <text:p>35 087</text:p>
          </table:table-cell>
          <table:table-cell office:value-type="float" office:value="43776" table:style-name="ce2">
            <text:p>43 776</text:p>
          </table:table-cell>
          <table:table-cell office:value-type="float" office:value="58815" table:style-name="ce2">
            <text:p>58 815</text:p>
          </table:table-cell>
          <table:table-cell office:value-type="float" office:value="75390" table:style-name="ce2">
            <text:p>75 390</text:p>
          </table:table-cell>
          <table:table-cell office:value-type="float" office:value="86975" table:style-name="ce2">
            <text:p>86 975</text:p>
          </table:table-cell>
          <table:table-cell office:value-type="float" office:value="99681" table:style-name="ce2">
            <text:p>99 681</text:p>
          </table:table-cell>
          <table:table-cell office:value-type="float" office:value="116486" table:style-name="ce2">
            <text:p>116 4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lovensko Slovensko</text:p>
          </table:table-cell>
          <table:table-cell office:value-type="string" table:style-name="ce1">
            <text:p>-</text:p>
          </table:table-cell>
          <table:table-cell office:value-type="float" office:value="8698" table:style-name="ce2">
            <text:p>8 698</text:p>
          </table:table-cell>
          <table:table-cell office:value-type="float" office:value="11378" table:style-name="ce2">
            <text:p>11 378</text:p>
          </table:table-cell>
          <table:table-cell office:value-type="float" office:value="16639" table:style-name="ce2">
            <text:p>16 639</text:p>
          </table:table-cell>
          <table:table-cell office:value-type="float" office:value="25302" table:style-name="ce2">
            <text:p>25 302</text:p>
          </table:table-cell>
          <table:table-cell office:value-type="float" office:value="29965" table:style-name="ce2">
            <text:p>29 965</text:p>
          </table:table-cell>
          <table:table-cell office:value-type="float" office:value="32439" table:style-name="ce2">
            <text:p>32 439</text:p>
          </table:table-cell>
          <table:table-cell office:value-type="float" office:value="33419" table:style-name="ce2">
            <text:p>33 4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lovinsko Slovinsko</text:p>
          </table:table-cell>
          <table:table-cell office:value-type="string" table:style-name="ce1">
            <text:p>-</text:p>
          </table:table-cell>
          <table:table-cell office:value-type="float" office:value="13629" table:style-name="ce2">
            <text:p>13 629</text:p>
          </table:table-cell>
          <table:table-cell office:value-type="float" office:value="18004" table:style-name="ce2">
            <text:p>18 004</text:p>
          </table:table-cell>
          <table:table-cell office:value-type="float" office:value="23853" table:style-name="ce2">
            <text:p>23 853</text:p>
          </table:table-cell>
          <table:table-cell office:value-type="float" office:value="27826" table:style-name="ce2">
            <text:p>27 826</text:p>
          </table:table-cell>
          <table:table-cell office:value-type="float" office:value="31628" table:style-name="ce2">
            <text:p>31 628</text:p>
          </table:table-cell>
          <table:table-cell office:value-type="float" office:value="40779" table:style-name="ce2">
            <text:p>40 779</text:p>
          </table:table-cell>
          <table:table-cell office:value-type="float" office:value="43805" table:style-name="ce2">
            <text:p>43 8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Šalomounovy ostrovy Šalomounovy ostrovy</text:p>
          </table:table-cell>
          <table:table-cell office:value-type="float" office:value="1295" table:style-name="ce2">
            <text:p>1 295</text:p>
          </table:table-cell>
          <table:table-cell office:value-type="float" office:value="1867" table:style-name="ce2">
            <text:p>1 867</text:p>
          </table:table-cell>
          <table:table-cell office:value-type="float" office:value="1539" table:style-name="ce2">
            <text:p>1 539</text:p>
          </table:table-cell>
          <table:table-cell office:value-type="float" office:value="1695" table:style-name="ce2">
            <text:p>1 695</text:p>
          </table:table-cell>
          <table:table-cell office:value-type="float" office:value="2152" table:style-name="ce2">
            <text:p>2 152</text:p>
          </table:table-cell>
          <table:table-cell office:value-type="float" office:value="2463" table:style-name="ce2">
            <text:p>2 463</text:p>
          </table:table-cell>
          <table:table-cell office:value-type="float" office:value="2604" table:style-name="ce2">
            <text:p>2 604</text:p>
          </table:table-cell>
          <table:table-cell office:value-type="float" office:value="2649" table:style-name="ce2">
            <text:p>2 6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málsko Somálsk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6" table:style-name="ce2">
            <text:p>1 086</text:p>
          </table:table-cell>
          <table:table-cell office:value-type="float" office:value="1189" table:style-name="ce2">
            <text:p>1 189</text:p>
          </table:table-cell>
          <table:table-cell office:value-type="float" office:value="1249" table:style-name="ce2">
            <text:p>1 2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ižní Afrika Jižní Afrika</text:p>
          </table:table-cell>
          <table:table-cell office:value-type="float" office:value="6520" table:style-name="ce2">
            <text:p>6 520</text:p>
          </table:table-cell>
          <table:table-cell office:value-type="float" office:value="6961" table:style-name="ce2">
            <text:p>6 961</text:p>
          </table:table-cell>
          <table:table-cell office:value-type="float" office:value="8154" table:style-name="ce2">
            <text:p>8 154</text:p>
          </table:table-cell>
          <table:table-cell office:value-type="float" office:value="10540" table:style-name="ce2">
            <text:p>10 540</text:p>
          </table:table-cell>
          <table:table-cell office:value-type="float" office:value="12772" table:style-name="ce2">
            <text:p>12 772</text:p>
          </table:table-cell>
          <table:table-cell office:value-type="float" office:value="13582" table:style-name="ce2">
            <text:p>13 582</text:p>
          </table:table-cell>
          <table:table-cell office:value-type="float" office:value="13518" table:style-name="ce2">
            <text:p>13 518</text:p>
          </table:table-cell>
          <table:table-cell office:value-type="float" office:value="14624" table:style-name="ce2">
            <text:p>14 6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Španělsko Španělsko</text:p>
          </table:table-cell>
          <table:table-cell office:value-type="float" office:value="13686" table:style-name="ce2">
            <text:p>13 686</text:p>
          </table:table-cell>
          <table:table-cell office:value-type="float" office:value="16289" table:style-name="ce2">
            <text:p>16 289</text:p>
          </table:table-cell>
          <table:table-cell office:value-type="float" office:value="21587" table:style-name="ce2">
            <text:p>21 587</text:p>
          </table:table-cell>
          <table:table-cell office:value-type="float" office:value="27607" table:style-name="ce2">
            <text:p>27 607</text:p>
          </table:table-cell>
          <table:table-cell office:value-type="float" office:value="31682" table:style-name="ce2">
            <text:p>31 682</text:p>
          </table:table-cell>
          <table:table-cell office:value-type="float" office:value="34903" table:style-name="ce2">
            <text:p>34 903</text:p>
          </table:table-cell>
          <table:table-cell office:value-type="float" office:value="38119" table:style-name="ce2">
            <text:p>38 119</text:p>
          </table:table-cell>
          <table:table-cell office:value-type="float" office:value="40592" table:style-name="ce2">
            <text:p>40 5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rí Lanka Srí Lanka</text:p>
          </table:table-cell>
          <table:table-cell office:value-type="float" office:value="2385" table:style-name="ce2">
            <text:p>2 385</text:p>
          </table:table-cell>
          <table:table-cell office:value-type="float" office:value="3325" table:style-name="ce2">
            <text:p>3 325</text:p>
          </table:table-cell>
          <table:table-cell office:value-type="float" office:value="4487" table:style-name="ce2">
            <text:p>4 487</text:p>
          </table:table-cell>
          <table:table-cell office:value-type="float" office:value="5873" table:style-name="ce2">
            <text:p>5 873</text:p>
          </table:table-cell>
          <table:table-cell office:value-type="float" office:value="8483" table:style-name="ce2">
            <text:p>8 483</text:p>
          </table:table-cell>
          <table:table-cell office:value-type="float" office:value="12208" table:style-name="ce2">
            <text:p>12 208</text:p>
          </table:table-cell>
          <table:table-cell office:value-type="float" office:value="13813" table:style-name="ce2">
            <text:p>13 813</text:p>
          </table:table-cell>
          <table:table-cell office:value-type="float" office:value="14707" table:style-name="ce2">
            <text:p>14 7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vatý Kryštof a Nevis Svatý Kryštof a Nevis</text:p>
          </table:table-cell>
          <table:table-cell office:value-type="float" office:value="8938" table:style-name="ce2">
            <text:p>8 938</text:p>
          </table:table-cell>
          <table:table-cell office:value-type="float" office:value="11684" table:style-name="ce2">
            <text:p>11 684</text:p>
          </table:table-cell>
          <table:table-cell office:value-type="float" office:value="15183" table:style-name="ce2">
            <text:p>15 183</text:p>
          </table:table-cell>
          <table:table-cell office:value-type="float" office:value="19378" table:style-name="ce2">
            <text:p>19 378</text:p>
          </table:table-cell>
          <table:table-cell office:value-type="float" office:value="23410" table:style-name="ce2">
            <text:p>23 410</text:p>
          </table:table-cell>
          <table:table-cell office:value-type="float" office:value="26571" table:style-name="ce2">
            <text:p>26 571</text:p>
          </table:table-cell>
          <table:table-cell office:value-type="float" office:value="28163" table:style-name="ce2">
            <text:p>28 163</text:p>
          </table:table-cell>
          <table:table-cell office:value-type="float" office:value="29097" table:style-name="ce2">
            <text:p>29 0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vatá Lucie Svatá Lucie</text:p>
          </table:table-cell>
          <table:table-cell office:value-type="float" office:value="6612" table:style-name="ce2">
            <text:p>6 612</text:p>
          </table:table-cell>
          <table:table-cell office:value-type="float" office:value="7854" table:style-name="ce2">
            <text:p>7 854</text:p>
          </table:table-cell>
          <table:table-cell office:value-type="float" office:value="9094" table:style-name="ce2">
            <text:p>9 094</text:p>
          </table:table-cell>
          <table:table-cell office:value-type="float" office:value="10627" table:style-name="ce2">
            <text:p>10 627</text:p>
          </table:table-cell>
          <table:table-cell office:value-type="float" office:value="12644" table:style-name="ce2">
            <text:p>12 644</text:p>
          </table:table-cell>
          <table:table-cell office:value-type="float" office:value="13816" table:style-name="ce2">
            <text:p>13 816</text:p>
          </table:table-cell>
          <table:table-cell office:value-type="float" office:value="12289" table:style-name="ce2">
            <text:p>12 289</text:p>
          </table:table-cell>
          <table:table-cell office:value-type="float" office:value="14332" table:style-name="ce2">
            <text:p>14 3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vatý Vincenc a Grenadiny Svatý Vincenc a Grenadiny</text:p>
          </table:table-cell>
          <table:table-cell office:value-type="float" office:value="3936" table:style-name="ce2">
            <text:p>3 936</text:p>
          </table:table-cell>
          <table:table-cell office:value-type="float" office:value="5225" table:style-name="ce2">
            <text:p>5 225</text:p>
          </table:table-cell>
          <table:table-cell office:value-type="float" office:value="6487" table:style-name="ce2">
            <text:p>6 487</text:p>
          </table:table-cell>
          <table:table-cell office:value-type="float" office:value="9017" table:style-name="ce2">
            <text:p>9 017</text:p>
          </table:table-cell>
          <table:table-cell office:value-type="float" office:value="10623" table:style-name="ce2">
            <text:p>10 623</text:p>
          </table:table-cell>
          <table:table-cell office:value-type="float" office:value="12425" table:style-name="ce2">
            <text:p>12 425</text:p>
          </table:table-cell>
          <table:table-cell office:value-type="float" office:value="14211" table:style-name="ce2">
            <text:p>14 211</text:p>
          </table:table-cell>
          <table:table-cell office:value-type="float" office:value="15045" table:style-name="ce2">
            <text:p>15 04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údán Súdán</text:p>
          </table:table-cell>
          <table:table-cell office:value-type="float" office:value="1520" table:style-name="ce2">
            <text:p>1 520</text:p>
          </table:table-cell>
          <table:table-cell office:value-type="float" office:value="1989" table:style-name="ce2">
            <text:p>1 989</text:p>
          </table:table-cell>
          <table:table-cell office:value-type="float" office:value="2732" table:style-name="ce2">
            <text:p>2 732</text:p>
          </table:table-cell>
          <table:table-cell office:value-type="float" office:value="3558" table:style-name="ce2">
            <text:p>3 558</text:p>
          </table:table-cell>
          <table:table-cell office:value-type="float" office:value="3954" table:style-name="ce2">
            <text:p>3 954</text:p>
          </table:table-cell>
          <table:table-cell office:value-type="float" office:value="4519" table:style-name="ce2">
            <text:p>4 519</text:p>
          </table:table-cell>
          <table:table-cell office:value-type="float" office:value="4087" table:style-name="ce2">
            <text:p>4 087</text:p>
          </table:table-cell>
          <table:table-cell office:value-type="float" office:value="4066" table:style-name="ce2">
            <text:p>4 0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urinam Surinam</text:p>
          </table:table-cell>
          <table:table-cell office:value-type="float" office:value="6488" table:style-name="ce2">
            <text:p>6 488</text:p>
          </table:table-cell>
          <table:table-cell office:value-type="float" office:value="6920" table:style-name="ce2">
            <text:p>6 920</text:p>
          </table:table-cell>
          <table:table-cell office:value-type="float" office:value="7497" table:style-name="ce2">
            <text:p>7 497</text:p>
          </table:table-cell>
          <table:table-cell office:value-type="float" office:value="10073" table:style-name="ce2">
            <text:p>10 073</text:p>
          </table:table-cell>
          <table:table-cell office:value-type="float" office:value="13129" table:style-name="ce2">
            <text:p>13 129</text:p>
          </table:table-cell>
          <table:table-cell office:value-type="float" office:value="16721" table:style-name="ce2">
            <text:p>16 721</text:p>
          </table:table-cell>
          <table:table-cell office:value-type="float" office:value="16169" table:style-name="ce2">
            <text:p>16 169</text:p>
          </table:table-cell>
          <table:table-cell office:value-type="float" office:value="16223" table:style-name="ce2">
            <text:p>16 22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Švédsko Švédsko</text:p>
          </table:table-cell>
          <table:table-cell office:value-type="float" office:value="20426" table:style-name="ce2">
            <text:p>20 426</text:p>
          </table:table-cell>
          <table:table-cell office:value-type="float" office:value="23108" table:style-name="ce2">
            <text:p>23 108</text:p>
          </table:table-cell>
          <table:table-cell office:value-type="float" office:value="29622" table:style-name="ce2">
            <text:p>29 622</text:p>
          </table:table-cell>
          <table:table-cell office:value-type="float" office:value="34244" table:style-name="ce2">
            <text:p>34 244</text:p>
          </table:table-cell>
          <table:table-cell office:value-type="float" office:value="42223" table:style-name="ce2">
            <text:p>42 223</text:p>
          </table:table-cell>
          <table:table-cell office:value-type="float" office:value="49103" table:style-name="ce2">
            <text:p>49 103</text:p>
          </table:table-cell>
          <table:table-cell office:value-type="float" office:value="55564" table:style-name="ce2">
            <text:p>55 564</text:p>
          </table:table-cell>
          <table:table-cell office:value-type="float" office:value="59223" table:style-name="ce2">
            <text:p>59 22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Švýcarsko Švýcarsko</text:p>
          </table:table-cell>
          <table:table-cell office:value-type="float" office:value="28487" table:style-name="ce2">
            <text:p>28 487</text:p>
          </table:table-cell>
          <table:table-cell office:value-type="float" office:value="30870" table:style-name="ce2">
            <text:p>30 870</text:p>
          </table:table-cell>
          <table:table-cell office:value-type="float" office:value="36778" table:style-name="ce2">
            <text:p>36 778</text:p>
          </table:table-cell>
          <table:table-cell office:value-type="float" office:value="41749" table:style-name="ce2">
            <text:p>41 749</text:p>
          </table:table-cell>
          <table:table-cell office:value-type="float" office:value="54858" table:style-name="ce2">
            <text:p>54 858</text:p>
          </table:table-cell>
          <table:table-cell office:value-type="float" office:value="66020" table:style-name="ce2">
            <text:p>66 020</text:p>
          </table:table-cell>
          <table:table-cell office:value-type="float" office:value="71984" table:style-name="ce2">
            <text:p>71 984</text:p>
          </table:table-cell>
          <table:table-cell office:value-type="float" office:value="77121" table:style-name="ce2">
            <text:p>77 1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ádžikistán Tádžikistán</text:p>
          </table:table-cell>
          <table:table-cell office:value-type="float" office:value="2573" table:style-name="ce2">
            <text:p>2 573</text:p>
          </table:table-cell>
          <table:table-cell office:value-type="float" office:value="1011" table:style-name="ce2">
            <text:p>1 011</text:p>
          </table:table-cell>
          <table:table-cell office:value-type="float" office:value="1038" table:style-name="ce2">
            <text:p>1 038</text:p>
          </table:table-cell>
          <table:table-cell office:value-type="float" office:value="1671" table:style-name="ce2">
            <text:p>1 671</text:p>
          </table:table-cell>
          <table:table-cell office:value-type="float" office:value="2300" table:style-name="ce2">
            <text:p>2 300</text:p>
          </table:table-cell>
          <table:table-cell office:value-type="float" office:value="3125" table:style-name="ce2">
            <text:p>3 125</text:p>
          </table:table-cell>
          <table:table-cell office:value-type="float" office:value="3852" table:style-name="ce2">
            <text:p>3 852</text:p>
          </table:table-cell>
          <table:table-cell office:value-type="float" office:value="4288" table:style-name="ce2">
            <text:p>4 2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anzanie Tanzanie</text:p>
          </table:table-cell>
          <table:table-cell office:value-type="float" office:value="922" table:style-name="ce1">
            <text:p>922</text:p>
          </table:table-cell>
          <table:table-cell office:value-type="float" office:value="976" table:style-name="ce1">
            <text:p>976</text:p>
          </table:table-cell>
          <table:table-cell office:value-type="float" office:value="1157" table:style-name="ce2">
            <text:p>1 157</text:p>
          </table:table-cell>
          <table:table-cell office:value-type="float" office:value="1587" table:style-name="ce2">
            <text:p>1 587</text:p>
          </table:table-cell>
          <table:table-cell office:value-type="float" office:value="2053" table:style-name="ce2">
            <text:p>2 053</text:p>
          </table:table-cell>
          <table:table-cell office:value-type="float" office:value="2301" table:style-name="ce2">
            <text:p>2 301</text:p>
          </table:table-cell>
          <table:table-cell office:value-type="float" office:value="2691" table:style-name="ce2">
            <text:p>2 691</text:p>
          </table:table-cell>
          <table:table-cell office:value-type="float" office:value="2836" table:style-name="ce2">
            <text:p>2 8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ajsko Thajsko</text:p>
          </table:table-cell>
          <table:table-cell office:value-type="float" office:value="4411" table:style-name="ce2">
            <text:p>4 411</text:p>
          </table:table-cell>
          <table:table-cell office:value-type="float" office:value="6862" table:style-name="ce2">
            <text:p>6 862</text:p>
          </table:table-cell>
          <table:table-cell office:value-type="float" office:value="7281" table:style-name="ce2">
            <text:p>7 281</text:p>
          </table:table-cell>
          <table:table-cell office:value-type="float" office:value="10198" table:style-name="ce2">
            <text:p>10 198</text:p>
          </table:table-cell>
          <table:table-cell office:value-type="float" office:value="12989" table:style-name="ce2">
            <text:p>12 989</text:p>
          </table:table-cell>
          <table:table-cell office:value-type="float" office:value="15467" table:style-name="ce2">
            <text:p>15 467</text:p>
          </table:table-cell>
          <table:table-cell office:value-type="float" office:value="17771" table:style-name="ce2">
            <text:p>17 771</text:p>
          </table:table-cell>
          <table:table-cell office:value-type="float" office:value="18761" table:style-name="ce2">
            <text:p>18 7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ýchodní Timor Východní Timo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58" table:style-name="ce2">
            <text:p>1 258</text:p>
          </table:table-cell>
          <table:table-cell office:value-type="float" office:value="1404" table:style-name="ce2">
            <text:p>1 404</text:p>
          </table:table-cell>
          <table:table-cell office:value-type="float" office:value="1948" table:style-name="ce2">
            <text:p>1 948</text:p>
          </table:table-cell>
          <table:table-cell office:value-type="float" office:value="2890" table:style-name="ce2">
            <text:p>2 890</text:p>
          </table:table-cell>
          <table:table-cell office:value-type="float" office:value="5122" table:style-name="ce2">
            <text:p>5 122</text:p>
          </table:table-cell>
          <table:table-cell office:value-type="float" office:value="5529" table:style-name="ce2">
            <text:p>5 5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go Togo</text:p>
          </table:table-cell>
          <table:table-cell office:value-type="float" office:value="1090" table:style-name="ce2">
            <text:p>1 090</text:p>
          </table:table-cell>
          <table:table-cell office:value-type="float" office:value="1118" table:style-name="ce2">
            <text:p>1 118</text:p>
          </table:table-cell>
          <table:table-cell office:value-type="float" office:value="1284" table:style-name="ce2">
            <text:p>1 284</text:p>
          </table:table-cell>
          <table:table-cell office:value-type="float" office:value="1331" table:style-name="ce2">
            <text:p>1 331</text:p>
          </table:table-cell>
          <table:table-cell office:value-type="float" office:value="1503" table:style-name="ce2">
            <text:p>1 503</text:p>
          </table:table-cell>
          <table:table-cell office:value-type="float" office:value="1841" table:style-name="ce2">
            <text:p>1 841</text:p>
          </table:table-cell>
          <table:table-cell office:value-type="float" office:value="2180" table:style-name="ce2">
            <text:p>2 180</text:p>
          </table:table-cell>
          <table:table-cell office:value-type="float" office:value="2334" table:style-name="ce2">
            <text:p>2 3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nga Tonga</text:p>
          </table:table-cell>
          <table:table-cell office:value-type="float" office:value="2141" table:style-name="ce2">
            <text:p>2 141</text:p>
          </table:table-cell>
          <table:table-cell office:value-type="float" office:value="2976" table:style-name="ce2">
            <text:p>2 976</text:p>
          </table:table-cell>
          <table:table-cell office:value-type="float" office:value="3480" table:style-name="ce2">
            <text:p>3 480</text:p>
          </table:table-cell>
          <table:table-cell office:value-type="float" office:value="4121" table:style-name="ce2">
            <text:p>4 121</text:p>
          </table:table-cell>
          <table:table-cell office:value-type="float" office:value="4465" table:style-name="ce2">
            <text:p>4 465</text:p>
          </table:table-cell>
          <table:table-cell office:value-type="float" office:value="5484" table:style-name="ce2">
            <text:p>5 484</text:p>
          </table:table-cell>
          <table:table-cell office:value-type="float" office:value="6705" table:style-name="ce2">
            <text:p>6 705</text:p>
          </table:table-cell>
          <table:table-cell office:value-type="float" office:value="6749" table:style-name="ce2">
            <text:p>6 7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rinidad a Tobago Trinidad a Tobago</text:p>
          </table:table-cell>
          <table:table-cell office:value-type="float" office:value="6799" table:style-name="ce2">
            <text:p>6 799</text:p>
          </table:table-cell>
          <table:table-cell office:value-type="float" office:value="9010" table:style-name="ce2">
            <text:p>9 010</text:p>
          </table:table-cell>
          <table:table-cell office:value-type="float" office:value="13821" table:style-name="ce2">
            <text:p>13 821</text:p>
          </table:table-cell>
          <table:table-cell office:value-type="float" office:value="22251" table:style-name="ce2">
            <text:p>22 251</text:p>
          </table:table-cell>
          <table:table-cell office:value-type="float" office:value="28754" table:style-name="ce2">
            <text:p>28 754</text:p>
          </table:table-cell>
          <table:table-cell office:value-type="float" office:value="27661" table:style-name="ce2">
            <text:p>27 661</text:p>
          </table:table-cell>
          <table:table-cell office:value-type="float" office:value="24672" table:style-name="ce2">
            <text:p>24 672</text:p>
          </table:table-cell>
          <table:table-cell office:value-type="float" office:value="25308" table:style-name="ce2">
            <text:p>25 3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unisko Tunisko</text:p>
          </table:table-cell>
          <table:table-cell office:value-type="float" office:value="3728" table:style-name="ce2">
            <text:p>3 728</text:p>
          </table:table-cell>
          <table:table-cell office:value-type="float" office:value="4619" table:style-name="ce2">
            <text:p>4 619</text:p>
          </table:table-cell>
          <table:table-cell office:value-type="float" office:value="6197" table:style-name="ce2">
            <text:p>6 197</text:p>
          </table:table-cell>
          <table:table-cell office:value-type="float" office:value="8012" table:style-name="ce2">
            <text:p>8 012</text:p>
          </table:table-cell>
          <table:table-cell office:value-type="float" office:value="10429" table:style-name="ce2">
            <text:p>10 429</text:p>
          </table:table-cell>
          <table:table-cell office:value-type="float" office:value="10471" table:style-name="ce2">
            <text:p>10 471</text:p>
          </table:table-cell>
          <table:table-cell office:value-type="float" office:value="10572" table:style-name="ce2">
            <text:p>10 572</text:p>
          </table:table-cell>
          <table:table-cell office:value-type="float" office:value="11282" table:style-name="ce2">
            <text:p>11 2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urecko Turecko</text:p>
          </table:table-cell>
          <table:table-cell office:value-type="float" office:value="8468" table:style-name="ce2">
            <text:p>8 468</text:p>
          </table:table-cell>
          <table:table-cell office:value-type="float" office:value="10257" table:style-name="ce2">
            <text:p>10 257</text:p>
          </table:table-cell>
          <table:table-cell office:value-type="float" office:value="9499" table:style-name="ce2">
            <text:p>9 499</text:p>
          </table:table-cell>
          <table:table-cell office:value-type="float" office:value="11864" table:style-name="ce2">
            <text:p>11 864</text:p>
          </table:table-cell>
          <table:table-cell office:value-type="float" office:value="17334" table:style-name="ce2">
            <text:p>17 334</text:p>
          </table:table-cell>
          <table:table-cell office:value-type="float" office:value="25392" table:style-name="ce2">
            <text:p>25 392</text:p>
          </table:table-cell>
          <table:table-cell office:value-type="float" office:value="27722" table:style-name="ce2">
            <text:p>27 722</text:p>
          </table:table-cell>
          <table:table-cell office:value-type="float" office:value="30444" table:style-name="ce2">
            <text:p>30 4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urkmenistán Turkmenistán</text:p>
          </table:table-cell>
          <table:table-cell office:value-type="float" office:value="5378" table:style-name="ce2">
            <text:p>5 378</text:p>
          </table:table-cell>
          <table:table-cell office:value-type="float" office:value="3376" table:style-name="ce2">
            <text:p>3 376</text:p>
          </table:table-cell>
          <table:table-cell office:value-type="float" office:value="4221" table:style-name="ce2">
            <text:p>4 221</text:p>
          </table:table-cell>
          <table:table-cell office:value-type="float" office:value="5676" table:style-name="ce2">
            <text:p>5 676</text:p>
          </table:table-cell>
          <table:table-cell office:value-type="float" office:value="9475" table:style-name="ce2">
            <text:p>9 475</text:p>
          </table:table-cell>
          <table:table-cell office:value-type="float" office:value="13213" table:style-name="ce2">
            <text:p>13 2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uvalu Tuvalu</text:p>
          </table:table-cell>
          <table:table-cell office:value-type="float" office:value="1596" table:style-name="ce2">
            <text:p>1 596</text:p>
          </table:table-cell>
          <table:table-cell office:value-type="float" office:value="2005" table:style-name="ce2">
            <text:p>2 005</text:p>
          </table:table-cell>
          <table:table-cell office:value-type="float" office:value="2523" table:style-name="ce2">
            <text:p>2 523</text:p>
          </table:table-cell>
          <table:table-cell office:value-type="float" office:value="2686" table:style-name="ce2">
            <text:p>2 686</text:p>
          </table:table-cell>
          <table:table-cell office:value-type="float" office:value="2976" table:style-name="ce2">
            <text:p>2 976</text:p>
          </table:table-cell>
          <table:table-cell office:value-type="float" office:value="3785" table:style-name="ce2">
            <text:p>3 785</text:p>
          </table:table-cell>
          <table:table-cell office:value-type="float" office:value="5105" table:style-name="ce2">
            <text:p>5 105</text:p>
          </table:table-cell>
          <table:table-cell office:value-type="float" office:value="5410" table:style-name="ce2">
            <text:p>5 4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ganda Uganda</text:p>
          </table:table-cell>
          <table:table-cell office:value-type="float" office:value="665" table:style-name="ce1">
            <text:p>665</text:p>
          </table:table-cell>
          <table:table-cell office:value-type="float" office:value="896" table:style-name="ce1">
            <text:p>896</text:p>
          </table:table-cell>
          <table:table-cell office:value-type="float" office:value="1123" table:style-name="ce2">
            <text:p>1 123</text:p>
          </table:table-cell>
          <table:table-cell office:value-type="float" office:value="1497" table:style-name="ce2">
            <text:p>1 497</text:p>
          </table:table-cell>
          <table:table-cell office:value-type="float" office:value="2094" table:style-name="ce2">
            <text:p>2 094</text:p>
          </table:table-cell>
          <table:table-cell office:value-type="float" office:value="2171" table:style-name="ce2">
            <text:p>2 171</text:p>
          </table:table-cell>
          <table:table-cell office:value-type="float" office:value="2363" table:style-name="ce2">
            <text:p>2 363</text:p>
          </table:table-cell>
          <table:table-cell office:value-type="float" office:value="2468" table:style-name="ce2">
            <text:p>2 46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krajina Ukrajina</text:p>
          </table:table-cell>
          <table:table-cell office:value-type="float" office:value="7614" table:style-name="ce2">
            <text:p>7 614</text:p>
          </table:table-cell>
          <table:table-cell office:value-type="float" office:value="4136" table:style-name="ce2">
            <text:p>4 136</text:p>
          </table:table-cell>
          <table:table-cell office:value-type="float" office:value="4260" table:style-name="ce2">
            <text:p>4 260</text:p>
          </table:table-cell>
          <table:table-cell office:value-type="float" office:value="7214" table:style-name="ce2">
            <text:p>7 214</text:p>
          </table:table-cell>
          <table:table-cell office:value-type="float" office:value="8560" table:style-name="ce2">
            <text:p>8 560</text:p>
          </table:table-cell>
          <table:table-cell office:value-type="float" office:value="10164" table:style-name="ce2">
            <text:p>10 164</text:p>
          </table:table-cell>
          <table:table-cell office:value-type="float" office:value="13087" table:style-name="ce2">
            <text:p>13 087</text:p>
          </table:table-cell>
          <table:table-cell office:value-type="float" office:value="14220" table:style-name="ce2">
            <text:p>14 2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pojené arabské emiráty Spojené arabské emiráty</text:p>
          </table:table-cell>
          <table:table-cell office:value-type="float" office:value="83843" table:style-name="ce2">
            <text:p>83 843</text:p>
          </table:table-cell>
          <table:table-cell office:value-type="float" office:value="88932" table:style-name="ce2">
            <text:p>88 932</text:p>
          </table:table-cell>
          <table:table-cell office:value-type="float" office:value="94016" table:style-name="ce2">
            <text:p>94 016</text:p>
          </table:table-cell>
          <table:table-cell office:value-type="float" office:value="104732" table:style-name="ce2">
            <text:p>104 732</text:p>
          </table:table-cell>
          <table:table-cell office:value-type="float" office:value="65412" table:style-name="ce2">
            <text:p>65 412</text:p>
          </table:table-cell>
          <table:table-cell office:value-type="float" office:value="69706" table:style-name="ce2">
            <text:p>69 706</text:p>
          </table:table-cell>
          <table:table-cell office:value-type="float" office:value="71374" table:style-name="ce2">
            <text:p>71 374</text:p>
          </table:table-cell>
          <table:table-cell office:value-type="float" office:value="76609" table:style-name="ce2">
            <text:p>76 6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pojené království Spojené království</text:p>
          </table:table-cell>
          <table:table-cell office:value-type="float" office:value="17117" table:style-name="ce2">
            <text:p>17 117</text:p>
          </table:table-cell>
          <table:table-cell office:value-type="float" office:value="20630" table:style-name="ce2">
            <text:p>20 630</text:p>
          </table:table-cell>
          <table:table-cell office:value-type="float" office:value="26476" table:style-name="ce2">
            <text:p>26 476</text:p>
          </table:table-cell>
          <table:table-cell office:value-type="float" office:value="32747" table:style-name="ce2">
            <text:p>32 747</text:p>
          </table:table-cell>
          <table:table-cell office:value-type="float" office:value="36576" table:style-name="ce2">
            <text:p>36 576</text:p>
          </table:table-cell>
          <table:table-cell office:value-type="float" office:value="42913" table:style-name="ce2">
            <text:p>42 913</text:p>
          </table:table-cell>
          <table:table-cell office:value-type="float" office:value="46755" table:style-name="ce2">
            <text:p>46 755</text:p>
          </table:table-cell>
          <table:table-cell office:value-type="float" office:value="50810" table:style-name="ce2">
            <text:p>50 8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pojené státy americké Spojené státy americké</text:p>
          </table:table-cell>
          <table:table-cell office:value-type="float" office:value="23889" table:style-name="ce2">
            <text:p>23 889</text:p>
          </table:table-cell>
          <table:table-cell office:value-type="float" office:value="28691" table:style-name="ce2">
            <text:p>28 691</text:p>
          </table:table-cell>
          <table:table-cell office:value-type="float" office:value="36330" table:style-name="ce2">
            <text:p>36 330</text:p>
          </table:table-cell>
          <table:table-cell office:value-type="float" office:value="44123" table:style-name="ce2">
            <text:p>44 123</text:p>
          </table:table-cell>
          <table:table-cell office:value-type="float" office:value="48651" table:style-name="ce2">
            <text:p>48 651</text:p>
          </table:table-cell>
          <table:table-cell office:value-type="float" office:value="56763" table:style-name="ce2">
            <text:p>56 763</text:p>
          </table:table-cell>
          <table:table-cell office:value-type="float" office:value="63028" table:style-name="ce2">
            <text:p>63 028</text:p>
          </table:table-cell>
          <table:table-cell office:value-type="float" office:value="69288" table:style-name="ce2">
            <text:p>69 2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ruguay Uruguay</text:p>
          </table:table-cell>
          <table:table-cell office:value-type="float" office:value="6368" table:style-name="ce2">
            <text:p>6 368</text:p>
          </table:table-cell>
          <table:table-cell office:value-type="float" office:value="8470" table:style-name="ce2">
            <text:p>8 470</text:p>
          </table:table-cell>
          <table:table-cell office:value-type="float" office:value="10329" table:style-name="ce2">
            <text:p>10 329</text:p>
          </table:table-cell>
          <table:table-cell office:value-type="float" office:value="11600" table:style-name="ce2">
            <text:p>11 600</text:p>
          </table:table-cell>
          <table:table-cell office:value-type="float" office:value="16852" table:style-name="ce2">
            <text:p>16 852</text:p>
          </table:table-cell>
          <table:table-cell office:value-type="float" office:value="20272" table:style-name="ce2">
            <text:p>20 272</text:p>
          </table:table-cell>
          <table:table-cell office:value-type="float" office:value="23024" table:style-name="ce2">
            <text:p>23 024</text:p>
          </table:table-cell>
          <table:table-cell office:value-type="float" office:value="25049" table:style-name="ce2">
            <text:p>25 0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zbekistán Uzbekistán</text:p>
          </table:table-cell>
          <table:table-cell office:value-type="float" office:value="2659" table:style-name="ce2">
            <text:p>2 659</text:p>
          </table:table-cell>
          <table:table-cell office:value-type="float" office:value="2191" table:style-name="ce2">
            <text:p>2 191</text:p>
          </table:table-cell>
          <table:table-cell office:value-type="float" office:value="2659" table:style-name="ce2">
            <text:p>2 659</text:p>
          </table:table-cell>
          <table:table-cell office:value-type="float" office:value="3644" table:style-name="ce2">
            <text:p>3 644</text:p>
          </table:table-cell>
          <table:table-cell office:value-type="float" office:value="5470" table:style-name="ce2">
            <text:p>5 470</text:p>
          </table:table-cell>
          <table:table-cell office:value-type="float" office:value="6680" table:style-name="ce2">
            <text:p>6 680</text:p>
          </table:table-cell>
          <table:table-cell office:value-type="float" office:value="7746" table:style-name="ce2">
            <text:p>7 746</text:p>
          </table:table-cell>
          <table:table-cell office:value-type="float" office:value="8497" table:style-name="ce2">
            <text:p>8 4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nuatu Vanuatu</text:p>
          </table:table-cell>
          <table:table-cell office:value-type="float" office:value="1638" table:style-name="ce2">
            <text:p>1 638</text:p>
          </table:table-cell>
          <table:table-cell office:value-type="float" office:value="1921" table:style-name="ce2">
            <text:p>1 921</text:p>
          </table:table-cell>
          <table:table-cell office:value-type="float" office:value="2139" table:style-name="ce2">
            <text:p>2 139</text:p>
          </table:table-cell>
          <table:table-cell office:value-type="float" office:value="2215" table:style-name="ce2">
            <text:p>2 215</text:p>
          </table:table-cell>
          <table:table-cell office:value-type="float" office:value="2653" table:style-name="ce2">
            <text:p>2 653</text:p>
          </table:table-cell>
          <table:table-cell office:value-type="float" office:value="2778" table:style-name="ce2">
            <text:p>2 778</text:p>
          </table:table-cell>
          <table:table-cell office:value-type="float" office:value="2992" table:style-name="ce2">
            <text:p>2 992</text:p>
          </table:table-cell>
          <table:table-cell office:value-type="float" office:value="3057" table:style-name="ce2">
            <text:p>3 0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nezuela Venezuela</text:p>
          </table:table-cell>
          <table:table-cell office:value-type="float" office:value="9533" table:style-name="ce2">
            <text:p>9 533</text:p>
          </table:table-cell>
          <table:table-cell office:value-type="float" office:value="11388" table:style-name="ce2">
            <text:p>11 388</text:p>
          </table:table-cell>
          <table:table-cell office:value-type="float" office:value="11623" table:style-name="ce2">
            <text:p>11 623</text:p>
          </table:table-cell>
          <table:table-cell office:value-type="float" office:value="13543" table:style-name="ce2">
            <text:p>13 543</text:p>
          </table:table-cell>
          <table:table-cell office:value-type="float" office:value="16582" table:style-name="ce2">
            <text:p>16 5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etnam Vietnam</text:p>
          </table:table-cell>
          <table:table-cell office:value-type="float" office:value="1184" table:style-name="ce2">
            <text:p>1 184</text:p>
          </table:table-cell>
          <table:table-cell office:value-type="float" office:value="1799" table:style-name="ce2">
            <text:p>1 799</text:p>
          </table:table-cell>
          <table:table-cell office:value-type="float" office:value="2553" table:style-name="ce2">
            <text:p>2 553</text:p>
          </table:table-cell>
          <table:table-cell office:value-type="float" office:value="3797" table:style-name="ce2">
            <text:p>3 797</text:p>
          </table:table-cell>
          <table:table-cell office:value-type="float" office:value="5391" table:style-name="ce2">
            <text:p>5 391</text:p>
          </table:table-cell>
          <table:table-cell office:value-type="float" office:value="7596" table:style-name="ce2">
            <text:p>7 596</text:p>
          </table:table-cell>
          <table:table-cell office:value-type="float" office:value="11023" table:style-name="ce2">
            <text:p>11 023</text:p>
          </table:table-cell>
          <table:table-cell office:value-type="float" office:value="11676" table:style-name="ce2">
            <text:p>11 6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vět Svět</text:p>
          </table:table-cell>
          <table:table-cell office:value-type="float" office:value="5552" table:style-name="ce2">
            <text:p>5 552</text:p>
          </table:table-cell>
          <table:table-cell office:value-type="float" office:value="6580" table:style-name="ce2">
            <text:p>6 580</text:p>
          </table:table-cell>
          <table:table-cell office:value-type="float" office:value="8006" table:style-name="ce2">
            <text:p>8 006</text:p>
          </table:table-cell>
          <table:table-cell office:value-type="float" office:value="10150" table:style-name="ce2">
            <text:p>10 150</text:p>
          </table:table-cell>
          <table:table-cell office:value-type="float" office:value="12875" table:style-name="ce2">
            <text:p>12 875</text:p>
          </table:table-cell>
          <table:table-cell office:value-type="float" office:value="15092" table:style-name="ce2">
            <text:p>15 092</text:p>
          </table:table-cell>
          <table:table-cell office:value-type="float" office:value="17149" table:style-name="ce2">
            <text:p>17 149</text:p>
          </table:table-cell>
          <table:table-cell office:value-type="float" office:value="18605" table:style-name="ce2">
            <text:p>18 6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emen Jemen</text:p>
          </table:table-cell>
          <table:table-cell office:value-type="float" office:value="1809" table:style-name="ce2">
            <text:p>1 809</text:p>
          </table:table-cell>
          <table:table-cell office:value-type="float" office:value="2288" table:style-name="ce2">
            <text:p>2 288</text:p>
          </table:table-cell>
          <table:table-cell office:value-type="float" office:value="2763" table:style-name="ce2">
            <text:p>2 763</text:p>
          </table:table-cell>
          <table:table-cell office:value-type="float" office:value="3328" table:style-name="ce2">
            <text:p>3 328</text:p>
          </table:table-cell>
          <table:table-cell office:value-type="float" office:value="3895" table:style-name="ce2">
            <text:p>3 8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ambie Zambie</text:p>
          </table:table-cell>
          <table:table-cell office:value-type="float" office:value="1541" table:style-name="ce2">
            <text:p>1 541</text:p>
          </table:table-cell>
          <table:table-cell office:value-type="float" office:value="1519" table:style-name="ce2">
            <text:p>1 519</text:p>
          </table:table-cell>
          <table:table-cell office:value-type="float" office:value="1730" table:style-name="ce2">
            <text:p>1 730</text:p>
          </table:table-cell>
          <table:table-cell office:value-type="float" office:value="2242" table:style-name="ce2">
            <text:p>2 242</text:p>
          </table:table-cell>
          <table:table-cell office:value-type="float" office:value="3136" table:style-name="ce2">
            <text:p>3 136</text:p>
          </table:table-cell>
          <table:table-cell office:value-type="float" office:value="3353" table:style-name="ce2">
            <text:p>3 353</text:p>
          </table:table-cell>
          <table:table-cell office:value-type="float" office:value="3358" table:style-name="ce2">
            <text:p>3 358</text:p>
          </table:table-cell>
          <table:table-cell office:value-type="float" office:value="3556" table:style-name="ce2">
            <text:p>3 55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mbabwe Zimbabwe</text:p>
          </table:table-cell>
          <table:table-cell office:value-type="float" office:value="1794" table:style-name="ce2">
            <text:p>1 794</text:p>
          </table:table-cell>
          <table:table-cell office:value-type="float" office:value="1978" table:style-name="ce2">
            <text:p>1 978</text:p>
          </table:table-cell>
          <table:table-cell office:value-type="float" office:value="2237" table:style-name="ce2">
            <text:p>2 237</text:p>
          </table:table-cell>
          <table:table-cell office:value-type="float" office:value="1655" table:style-name="ce2">
            <text:p>1 655</text:p>
          </table:table-cell>
          <table:table-cell office:value-type="float" office:value="1804" table:style-name="ce2">
            <text:p>1 804</text:p>
          </table:table-cell>
          <table:table-cell office:value-type="float" office:value="2615" table:style-name="ce2">
            <text:p>2 615</text:p>
          </table:table-cell>
          <table:table-cell office:value-type="float" office:value="2099" table:style-name="ce2">
            <text:p>2 099</text:p>
          </table:table-cell>
          <table:table-cell office:value-type="float" office:value="2324" table:style-name="ce2">
            <text:p>2 324</text:p>
          </table:table-cell>
          <table:table-cell table:number-columns-repeated="16375"/>
        </table:table-row>
        <table:table-row table:number-rows-repeated="1048379" table:style-name="ro1">
          <table:table-cell table:number-columns-repeated="16384"/>
        </table:table-row>
      </table:table>
      <table:database-ranges>
        <table:database-range table:target-range-address="List1.A1:List1.I197" table:name="Tabulk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Vlnas Martin</meta:initial-creator>
    <dc:creator>Vlnas Martin</dc:creator>
    <meta:creation-date>2025-09-04T17:02:31Z</meta:creation-date>
    <dc:date>2025-09-04T17:05:19Z</dc:date>
  </office:meta>
</office:document-meta>
</file>